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5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PNO&quot;;&quot;EP&quot;;&quot;KEY&quot;;&quot;BELL&quot;;&quot;MLT&quot;;&quot;ORG&quot;;&quot;ACD&quot;;&quot;HRM&quot;;&quot;AGT&quot;;&quot;EGT&quot;;&quot;DGT&quot;;&quot;BS&quot;;&quot;SBS&quot;;&quot;STR&quot;;&quot;ORC&quot;;&quot;HIT&quot;;&quot;WND&quot;;&quot;FLT&quot;;&quot;BRS&quot;;&quot;SBR&quot;;&quot;SAX&quot;;&quot;HLD&quot;;&quot;SLD&quot;;&quot;TEK&quot;;&quot;PLS&quot;;&quot;FX&quot;;&quot;SYN&quot;;&quot;BPD&quot;;&quot;SPD&quot;;&quot;VOX&quot;;&quot;PLK&quot;;&quot;ETH&quot;;&quot;FRT&quot;;&quot;PRC&quot;;&quot;SFX&quot;;&quot;BTS&quot;;&quot;DRM&quot;;&quot;CMB&quot;)" table:allow-empty-cell="true" table:display-list="unsorted" table:base-cell-address="patches.L2">
          <table:error-message table:message-type="stop" table:display="true"/>
        </table:content-validation>
      </table:content-validations>
      <table:table table:name="p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Group Type</text:p>
          </table:table-cell>
          <table:table-cell/>
          <table:table-cell office:value-type="string" calcext:value-type="string">
            <text:p>Group Id</text:p>
          </table:table-cell>
          <table:table-cell/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Categoria</text:p>
          </table:table-cell>
          <table:table-cell office:value-type="string" calcext:value-type="string">
            <text:p>CategPai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emple of XP </text:p>
          </table:table-cell>
          <table:table-cell/>
          <table:table-cell table:formula="of:=GRUPO([.B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2</text:p>
          </table:table-cell>
          <table:table-cell table:style-name="ce2" office:value-type="string" calcext:value-type="string">
            <text:p>EcoMixPnoStr</text:p>
          </table:table-cell>
          <table:table-cell/>
          <table:table-cell table:formula="of:=GRUPO([.B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3</text:p>
          </table:table-cell>
          <table:table-cell table:style-name="ce2" office:value-type="string" calcext:value-type="string">
            <text:p>Flanger Piano</text:p>
          </table:table-cell>
          <table:table-cell/>
          <table:table-cell table:formula="of:=GRUPO([.B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4</text:p>
          </table:table-cell>
          <table:table-cell table:style-name="ce2" office:value-type="string" calcext:value-type="string">
            <text:p>Piano:Studio</text:p>
          </table:table-cell>
          <table:table-cell/>
          <table:table-cell table:formula="of:=GRUPO([.B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5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5</text:p>
          </table:table-cell>
          <table:table-cell table:style-name="ce2" office:value-type="string" calcext:value-type="string">
            <text:p>SFX:1967Tape</text:p>
          </table:table-cell>
          <table:table-cell/>
          <table:table-cell table:formula="of:=GRUPO([.B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6</text:p>
          </table:table-cell>
          <table:table-cell table:style-name="ce2" office:value-type="string" calcext:value-type="string">
            <text:p>Echo Classic</text:p>
          </table:table-cell>
          <table:table-cell/>
          <table:table-cell table:formula="of:=GRUPO([.B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7</text:p>
          </table:table-cell>
          <table:table-cell table:style-name="ce2" office:value-type="string" calcext:value-type="string">
            <text:p>ClassPnoStr</text:p>
          </table:table-cell>
          <table:table-cell/>
          <table:table-cell table:formula="of:=GRUPO([.B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8</text:p>
          </table:table-cell>
          <table:table-cell table:style-name="ce2" office:value-type="string" calcext:value-type="string">
            <text:p>SFX: Scratch</text:p>
          </table:table-cell>
          <table:table-cell/>
          <table:table-cell table:formula="of:=GRUPO([.B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09</text:p>
          </table:table-cell>
          <table:table-cell table:style-name="ce2" office:value-type="string" calcext:value-type="string">
            <text:p>PianoViolins</text:p>
          </table:table-cell>
          <table:table-cell/>
          <table:table-cell table:formula="of:=GRUPO([.B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1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0</text:p>
          </table:table-cell>
          <table:table-cell table:style-name="ce2" office:value-type="string" calcext:value-type="string">
            <text:p>MELOTRON STR</text:p>
          </table:table-cell>
          <table:table-cell/>
          <table:table-cell table:formula="of:=GRUPO([.B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1</text:p>
          </table:table-cell>
          <table:table-cell table:style-name="ce2" office:value-type="string" calcext:value-type="string">
            <text:p>Us And Them</text:p>
          </table:table-cell>
          <table:table-cell/>
          <table:table-cell table:formula="of:=GRUPO([.B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2</text:p>
          </table:table-cell>
          <table:table-cell table:style-name="ce2" office:value-type="string" calcext:value-type="string">
            <text:p>Bs/Pno+Brs</text:p>
          </table:table-cell>
          <table:table-cell/>
          <table:table-cell table:formula="of:=GRUPO([.B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3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CMB</text:p>
          </table:table-cell>
          <table:table-cell table:formula="of:=UPPER(CATEGORIAPAI([.L1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Poly Brs <text:s text:c="4"/></text:p>
          </table:table-cell>
          <table:table-cell/>
          <table:table-cell table:formula="of:=GRUPO([.B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4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1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DanceStack 1 </text:p>
          </table:table-cell>
          <table:table-cell/>
          <table:table-cell table:formula="of:=GRUPO([.B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5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303 Ow Bass </text:p>
          </table:table-cell>
          <table:table-cell/>
          <table:table-cell table:formula="of:=GRUPO([.B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6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Flying Waltz </text:p>
          </table:table-cell>
          <table:table-cell/>
          <table:table-cell table:formula="of:=GRUPO([.B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7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Silky Way <text:s text:c="3"/></text:p>
          </table:table-cell>
          <table:table-cell/>
          <table:table-cell table:formula="of:=GRUPO([.B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8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Simply June <text:s/></text:p>
          </table:table-cell>
          <table:table-cell/>
          <table:table-cell table:formula="of:=GRUPO([.B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9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Solo Vln 1 / </text:p>
          </table:table-cell>
          <table:table-cell/>
          <table:table-cell table:formula="of:=GRUPO([.B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0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2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Sax &amp; Rain</text:p>
          </table:table-cell>
          <table:table-cell/>
          <table:table-cell table:formula="of:=GRUPO([.B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1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2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Metal Solo <text:s text:c="2"/></text:p>
          </table:table-cell>
          <table:table-cell/>
          <table:table-cell table:formula="of:=GRUPO([.B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2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Creator <text:s text:c="5"/></text:p>
          </table:table-cell>
          <table:table-cell/>
          <table:table-cell table:formula="of:=GRUPO([.B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3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2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Amsterdamer </text:p>
          </table:table-cell>
          <table:table-cell/>
          <table:table-cell table:formula="of:=GRUPO([.B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4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24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Techno Pizz <text:s/></text:p>
          </table:table-cell>
          <table:table-cell/>
          <table:table-cell table:formula="of:=GRUPO([.B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5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2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Simple Minds</text:p>
          </table:table-cell>
          <table:table-cell/>
          <table:table-cell table:formula="of:=GRUPO([.B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6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26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Dim Hit 1 <text:s text:c="4"/></text:p>
          </table:table-cell>
          <table:table-cell/>
          <table:table-cell table:formula="of:=GRUPO([.B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7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2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Pan Pipes <text:s text:c="3"/></text:p>
          </table:table-cell>
          <table:table-cell/>
          <table:table-cell table:formula="of:=GRUPO([.B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8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2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JP-8 Str 1 <text:s text:c="2"/></text:p>
          </table:table-cell>
          <table:table-cell/>
          <table:table-cell table:formula="of:=GRUPO([.B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29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2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Pretty Bells </text:p>
          </table:table-cell>
          <table:table-cell/>
          <table:table-cell table:formula="of:=GRUPO([.B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0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3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urora <text:s text:c="6"/></text:p>
          </table:table-cell>
          <table:table-cell/>
          <table:table-cell table:formula="of:=GRUPO([.B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1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3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Breathy Humz </text:p>
          </table:table-cell>
          <table:table-cell/>
          <table:table-cell table:formula="of:=GRUPO([.B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2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3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Full Orch.2 <text:s/></text:p>
          </table:table-cell>
          <table:table-cell/>
          <table:table-cell table:formula="of:=GRUPO([.B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3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3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Clean Tele <text:s text:c="2"/></text:p>
          </table:table-cell>
          <table:table-cell/>
          <table:table-cell table:formula="of:=GRUPO([.B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4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3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Dunes <text:s text:c="7"/></text:p>
          </table:table-cell>
          <table:table-cell/>
          <table:table-cell table:formula="of:=GRUPO([.B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5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3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Cyber-Trance </text:p>
          </table:table-cell>
          <table:table-cell/>
          <table:table-cell table:formula="of:=GRUPO([.B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6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RiversOfTime </text:p>
          </table:table-cell>
          <table:table-cell/>
          <table:table-cell table:formula="of:=GRUPO([.B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7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3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F.Hrn Sect5/ </text:p>
          </table:table-cell>
          <table:table-cell/>
          <table:table-cell table:formula="of:=GRUPO([.B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8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DreamVoices2 </text:p>
          </table:table-cell>
          <table:table-cell/>
          <table:table-cell table:formula="of:=GRUPO([.B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39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3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HeavenlyPad </text:p>
          </table:table-cell>
          <table:table-cell/>
          <table:table-cell table:formula="of:=GRUPO([.B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0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op.Sax mf <text:s text:c="3"/></text:p>
          </table:table-cell>
          <table:table-cell/>
          <table:table-cell table:formula="of:=GRUPO([.B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1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4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Sweep Clav 2 </text:p>
          </table:table-cell>
          <table:table-cell/>
          <table:table-cell table:formula="of:=GRUPO([.B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2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4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RUIDO</text:p>
          </table:table-cell>
          <table:table-cell/>
          <table:table-cell table:formula="of:=GRUPO([.B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3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Solo Vc 1 / <text:s/></text:p>
          </table:table-cell>
          <table:table-cell/>
          <table:table-cell table:formula="of:=GRUPO([.B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4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RichStrings2 </text:p>
          </table:table-cell>
          <table:table-cell/>
          <table:table-cell table:formula="of:=GRUPO([.B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5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Techno Dream </text:p>
          </table:table-cell>
          <table:table-cell/>
          <table:table-cell table:formula="of:=GRUPO([.B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6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4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StateXLChord </text:p>
          </table:table-cell>
          <table:table-cell/>
          <table:table-cell table:formula="of:=GRUPO([.B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7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4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Delicate EP <text:s/></text:p>
          </table:table-cell>
          <table:table-cell/>
          <table:table-cell table:formula="of:=GRUPO([.B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8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4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Bassic Needs </text:p>
          </table:table-cell>
          <table:table-cell/>
          <table:table-cell table:formula="of:=GRUPO([.B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49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4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Organ anos7</text:p>
          </table:table-cell>
          <table:table-cell/>
          <table:table-cell table:formula="of:=GRUPO([.B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0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5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quareLead 2 </text:p>
          </table:table-cell>
          <table:table-cell/>
          <table:table-cell table:formula="of:=GRUPO([.B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1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5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arth Blow <text:s text:c="3"/></text:p>
          </table:table-cell>
          <table:table-cell/>
          <table:table-cell table:formula="of:=GRUPO([.B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2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5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BassMarimba1 </text:p>
          </table:table-cell>
          <table:table-cell/>
          <table:table-cell table:formula="of:=GRUPO([.B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3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5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Morning Lite </text:p>
          </table:table-cell>
          <table:table-cell/>
          <table:table-cell table:formula="of:=GRUPO([.B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4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Fooled Again</text:p>
          </table:table-cell>
          <table:table-cell/>
          <table:table-cell table:formula="of:=GRUPO([.B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5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Brass ff 1 <text:s text:c="2"/></text:p>
          </table:table-cell>
          <table:table-cell/>
          <table:table-cell table:formula="of:=GRUPO([.B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6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5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Acc.de Paris </text:p>
          </table:table-cell>
          <table:table-cell/>
          <table:table-cell table:formula="of:=GRUPO([.B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7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5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Oboe 1 <text:s text:c="6"/></text:p>
          </table:table-cell>
          <table:table-cell/>
          <table:table-cell table:formula="of:=GRUPO([.B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8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5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Velo Power <text:s text:c="2"/></text:p>
          </table:table-cell>
          <table:table-cell/>
          <table:table-cell table:formula="of:=GRUPO([.B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59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5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Vintage Call </text:p>
          </table:table-cell>
          <table:table-cell/>
          <table:table-cell table:formula="of:=GRUPO([.B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0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6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Steel Away <text:s text:c="2"/></text:p>
          </table:table-cell>
          <table:table-cell/>
          <table:table-cell table:formula="of:=GRUPO([.B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1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6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Spectrum Mod </text:p>
          </table:table-cell>
          <table:table-cell/>
          <table:table-cell table:formula="of:=GRUPO([.B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2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Raverborg <text:s text:c="3"/></text:p>
          </table:table-cell>
          <table:table-cell/>
          <table:table-cell table:formula="of:=GRUPO([.B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3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6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Poly Saws <text:s text:c="4"/></text:p>
          </table:table-cell>
          <table:table-cell/>
          <table:table-cell table:formula="of:=GRUPO([.B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4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6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drenaline <text:s text:c="2"/></text:p>
          </table:table-cell>
          <table:table-cell/>
          <table:table-cell table:formula="of:=GRUPO([.B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5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6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Heirborne <text:s text:c="4"/></text:p>
          </table:table-cell>
          <table:table-cell/>
          <table:table-cell table:formula="of:=GRUPO([.B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6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6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Trumpet <text:s text:c="6"/></text:p>
          </table:table-cell>
          <table:table-cell/>
          <table:table-cell table:formula="of:=GRUPO([.B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7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Glistening <text:s text:c="3"/></text:p>
          </table:table-cell>
          <table:table-cell/>
          <table:table-cell table:formula="of:=GRUPO([.B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8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Banded Jupe </text:p>
          </table:table-cell>
          <table:table-cell/>
          <table:table-cell table:formula="of:=GRUPO([.B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69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Singing’Mini <text:s/></text:p>
          </table:table-cell>
          <table:table-cell/>
          <table:table-cell table:formula="of:=GRUPO([.B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0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7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Chamber Ens2 </text:p>
          </table:table-cell>
          <table:table-cell/>
          <table:table-cell table:formula="of:=GRUPO([.B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1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7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DanceStack 5 </text:p>
          </table:table-cell>
          <table:table-cell/>
          <table:table-cell table:formula="of:=GRUPO([.B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2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SA Rhodes 4 </text:p>
          </table:table-cell>
          <table:table-cell/>
          <table:table-cell table:formula="of:=GRUPO([.B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3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7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Breathy Brs <text:s text:c="2"/></text:p>
          </table:table-cell>
          <table:table-cell/>
          <table:table-cell table:formula="of:=GRUPO([.B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4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7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tmos Harp <text:s text:c="2"/></text:p>
          </table:table-cell>
          <table:table-cell/>
          <table:table-cell table:formula="of:=GRUPO([.B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5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75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303 Bass <text:s text:c="4"/></text:p>
          </table:table-cell>
          <table:table-cell/>
          <table:table-cell table:formula="of:=GRUPO([.B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6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Flute <text:s text:c="8"/></text:p>
          </table:table-cell>
          <table:table-cell/>
          <table:table-cell table:formula="of:=GRUPO([.B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7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7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Perc Hit 2 / <text:s/></text:p>
          </table:table-cell>
          <table:table-cell/>
          <table:table-cell table:formula="of:=GRUPO([.B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8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7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Oldies Organ </text:p>
          </table:table-cell>
          <table:table-cell/>
          <table:table-cell table:formula="of:=GRUPO([.B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79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7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Dulcimer <text:s text:c="5"/></text:p>
          </table:table-cell>
          <table:table-cell/>
          <table:table-cell table:formula="of:=GRUPO([.B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0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80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Warmer Pad 2 </text:p>
          </table:table-cell>
          <table:table-cell/>
          <table:table-cell table:formula="of:=GRUPO([.B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1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8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ARPsychea <text:s text:c="3"/></text:p>
          </table:table-cell>
          <table:table-cell/>
          <table:table-cell table:formula="of:=GRUPO([.B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2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8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Choir 1 <text:s text:c="6"/></text:p>
          </table:table-cell>
          <table:table-cell/>
          <table:table-cell table:formula="of:=GRUPO([.B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3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8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Agitato Str2 </text:p>
          </table:table-cell>
          <table:table-cell/>
          <table:table-cell table:formula="of:=GRUPO([.B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4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Pure Tibet <text:s text:c="3"/></text:p>
          </table:table-cell>
          <table:table-cell/>
          <table:table-cell table:formula="of:=GRUPO([.B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5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Flugelhorn 1 </text:p>
          </table:table-cell>
          <table:table-cell/>
          <table:table-cell table:formula="of:=GRUPO([.B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6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8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D-50 Stack <text:s text:c="3"/></text:p>
          </table:table-cell>
          <table:table-cell/>
          <table:table-cell table:formula="of:=GRUPO([.B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7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8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Noiz Mania <text:s text:c="2"/></text:p>
          </table:table-cell>
          <table:table-cell/>
          <table:table-cell table:formula="of:=GRUPO([.B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8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8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Slap Bass 2 <text:s/></text:p>
          </table:table-cell>
          <table:table-cell/>
          <table:table-cell table:formula="of:=GRUPO([.B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89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8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Amazing Echo </text:p>
          </table:table-cell>
          <table:table-cell/>
          <table:table-cell table:formula="of:=GRUPO([.B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0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9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Moving Glass </text:p>
          </table:table-cell>
          <table:table-cell/>
          <table:table-cell table:formula="of:=GRUPO([.B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1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9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BluesHarp <text:s text:c="4"/></text:p>
          </table:table-cell>
          <table:table-cell/>
          <table:table-cell table:formula="of:=GRUPO([.B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2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RM</text:p>
          </table:table-cell>
          <table:table-cell table:formula="of:=UPPER(CATEGORIAPAI([.L9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Tria Bells <text:s text:c="3"/></text:p>
          </table:table-cell>
          <table:table-cell/>
          <table:table-cell table:formula="of:=GRUPO([.B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3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9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DirtyOrgan 2 </text:p>
          </table:table-cell>
          <table:table-cell/>
          <table:table-cell table:formula="of:=GRUPO([.B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4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9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Dawn 2 Dusk </text:p>
          </table:table-cell>
          <table:table-cell/>
          <table:table-cell table:formula="of:=GRUPO([.B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5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9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Just Lovely <text:s/></text:p>
          </table:table-cell>
          <table:table-cell/>
          <table:table-cell table:formula="of:=GRUPO([.B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6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9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SquareKeys 2 </text:p>
          </table:table-cell>
          <table:table-cell/>
          <table:table-cell table:formula="of:=GRUPO([.B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7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9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Natural Vlns </text:p>
          </table:table-cell>
          <table:table-cell/>
          <table:table-cell table:formula="of:=GRUPO([.B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8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Arasian Morn </text:p>
          </table:table-cell>
          <table:table-cell/>
          <table:table-cell table:formula="of:=GRUPO([.B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99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9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Euro-Dance 2 </text:p>
          </table:table-cell>
          <table:table-cell/>
          <table:table-cell table:formula="of:=GRUPO([.B1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0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0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th Pad <text:s text:c="6"/></text:p>
          </table:table-cell>
          <table:table-cell/>
          <table:table-cell table:formula="of:=GRUPO([.B1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1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0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quid Sky <text:s text:c="3"/></text:p>
          </table:table-cell>
          <table:table-cell/>
          <table:table-cell table:formula="of:=GRUPO([.B1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2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0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Sci-Fi Bells </text:p>
          </table:table-cell>
          <table:table-cell/>
          <table:table-cell table:formula="of:=GRUPO([.B1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3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Nomad Perc <text:s text:c="3"/></text:p>
          </table:table-cell>
          <table:table-cell/>
          <table:table-cell table:formula="of:=GRUPO([.B1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4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0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Orn.Recorder </text:p>
          </table:table-cell>
          <table:table-cell/>
          <table:table-cell table:formula="of:=GRUPO([.B1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5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FXM Saw Lead </text:p>
          </table:table-cell>
          <table:table-cell/>
          <table:table-cell table:formula="of:=GRUPO([.B1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6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0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tlantis 2 <text:s text:c="2"/></text:p>
          </table:table-cell>
          <table:table-cell/>
          <table:table-cell table:formula="of:=GRUPO([.B1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7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0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aj Mahal <text:s text:c="3"/></text:p>
          </table:table-cell>
          <table:table-cell/>
          <table:table-cell table:formula="of:=GRUPO([.B1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8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TH</text:p>
          </table:table-cell>
          <table:table-cell table:formula="of:=UPPER(CATEGORIAPAI([.L108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X-hale <text:s text:c="7"/></text:p>
          </table:table-cell>
          <table:table-cell/>
          <table:table-cell table:formula="of:=GRUPO([.B1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09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0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tacc.Heaven </text:p>
          </table:table-cell>
          <table:table-cell/>
          <table:table-cell table:formula="of:=GRUPO([.B1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0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ltamira <text:s text:c="5"/></text:p>
          </table:table-cell>
          <table:table-cell/>
          <table:table-cell table:formula="of:=GRUPO([.B1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1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1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Hit House <text:s text:c="4"/></text:p>
          </table:table-cell>
          <table:table-cell/>
          <table:table-cell table:formula="of:=GRUPO([.B1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2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Solo F.Horn1 </text:p>
          </table:table-cell>
          <table:table-cell/>
          <table:table-cell table:formula="of:=GRUPO([.B1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3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1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Celesta 1 <text:s text:c="3"/></text:p>
          </table:table-cell>
          <table:table-cell/>
          <table:table-cell table:formula="of:=GRUPO([.B1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4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1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ORBit Pad <text:s text:c="4"/></text:p>
          </table:table-cell>
          <table:table-cell/>
          <table:table-cell table:formula="of:=GRUPO([.B1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5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1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SessionBrass </text:p>
          </table:table-cell>
          <table:table-cell/>
          <table:table-cell table:formula="of:=GRUPO([.B1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6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1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Sugar Bell <text:s text:c="3"/></text:p>
          </table:table-cell>
          <table:table-cell/>
          <table:table-cell table:formula="of:=GRUPO([.B1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7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ChristmasFlt </text:p>
          </table:table-cell>
          <table:table-cell/>
          <table:table-cell table:formula="of:=GRUPO([.B1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8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11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Strobe Mode </text:p>
          </table:table-cell>
          <table:table-cell/>
          <table:table-cell table:formula="of:=GRUPO([.B1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19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Cave <text:s text:c="9"/></text:p>
          </table:table-cell>
          <table:table-cell/>
          <table:table-cell table:formula="of:=GRUPO([.B1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0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0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2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enorExprss2 </text:p>
          </table:table-cell>
          <table:table-cell/>
          <table:table-cell table:formula="of:=GRUPO([.B1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1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1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12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Impact <text:s text:c="6"/></text:p>
          </table:table-cell>
          <table:table-cell/>
          <table:table-cell table:formula="of:=GRUPO([.B1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2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2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2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X-Tronic Jam </text:p>
          </table:table-cell>
          <table:table-cell/>
          <table:table-cell table:formula="of:=GRUPO([.B1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3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3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2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WarmViolins2 </text:p>
          </table:table-cell>
          <table:table-cell/>
          <table:table-cell table:formula="of:=GRUPO([.B1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4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4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12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Rain Forest <text:s text:c="2"/></text:p>
          </table:table-cell>
          <table:table-cell/>
          <table:table-cell table:formula="of:=GRUPO([.B1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5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5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12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Brass Ens 4 <text:s/></text:p>
          </table:table-cell>
          <table:table-cell/>
          <table:table-cell table:formula="of:=GRUPO([.B1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6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6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2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Perelandra <text:s text:c="3"/></text:p>
          </table:table-cell>
          <table:table-cell/>
          <table:table-cell table:formula="of:=GRUPO([.B1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7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7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2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eknoperator </text:p>
          </table:table-cell>
          <table:table-cell/>
          <table:table-cell table:formula="of:=GRUPO([.B1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8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8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2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Crowds <text:s text:c="7"/></text:p>
          </table:table-cell>
          <table:table-cell/>
          <table:table-cell table:formula="of:=GRUPO([.B1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9])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INT([.C129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12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64voicePiano </text:p>
          </table:table-cell>
          <table:table-cell/>
          <table:table-cell table:formula="of:=GRUPO([.B1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0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right Piano <text:s/></text:p>
          </table:table-cell>
          <table:table-cell/>
          <table:table-cell table:formula="of:=GRUPO([.B1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1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lassique <text:s text:c="3"/></text:p>
          </table:table-cell>
          <table:table-cell/>
          <table:table-cell table:formula="of:=GRUPO([.B1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2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2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ice Piano <text:s text:c="3"/></text:p>
          </table:table-cell>
          <table:table-cell/>
          <table:table-cell table:formula="of:=GRUPO([.B1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3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Piano Thang </text:p>
          </table:table-cell>
          <table:table-cell/>
          <table:table-cell table:formula="of:=GRUPO([.B1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4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Power Grand </text:p>
          </table:table-cell>
          <table:table-cell/>
          <table:table-cell table:formula="of:=GRUPO([.B1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5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5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House Piano </text:p>
          </table:table-cell>
          <table:table-cell/>
          <table:table-cell table:formula="of:=GRUPO([.B1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6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E.Grand <text:s text:c="6"/></text:p>
          </table:table-cell>
          <table:table-cell/>
          <table:table-cell table:formula="of:=GRUPO([.B1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7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7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MIDIed Grand </text:p>
          </table:table-cell>
          <table:table-cell/>
          <table:table-cell table:formula="of:=GRUPO([.B1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8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iano Blend <text:s text:c="2"/></text:p>
          </table:table-cell>
          <table:table-cell/>
          <table:table-cell table:formula="of:=GRUPO([.B1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39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39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West Coast <text:s text:c="2"/></text:p>
          </table:table-cell>
          <table:table-cell/>
          <table:table-cell table:formula="of:=GRUPO([.B1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0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PianoStrings </text:p>
          </table:table-cell>
          <table:table-cell/>
          <table:table-cell table:formula="of:=GRUPO([.B1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1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4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Bs/Pno+Brs <text:s text:c="2"/></text:p>
          </table:table-cell>
          <table:table-cell/>
          <table:table-cell table:formula="of:=GRUPO([.B1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2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CMB</text:p>
          </table:table-cell>
          <table:table-cell table:formula="of:=UPPER(CATEGORIAPAI([.L14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Waterhodes </text:p>
          </table:table-cell>
          <table:table-cell/>
          <table:table-cell table:formula="of:=GRUPO([.B1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3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S.A.E.P. <text:s text:c="6"/></text:p>
          </table:table-cell>
          <table:table-cell/>
          <table:table-cell table:formula="of:=GRUPO([.B1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4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A Rhodes 1 </text:p>
          </table:table-cell>
          <table:table-cell/>
          <table:table-cell table:formula="of:=GRUPO([.B1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5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5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SA Rhodes 2 </text:p>
          </table:table-cell>
          <table:table-cell/>
          <table:table-cell table:formula="of:=GRUPO([.B1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6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6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Stiky Rhodes </text:p>
          </table:table-cell>
          <table:table-cell/>
          <table:table-cell table:formula="of:=GRUPO([.B1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7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7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Dig Rhodes <text:s text:c="3"/></text:p>
          </table:table-cell>
          <table:table-cell/>
          <table:table-cell table:formula="of:=GRUPO([.B1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8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Nylon EPiano </text:p>
          </table:table-cell>
          <table:table-cell/>
          <table:table-cell table:formula="of:=GRUPO([.B1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49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49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Nylon Rhodes </text:p>
          </table:table-cell>
          <table:table-cell/>
          <table:table-cell table:formula="of:=GRUPO([.B1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0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Rhodes Mix <text:s text:c="2"/></text:p>
          </table:table-cell>
          <table:table-cell/>
          <table:table-cell table:formula="of:=GRUPO([.B1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1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PsychoRhodes </text:p>
          </table:table-cell>
          <table:table-cell/>
          <table:table-cell table:formula="of:=GRUPO([.B1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2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2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Tremo Rhodes </text:p>
          </table:table-cell>
          <table:table-cell/>
          <table:table-cell table:formula="of:=GRUPO([.B1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3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MK-80 Rhodes </text:p>
          </table:table-cell>
          <table:table-cell/>
          <table:table-cell table:formula="of:=GRUPO([.B1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4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MK-80 Phaser </text:p>
          </table:table-cell>
          <table:table-cell/>
          <table:table-cell table:formula="of:=GRUPO([.B1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5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5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Delicate EP <text:s text:c="2"/></text:p>
          </table:table-cell>
          <table:table-cell/>
          <table:table-cell table:formula="of:=GRUPO([.B1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6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6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Octa Rhodes1 </text:p>
          </table:table-cell>
          <table:table-cell/>
          <table:table-cell table:formula="of:=GRUPO([.B1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7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7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Octa Rhodes2 </text:p>
          </table:table-cell>
          <table:table-cell/>
          <table:table-cell table:formula="of:=GRUPO([.B1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8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JV Rhodes+ </text:p>
          </table:table-cell>
          <table:table-cell/>
          <table:table-cell table:formula="of:=GRUPO([.B1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59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59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EP+Mod Pad </text:p>
          </table:table-cell>
          <table:table-cell/>
          <table:table-cell table:formula="of:=GRUPO([.B1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0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6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Mr.Mellow <text:s text:c="4"/></text:p>
          </table:table-cell>
          <table:table-cell/>
          <table:table-cell table:formula="of:=GRUPO([.B1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1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16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Comp Clav <text:s text:c="4"/></text:p>
          </table:table-cell>
          <table:table-cell/>
          <table:table-cell table:formula="of:=GRUPO([.B1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2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Klavinet <text:s text:c="4"/></text:p>
          </table:table-cell>
          <table:table-cell/>
          <table:table-cell table:formula="of:=GRUPO([.B1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3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Winger Clav </text:p>
          </table:table-cell>
          <table:table-cell/>
          <table:table-cell table:formula="of:=GRUPO([.B1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4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Phaze Clav 1 </text:p>
          </table:table-cell>
          <table:table-cell/>
          <table:table-cell table:formula="of:=GRUPO([.B1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5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Phaze Clav 2 </text:p>
          </table:table-cell>
          <table:table-cell/>
          <table:table-cell table:formula="of:=GRUPO([.B1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6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Phuzz Clav <text:s text:c="3"/></text:p>
          </table:table-cell>
          <table:table-cell/>
          <table:table-cell table:formula="of:=GRUPO([.B1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7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Chorus Clav </text:p>
          </table:table-cell>
          <table:table-cell/>
          <table:table-cell table:formula="of:=GRUPO([.B1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8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Claviduck <text:s text:c="3"/></text:p>
          </table:table-cell>
          <table:table-cell/>
          <table:table-cell table:formula="of:=GRUPO([.B1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69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6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Velo-Rez Clv </text:p>
          </table:table-cell>
          <table:table-cell/>
          <table:table-cell table:formula="of:=GRUPO([.B1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0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7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Clavicembalo </text:p>
          </table:table-cell>
          <table:table-cell/>
          <table:table-cell table:formula="of:=GRUPO([.B1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1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7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Analog Clav1 </text:p>
          </table:table-cell>
          <table:table-cell/>
          <table:table-cell table:formula="of:=GRUPO([.B1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2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7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Analog Clav2 </text:p>
          </table:table-cell>
          <table:table-cell/>
          <table:table-cell table:formula="of:=GRUPO([.B1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3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7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Metal Clav <text:s text:c="2"/></text:p>
          </table:table-cell>
          <table:table-cell/>
          <table:table-cell table:formula="of:=GRUPO([.B1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4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7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Full Stops <text:s text:c="2"/></text:p>
          </table:table-cell>
          <table:table-cell/>
          <table:table-cell table:formula="of:=GRUPO([.B1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5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7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Ballad B <text:s text:c="5"/></text:p>
          </table:table-cell>
          <table:table-cell/>
          <table:table-cell table:formula="of:=GRUPO([.B1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6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7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Mellow Bars <text:s/></text:p>
          </table:table-cell>
          <table:table-cell/>
          <table:table-cell table:formula="of:=GRUPO([.B1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7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7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AugerMentive </text:p>
          </table:table-cell>
          <table:table-cell/>
          <table:table-cell table:formula="of:=GRUPO([.B1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8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7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Perky B <text:s text:c="6"/></text:p>
          </table:table-cell>
          <table:table-cell/>
          <table:table-cell table:formula="of:=GRUPO([.B1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79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7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The Big Spin </text:p>
          </table:table-cell>
          <table:table-cell/>
          <table:table-cell table:formula="of:=GRUPO([.B1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0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Gospel Spin <text:s text:c="2"/></text:p>
          </table:table-cell>
          <table:table-cell/>
          <table:table-cell table:formula="of:=GRUPO([.B1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1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Roller Spin <text:s text:c="2"/></text:p>
          </table:table-cell>
          <table:table-cell/>
          <table:table-cell table:formula="of:=GRUPO([.B1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2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Rocker Spin <text:s text:c="2"/></text:p>
          </table:table-cell>
          <table:table-cell/>
          <table:table-cell table:formula="of:=GRUPO([.B1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3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Tone Wh.Solo </text:p>
          </table:table-cell>
          <table:table-cell/>
          <table:table-cell table:formula="of:=GRUPO([.B1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4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Purple Spin <text:s text:c="2"/></text:p>
          </table:table-cell>
          <table:table-cell/>
          <table:table-cell table:formula="of:=GRUPO([.B1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5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60’s LeadORG </text:p>
          </table:table-cell>
          <table:table-cell/>
          <table:table-cell table:formula="of:=GRUPO([.B1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6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Assalt Organ </text:p>
          </table:table-cell>
          <table:table-cell/>
          <table:table-cell table:formula="of:=GRUPO([.B1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7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D-50 Organ <text:s text:c="2"/></text:p>
          </table:table-cell>
          <table:table-cell/>
          <table:table-cell table:formula="of:=GRUPO([.B1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8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Cathedral <text:s text:c="4"/></text:p>
          </table:table-cell>
          <table:table-cell/>
          <table:table-cell table:formula="of:=GRUPO([.B1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89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8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Church Pipes </text:p>
          </table:table-cell>
          <table:table-cell/>
          <table:table-cell table:formula="of:=GRUPO([.B1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0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9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Poly Key <text:s text:c="5"/></text:p>
          </table:table-cell>
          <table:table-cell/>
          <table:table-cell table:formula="of:=GRUPO([.B1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1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Poly Saws <text:s text:c="4"/></text:p>
          </table:table-cell>
          <table:table-cell/>
          <table:table-cell table:formula="of:=GRUPO([.B1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2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Poly Pulse <text:s text:c="3"/></text:p>
          </table:table-cell>
          <table:table-cell/>
          <table:table-cell table:formula="of:=GRUPO([.B1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3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Dual Profs <text:s text:c="3"/></text:p>
          </table:table-cell>
          <table:table-cell/>
          <table:table-cell table:formula="of:=GRUPO([.B1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4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Saw Mass <text:s text:c="4"/></text:p>
          </table:table-cell>
          <table:table-cell/>
          <table:table-cell table:formula="of:=GRUPO([.B1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5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Poly Split <text:s text:c="3"/></text:p>
          </table:table-cell>
          <table:table-cell/>
          <table:table-cell table:formula="of:=GRUPO([.B1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6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Poly Brass <text:s text:c="2"/></text:p>
          </table:table-cell>
          <table:table-cell/>
          <table:table-cell table:formula="of:=GRUPO([.B1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7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19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Stackoid <text:s text:c="4"/></text:p>
          </table:table-cell>
          <table:table-cell/>
          <table:table-cell table:formula="of:=GRUPO([.B1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8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Poly Rock <text:s text:c="4"/></text:p>
          </table:table-cell>
          <table:table-cell/>
          <table:table-cell table:formula="of:=GRUPO([.B1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199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9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D-50 Stack <text:s text:c="2"/></text:p>
          </table:table-cell>
          <table:table-cell/>
          <table:table-cell table:formula="of:=GRUPO([.B2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0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Fantasia JV <text:s/></text:p>
          </table:table-cell>
          <table:table-cell/>
          <table:table-cell table:formula="of:=GRUPO([.B2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1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Jimmee Dee <text:s text:c="3"/></text:p>
          </table:table-cell>
          <table:table-cell/>
          <table:table-cell table:formula="of:=GRUPO([.B2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2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Heavenals <text:s text:c="3"/></text:p>
          </table:table-cell>
          <table:table-cell/>
          <table:table-cell table:formula="of:=GRUPO([.B2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3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Mallet Pad <text:s text:c="2"/></text:p>
          </table:table-cell>
          <table:table-cell/>
          <table:table-cell table:formula="of:=GRUPO([.B2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4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Huff N Stuff <text:s text:c="2"/></text:p>
          </table:table-cell>
          <table:table-cell/>
          <table:table-cell table:formula="of:=GRUPO([.B2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5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Puff 1080 <text:s text:c="4"/></text:p>
          </table:table-cell>
          <table:table-cell/>
          <table:table-cell table:formula="of:=GRUPO([.B2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6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20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BellVox 1080 </text:p>
          </table:table-cell>
          <table:table-cell/>
          <table:table-cell table:formula="of:=GRUPO([.B2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7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Fantasy Vox </text:p>
          </table:table-cell>
          <table:table-cell/>
          <table:table-cell table:formula="of:=GRUPO([.B2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8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Square Keys </text:p>
          </table:table-cell>
          <table:table-cell/>
          <table:table-cell table:formula="of:=GRUPO([.B2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09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0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Childlike <text:s text:c="4"/></text:p>
          </table:table-cell>
          <table:table-cell/>
          <table:table-cell table:formula="of:=GRUPO([.B2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0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Music Box <text:s text:c="3"/></text:p>
          </table:table-cell>
          <table:table-cell/>
          <table:table-cell table:formula="of:=GRUPO([.B2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1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Toy Box <text:s text:c="6"/></text:p>
          </table:table-cell>
          <table:table-cell/>
          <table:table-cell table:formula="of:=GRUPO([.B2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2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Wave Bells <text:s text:c="2"/></text:p>
          </table:table-cell>
          <table:table-cell/>
          <table:table-cell table:formula="of:=GRUPO([.B2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3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Tria Bells <text:s text:c="2"/></text:p>
          </table:table-cell>
          <table:table-cell/>
          <table:table-cell table:formula="of:=GRUPO([.B2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4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Beauty Bells <text:s/></text:p>
          </table:table-cell>
          <table:table-cell/>
          <table:table-cell table:formula="of:=GRUPO([.B2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5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usic Bells <text:s/></text:p>
          </table:table-cell>
          <table:table-cell/>
          <table:table-cell table:formula="of:=GRUPO([.B2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6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Pretty Bells </text:p>
          </table:table-cell>
          <table:table-cell/>
          <table:table-cell table:formula="of:=GRUPO([.B2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7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Pulse Key <text:s text:c="3"/></text:p>
          </table:table-cell>
          <table:table-cell/>
          <table:table-cell table:formula="of:=GRUPO([.B2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8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21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Wide Tubular </text:p>
          </table:table-cell>
          <table:table-cell/>
          <table:table-cell table:formula="of:=GRUPO([.B2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19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1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AmbienceVibe </text:p>
          </table:table-cell>
          <table:table-cell/>
          <table:table-cell table:formula="of:=GRUPO([.B2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0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Warm Vibes </text:p>
          </table:table-cell>
          <table:table-cell/>
          <table:table-cell table:formula="of:=GRUPO([.B2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1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Dyna Marimba </text:p>
          </table:table-cell>
          <table:table-cell/>
          <table:table-cell table:formula="of:=GRUPO([.B2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2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Bass Marimba </text:p>
          </table:table-cell>
          <table:table-cell/>
          <table:table-cell table:formula="of:=GRUPO([.B2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3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Nomad Perc <text:s text:c="3"/></text:p>
          </table:table-cell>
          <table:table-cell/>
          <table:table-cell table:formula="of:=GRUPO([.B2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4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thno Metals </text:p>
          </table:table-cell>
          <table:table-cell/>
          <table:table-cell table:formula="of:=GRUPO([.B2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5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22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Islands Mlt <text:s/></text:p>
          </table:table-cell>
          <table:table-cell/>
          <table:table-cell table:formula="of:=GRUPO([.B2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6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Steelin Keys </text:p>
          </table:table-cell>
          <table:table-cell/>
          <table:table-cell table:formula="of:=GRUPO([.B2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7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Steel Drums <text:s text:c="2"/></text:p>
          </table:table-cell>
          <table:table-cell/>
          <table:table-cell table:formula="of:=GRUPO([.B2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8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22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Voicey Pizz <text:s/></text:p>
          </table:table-cell>
          <table:table-cell/>
          <table:table-cell table:formula="of:=GRUPO([.B2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29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22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Sitar <text:s text:c="8"/></text:p>
          </table:table-cell>
          <table:table-cell/>
          <table:table-cell table:formula="of:=GRUPO([.B2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0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230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Drone Split <text:s text:c="2"/></text:p>
          </table:table-cell>
          <table:table-cell/>
          <table:table-cell table:formula="of:=GRUPO([.B2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1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231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Ethnopluck <text:s text:c="2"/></text:p>
          </table:table-cell>
          <table:table-cell/>
          <table:table-cell table:formula="of:=GRUPO([.B2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2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232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Jamisen <text:s text:c="5"/></text:p>
          </table:table-cell>
          <table:table-cell/>
          <table:table-cell table:formula="of:=GRUPO([.B2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3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233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Dulcimer <text:s text:c="5"/></text:p>
          </table:table-cell>
          <table:table-cell/>
          <table:table-cell table:formula="of:=GRUPO([.B2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4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234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East Melody </text:p>
          </table:table-cell>
          <table:table-cell/>
          <table:table-cell table:formula="of:=GRUPO([.B2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5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TH</text:p>
          </table:table-cell>
          <table:table-cell table:formula="of:=UPPER(CATEGORIAPAI([.L235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MandolinTrem </text:p>
          </table:table-cell>
          <table:table-cell/>
          <table:table-cell table:formula="of:=GRUPO([.B2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6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RT</text:p>
          </table:table-cell>
          <table:table-cell table:formula="of:=UPPER(CATEGORIAPAI([.L236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Nylon Gtr <text:s text:c="4"/></text:p>
          </table:table-cell>
          <table:table-cell/>
          <table:table-cell table:formula="of:=GRUPO([.B2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7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23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Gtr Strings <text:s/></text:p>
          </table:table-cell>
          <table:table-cell/>
          <table:table-cell table:formula="of:=GRUPO([.B2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8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23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teel Away <text:s text:c="3"/></text:p>
          </table:table-cell>
          <table:table-cell/>
          <table:table-cell table:formula="of:=GRUPO([.B2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39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23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Heavenly Gtr </text:p>
          </table:table-cell>
          <table:table-cell/>
          <table:table-cell table:formula="of:=GRUPO([.B2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0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24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2str Gtr 1 <text:s/></text:p>
          </table:table-cell>
          <table:table-cell/>
          <table:table-cell table:formula="of:=GRUPO([.B2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1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24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2str Gtr 2 <text:s/></text:p>
          </table:table-cell>
          <table:table-cell/>
          <table:table-cell table:formula="of:=GRUPO([.B2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2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24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Jz Gtr Hall <text:s/></text:p>
          </table:table-cell>
          <table:table-cell/>
          <table:table-cell table:formula="of:=GRUPO([.B2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3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43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LetterFrmPat </text:p>
          </table:table-cell>
          <table:table-cell/>
          <table:table-cell table:formula="of:=GRUPO([.B2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4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4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Jazz Scat <text:s text:c="3"/></text:p>
          </table:table-cell>
          <table:table-cell/>
          <table:table-cell table:formula="of:=GRUPO([.B2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5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4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Lounge Gig <text:s text:c="2"/></text:p>
          </table:table-cell>
          <table:table-cell/>
          <table:table-cell table:formula="of:=GRUPO([.B2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6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CMB</text:p>
          </table:table-cell>
          <table:table-cell table:formula="of:=UPPER(CATEGORIAPAI([.L24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JC Strat <text:s text:c="4"/></text:p>
          </table:table-cell>
          <table:table-cell/>
          <table:table-cell table:formula="of:=GRUPO([.B2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7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4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win Strats <text:s text:c="2"/></text:p>
          </table:table-cell>
          <table:table-cell/>
          <table:table-cell table:formula="of:=GRUPO([.B2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8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8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4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JV Strat <text:s text:c="4"/></text:p>
          </table:table-cell>
          <table:table-cell/>
          <table:table-cell table:formula="of:=GRUPO([.B2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9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49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4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Syn Strat <text:s text:c="4"/></text:p>
          </table:table-cell>
          <table:table-cell/>
          <table:table-cell table:formula="of:=GRUPO([.B2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0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0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5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Rotary Gtr <text:s text:c="3"/></text:p>
          </table:table-cell>
          <table:table-cell/>
          <table:table-cell table:formula="of:=GRUPO([.B2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1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1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5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Muted Gtr <text:s text:c="3"/></text:p>
          </table:table-cell>
          <table:table-cell/>
          <table:table-cell table:formula="of:=GRUPO([.B2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2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2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5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SwitchOnMute </text:p>
          </table:table-cell>
          <table:table-cell/>
          <table:table-cell table:formula="of:=GRUPO([.B2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3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3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53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Power Trip <text:s text:c="3"/></text:p>
          </table:table-cell>
          <table:table-cell/>
          <table:table-cell table:formula="of:=GRUPO([.B2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4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4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5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Crunch Split </text:p>
          </table:table-cell>
          <table:table-cell/>
          <table:table-cell table:formula="of:=GRUPO([.B2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5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5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5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Rezodrive <text:s text:c="4"/></text:p>
          </table:table-cell>
          <table:table-cell/>
          <table:table-cell table:formula="of:=GRUPO([.B2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6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6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56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A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RockYurSocks </text:p>
          </table:table-cell>
          <table:table-cell/>
          <table:table-cell table:formula="of:=GRUPO([.B2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7])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INT([.C257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5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ist Gtr 1 <text:s text:c="2"/></text:p>
          </table:table-cell>
          <table:table-cell/>
          <table:table-cell table:formula="of:=GRUPO([.B2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58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5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ist Gtr 2 <text:s text:c="2"/></text:p>
          </table:table-cell>
          <table:table-cell/>
          <table:table-cell table:formula="of:=GRUPO([.B2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59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5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R&amp;R Chunk <text:s text:c="4"/></text:p>
          </table:table-cell>
          <table:table-cell/>
          <table:table-cell table:formula="of:=GRUPO([.B2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0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6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hripphuzz <text:s text:c="3"/></text:p>
          </table:table-cell>
          <table:table-cell/>
          <table:table-cell table:formula="of:=GRUPO([.B2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1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6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Grungeroni <text:s text:c="2"/></text:p>
          </table:table-cell>
          <table:table-cell/>
          <table:table-cell table:formula="of:=GRUPO([.B2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2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6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Black Widow </text:p>
          </table:table-cell>
          <table:table-cell/>
          <table:table-cell table:formula="of:=GRUPO([.B2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3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63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Velo-Wah Gtr </text:p>
          </table:table-cell>
          <table:table-cell/>
          <table:table-cell table:formula="of:=GRUPO([.B2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4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26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Mod-Wah Gtr </text:p>
          </table:table-cell>
          <table:table-cell/>
          <table:table-cell table:formula="of:=GRUPO([.B2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5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26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Pick Bass <text:s text:c="3"/></text:p>
          </table:table-cell>
          <table:table-cell/>
          <table:table-cell table:formula="of:=GRUPO([.B2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6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6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Hip Bass <text:s text:c="4"/></text:p>
          </table:table-cell>
          <table:table-cell/>
          <table:table-cell table:formula="of:=GRUPO([.B2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7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6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erc.Bass <text:s text:c="3"/></text:p>
          </table:table-cell>
          <table:table-cell/>
          <table:table-cell table:formula="of:=GRUPO([.B2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8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6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Homey Bass </text:p>
          </table:table-cell>
          <table:table-cell/>
          <table:table-cell table:formula="of:=GRUPO([.B2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69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6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Finger Bass <text:s/></text:p>
          </table:table-cell>
          <table:table-cell/>
          <table:table-cell table:formula="of:=GRUPO([.B2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0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Nylon Bass <text:s text:c="2"/></text:p>
          </table:table-cell>
          <table:table-cell/>
          <table:table-cell table:formula="of:=GRUPO([.B2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1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Ac.Upright <text:s text:c="2"/></text:p>
          </table:table-cell>
          <table:table-cell/>
          <table:table-cell table:formula="of:=GRUPO([.B2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2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Wet Fretls <text:s text:c="2"/></text:p>
          </table:table-cell>
          <table:table-cell/>
          <table:table-cell table:formula="of:=GRUPO([.B2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3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Fretls Dry <text:s text:c="2"/></text:p>
          </table:table-cell>
          <table:table-cell/>
          <table:table-cell table:formula="of:=GRUPO([.B2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4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Slap Bass 1 <text:s/></text:p>
          </table:table-cell>
          <table:table-cell/>
          <table:table-cell table:formula="of:=GRUPO([.B2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5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Slap Bass 2 <text:s/></text:p>
          </table:table-cell>
          <table:table-cell/>
          <table:table-cell table:formula="of:=GRUPO([.B2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6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Slap Bass 3 <text:s/></text:p>
          </table:table-cell>
          <table:table-cell/>
          <table:table-cell table:formula="of:=GRUPO([.B2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7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Slap Bass 4 <text:s/></text:p>
          </table:table-cell>
          <table:table-cell/>
          <table:table-cell table:formula="of:=GRUPO([.B2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8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27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4 Pole Bass <text:s/></text:p>
          </table:table-cell>
          <table:table-cell/>
          <table:table-cell table:formula="of:=GRUPO([.B2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79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7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Tick Bass <text:s text:c="3"/></text:p>
          </table:table-cell>
          <table:table-cell/>
          <table:table-cell table:formula="of:=GRUPO([.B2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0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House Bass <text:s text:c="2"/></text:p>
          </table:table-cell>
          <table:table-cell/>
          <table:table-cell table:formula="of:=GRUPO([.B2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1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Mondo Bass </text:p>
          </table:table-cell>
          <table:table-cell/>
          <table:table-cell table:formula="of:=GRUPO([.B2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2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Clk AnalogBs </text:p>
          </table:table-cell>
          <table:table-cell/>
          <table:table-cell table:formula="of:=GRUPO([.B2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3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Bass In Face </text:p>
          </table:table-cell>
          <table:table-cell/>
          <table:table-cell table:formula="of:=GRUPO([.B2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4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101 Bass <text:s text:c="4"/></text:p>
          </table:table-cell>
          <table:table-cell/>
          <table:table-cell table:formula="of:=GRUPO([.B2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5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Noiz Bass <text:s text:c="3"/></text:p>
          </table:table-cell>
          <table:table-cell/>
          <table:table-cell table:formula="of:=GRUPO([.B2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6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Super Jup Bs </text:p>
          </table:table-cell>
          <table:table-cell/>
          <table:table-cell table:formula="of:=GRUPO([.B2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7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Occitan Bass </text:p>
          </table:table-cell>
          <table:table-cell/>
          <table:table-cell table:formula="of:=GRUPO([.B2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8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Hugo Bass <text:s text:c="3"/></text:p>
          </table:table-cell>
          <table:table-cell/>
          <table:table-cell table:formula="of:=GRUPO([.B2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89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8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Multi Bass <text:s text:c="2"/></text:p>
          </table:table-cell>
          <table:table-cell/>
          <table:table-cell table:formula="of:=GRUPO([.B2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0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Moist Bass <text:s text:c="2"/></text:p>
          </table:table-cell>
          <table:table-cell/>
          <table:table-cell table:formula="of:=GRUPO([.B2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1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BritelowBass </text:p>
          </table:table-cell>
          <table:table-cell/>
          <table:table-cell table:formula="of:=GRUPO([.B2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2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Untamed Bass </text:p>
          </table:table-cell>
          <table:table-cell/>
          <table:table-cell table:formula="of:=GRUPO([.B2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3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Rubber Bass </text:p>
          </table:table-cell>
          <table:table-cell/>
          <table:table-cell table:formula="of:=GRUPO([.B2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4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Stereoww Bs </text:p>
          </table:table-cell>
          <table:table-cell/>
          <table:table-cell table:formula="of:=GRUPO([.B2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5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Wonder Bass </text:p>
          </table:table-cell>
          <table:table-cell/>
          <table:table-cell table:formula="of:=GRUPO([.B2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6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Deep Bass <text:s text:c="3"/></text:p>
          </table:table-cell>
          <table:table-cell/>
          <table:table-cell table:formula="of:=GRUPO([.B2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7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Super JX Bs </text:p>
          </table:table-cell>
          <table:table-cell/>
          <table:table-cell table:formula="of:=GRUPO([.B2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8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W&lt;RED&gt;-Bass </text:p>
          </table:table-cell>
          <table:table-cell/>
          <table:table-cell table:formula="of:=GRUPO([.B2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299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29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HI-Ring Bass </text:p>
          </table:table-cell>
          <table:table-cell/>
          <table:table-cell table:formula="of:=GRUPO([.B3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0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30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Euro Bass <text:s text:c="3"/></text:p>
          </table:table-cell>
          <table:table-cell/>
          <table:table-cell table:formula="of:=GRUPO([.B3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1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30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SinusoidRave </text:p>
          </table:table-cell>
          <table:table-cell/>
          <table:table-cell table:formula="of:=GRUPO([.B3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2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30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Alternative <text:s/></text:p>
          </table:table-cell>
          <table:table-cell/>
          <table:table-cell table:formula="of:=GRUPO([.B3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3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Acid Line <text:s text:c="3"/></text:p>
          </table:table-cell>
          <table:table-cell/>
          <table:table-cell table:formula="of:=GRUPO([.B3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4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0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Auto TB-303 </text:p>
          </table:table-cell>
          <table:table-cell/>
          <table:table-cell table:formula="of:=GRUPO([.B3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5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0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Hihat Tekno <text:s/></text:p>
          </table:table-cell>
          <table:table-cell/>
          <table:table-cell table:formula="of:=GRUPO([.B3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6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0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Velo Tekno 1 </text:p>
          </table:table-cell>
          <table:table-cell/>
          <table:table-cell table:formula="of:=GRUPO([.B3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7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0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Raggatronic <text:s/></text:p>
          </table:table-cell>
          <table:table-cell/>
          <table:table-cell table:formula="of:=GRUPO([.B3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8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0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Blade Racer <text:s text:c="2"/></text:p>
          </table:table-cell>
          <table:table-cell/>
          <table:table-cell table:formula="of:=GRUPO([.B3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09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0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S&amp;H Pad <text:s text:c="6"/></text:p>
          </table:table-cell>
          <table:table-cell/>
          <table:table-cell table:formula="of:=GRUPO([.B3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0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1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Syncrosonix <text:s/></text:p>
          </table:table-cell>
          <table:table-cell/>
          <table:table-cell table:formula="of:=GRUPO([.B3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1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1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Fooled Again </text:p>
          </table:table-cell>
          <table:table-cell/>
          <table:table-cell table:formula="of:=GRUPO([.B3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2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1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Alive <text:s text:c="7"/></text:p>
          </table:table-cell>
          <table:table-cell/>
          <table:table-cell table:formula="of:=GRUPO([.B3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3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1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Velo Tekno 2 </text:p>
          </table:table-cell>
          <table:table-cell/>
          <table:table-cell table:formula="of:=GRUPO([.B3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4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1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Rezoid <text:s text:c="7"/></text:p>
          </table:table-cell>
          <table:table-cell/>
          <table:table-cell table:formula="of:=GRUPO([.B3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5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1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Raverborg <text:s text:c="3"/></text:p>
          </table:table-cell>
          <table:table-cell/>
          <table:table-cell table:formula="of:=GRUPO([.B3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6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1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Blow Hit <text:s text:c="5"/></text:p>
          </table:table-cell>
          <table:table-cell/>
          <table:table-cell table:formula="of:=GRUPO([.B3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7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1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Hammer Bell </text:p>
          </table:table-cell>
          <table:table-cell/>
          <table:table-cell table:formula="of:=GRUPO([.B3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8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31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Seq Mallet <text:s text:c="2"/></text:p>
          </table:table-cell>
          <table:table-cell/>
          <table:table-cell table:formula="of:=GRUPO([.B3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19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1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Intentions <text:s text:c="2"/></text:p>
          </table:table-cell>
          <table:table-cell/>
          <table:table-cell table:formula="of:=GRUPO([.B3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0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2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Pick It <text:s text:c="5"/></text:p>
          </table:table-cell>
          <table:table-cell/>
          <table:table-cell table:formula="of:=GRUPO([.B3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1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2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Analog Seq <text:s text:c="2"/></text:p>
          </table:table-cell>
          <table:table-cell/>
          <table:table-cell table:formula="of:=GRUPO([.B3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2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2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Impact Vox <text:s text:c="2"/></text:p>
          </table:table-cell>
          <table:table-cell/>
          <table:table-cell table:formula="of:=GRUPO([.B3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3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2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TeknoSoloVox </text:p>
          </table:table-cell>
          <table:table-cell/>
          <table:table-cell table:formula="of:=GRUPO([.B3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4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2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X-Mod Man <text:s text:c="3"/></text:p>
          </table:table-cell>
          <table:table-cell/>
          <table:table-cell table:formula="of:=GRUPO([.B3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5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2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Paz &lt;==&gt; Zap </text:p>
          </table:table-cell>
          <table:table-cell/>
          <table:table-cell table:formula="of:=GRUPO([.B3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6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32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4 Hits 4 You </text:p>
          </table:table-cell>
          <table:table-cell/>
          <table:table-cell table:formula="of:=GRUPO([.B3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7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2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Impact <text:s text:c="6"/></text:p>
          </table:table-cell>
          <table:table-cell/>
          <table:table-cell table:formula="of:=GRUPO([.B3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8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2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Phase Hit <text:s text:c="3"/></text:p>
          </table:table-cell>
          <table:table-cell/>
          <table:table-cell table:formula="of:=GRUPO([.B3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29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2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ekno Hit 1 <text:s/></text:p>
          </table:table-cell>
          <table:table-cell/>
          <table:table-cell table:formula="of:=GRUPO([.B3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0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3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Tekno Hit 2 <text:s/></text:p>
          </table:table-cell>
          <table:table-cell/>
          <table:table-cell table:formula="of:=GRUPO([.B3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1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3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Tekno Hit 3 <text:s/></text:p>
          </table:table-cell>
          <table:table-cell/>
          <table:table-cell table:formula="of:=GRUPO([.B3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2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3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Reverse Hit <text:s/></text:p>
          </table:table-cell>
          <table:table-cell/>
          <table:table-cell table:formula="of:=GRUPO([.B3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3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33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SquareLead 1 </text:p>
          </table:table-cell>
          <table:table-cell/>
          <table:table-cell table:formula="of:=GRUPO([.B3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4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3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SquareLead 2 </text:p>
          </table:table-cell>
          <table:table-cell/>
          <table:table-cell table:formula="of:=GRUPO([.B3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5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3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You and Luck </text:p>
          </table:table-cell>
          <table:table-cell/>
          <table:table-cell table:formula="of:=GRUPO([.B3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6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3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Belly Lead <text:s text:c="3"/></text:p>
          </table:table-cell>
          <table:table-cell/>
          <table:table-cell table:formula="of:=GRUPO([.B3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7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3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WhistlinAtom </text:p>
          </table:table-cell>
          <table:table-cell/>
          <table:table-cell table:formula="of:=GRUPO([.B3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8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3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Edye Boost <text:s text:c="2"/></text:p>
          </table:table-cell>
          <table:table-cell/>
          <table:table-cell table:formula="of:=GRUPO([.B3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39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3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MG Solo <text:s text:c="5"/></text:p>
          </table:table-cell>
          <table:table-cell/>
          <table:table-cell table:formula="of:=GRUPO([.B3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0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FXM Saw Lead </text:p>
          </table:table-cell>
          <table:table-cell/>
          <table:table-cell table:formula="of:=GRUPO([.B3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1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Sawteeth <text:s text:c="5"/></text:p>
          </table:table-cell>
          <table:table-cell/>
          <table:table-cell table:formula="of:=GRUPO([.B3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2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Smoothe <text:s text:c="6"/></text:p>
          </table:table-cell>
          <table:table-cell/>
          <table:table-cell table:formula="of:=GRUPO([.B3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3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4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G Lead <text:s text:c="5"/></text:p>
          </table:table-cell>
          <table:table-cell/>
          <table:table-cell table:formula="of:=GRUPO([.B3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4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4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MG Interval <text:s/></text:p>
          </table:table-cell>
          <table:table-cell/>
          <table:table-cell table:formula="of:=GRUPO([.B3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5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Pulse Lead 1 </text:p>
          </table:table-cell>
          <table:table-cell/>
          <table:table-cell table:formula="of:=GRUPO([.B3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6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Pulse Lead 2 </text:p>
          </table:table-cell>
          <table:table-cell/>
          <table:table-cell table:formula="of:=GRUPO([.B3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7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34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Little Devil </text:p>
          </table:table-cell>
          <table:table-cell/>
          <table:table-cell table:formula="of:=GRUPO([.B3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8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Loud SynLead </text:p>
          </table:table-cell>
          <table:table-cell/>
          <table:table-cell table:formula="of:=GRUPO([.B3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49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4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Analog Lead </text:p>
          </table:table-cell>
          <table:table-cell/>
          <table:table-cell table:formula="of:=GRUPO([.B3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0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5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5th Lead <text:s text:c="4"/></text:p>
          </table:table-cell>
          <table:table-cell/>
          <table:table-cell table:formula="of:=GRUPO([.B3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1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35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Flute <text:s text:c="7"/></text:p>
          </table:table-cell>
          <table:table-cell/>
          <table:table-cell table:formula="of:=GRUPO([.B3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2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35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Piccolo <text:s text:c="5"/></text:p>
          </table:table-cell>
          <table:table-cell/>
          <table:table-cell table:formula="of:=GRUPO([.B3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3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35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VOX Flute <text:s text:c="3"/></text:p>
          </table:table-cell>
          <table:table-cell/>
          <table:table-cell table:formula="of:=GRUPO([.B3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4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35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Air Lead <text:s text:c="4"/></text:p>
          </table:table-cell>
          <table:table-cell/>
          <table:table-cell table:formula="of:=GRUPO([.B3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5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35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Pan Pipes <text:s text:c="3"/></text:p>
          </table:table-cell>
          <table:table-cell/>
          <table:table-cell table:formula="of:=GRUPO([.B3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6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35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irplaaane <text:s text:c="2"/></text:p>
          </table:table-cell>
          <table:table-cell/>
          <table:table-cell table:formula="of:=GRUPO([.B3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7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35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aj Mahal <text:s text:c="3"/></text:p>
          </table:table-cell>
          <table:table-cell/>
          <table:table-cell table:formula="of:=GRUPO([.B3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8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TH</text:p>
          </table:table-cell>
          <table:table-cell table:formula="of:=UPPER(CATEGORIAPAI([.L358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Raya Shaku <text:s text:c="3"/></text:p>
          </table:table-cell>
          <table:table-cell/>
          <table:table-cell table:formula="of:=GRUPO([.B3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59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TH</text:p>
          </table:table-cell>
          <table:table-cell table:formula="of:=UPPER(CATEGORIAPAI([.L359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Oboe mf <text:s text:c="6"/></text:p>
          </table:table-cell>
          <table:table-cell/>
          <table:table-cell table:formula="of:=GRUPO([.B3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0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Oboe Express </text:p>
          </table:table-cell>
          <table:table-cell/>
          <table:table-cell table:formula="of:=GRUPO([.B3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1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larinet mp <text:s text:c="2"/></text:p>
          </table:table-cell>
          <table:table-cell/>
          <table:table-cell table:formula="of:=GRUPO([.B3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2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lariExpress </text:p>
          </table:table-cell>
          <table:table-cell/>
          <table:table-cell table:formula="of:=GRUPO([.B3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3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Mitzva Split </text:p>
          </table:table-cell>
          <table:table-cell/>
          <table:table-cell table:formula="of:=GRUPO([.B3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4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ChamberWinds</text:p>
          </table:table-cell>
          <table:table-cell/>
          <table:table-cell table:formula="of:=GRUPO([.B3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5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ChamberWoods</text:p>
          </table:table-cell>
          <table:table-cell/>
          <table:table-cell table:formula="of:=GRUPO([.B3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6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36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ilm Orch <text:s text:c="3"/></text:p>
          </table:table-cell>
          <table:table-cell/>
          <table:table-cell table:formula="of:=GRUPO([.B3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7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36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op.Sax mf <text:s text:c="3"/></text:p>
          </table:table-cell>
          <table:table-cell/>
          <table:table-cell table:formula="of:=GRUPO([.B3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8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6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Alto Sax <text:s text:c="4"/></text:p>
          </table:table-cell>
          <table:table-cell/>
          <table:table-cell table:formula="of:=GRUPO([.B3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69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6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ltoLead Sax </text:p>
          </table:table-cell>
          <table:table-cell/>
          <table:table-cell table:formula="of:=GRUPO([.B3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0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7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enor Sax <text:s text:c="3"/></text:p>
          </table:table-cell>
          <table:table-cell/>
          <table:table-cell table:formula="of:=GRUPO([.B3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1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7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aritone Sax </text:p>
          </table:table-cell>
          <table:table-cell/>
          <table:table-cell table:formula="of:=GRUPO([.B3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2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7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ke A Tenor </text:p>
          </table:table-cell>
          <table:table-cell/>
          <table:table-cell table:formula="of:=GRUPO([.B3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3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7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Sax Section <text:s/></text:p>
          </table:table-cell>
          <table:table-cell/>
          <table:table-cell table:formula="of:=GRUPO([.B3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4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7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Bigband Sax </text:p>
          </table:table-cell>
          <table:table-cell/>
          <table:table-cell table:formula="of:=GRUPO([.B3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5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37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Harmonica <text:s text:c="3"/></text:p>
          </table:table-cell>
          <table:table-cell/>
          <table:table-cell table:formula="of:=GRUPO([.B3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6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6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RM</text:p>
          </table:table-cell>
          <table:table-cell table:formula="of:=UPPER(CATEGORIAPAI([.L37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Harmo Blues </text:p>
          </table:table-cell>
          <table:table-cell/>
          <table:table-cell table:formula="of:=GRUPO([.B3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7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7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RM</text:p>
          </table:table-cell>
          <table:table-cell table:formula="of:=UPPER(CATEGORIAPAI([.L37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BluesHarp <text:s text:c="3"/></text:p>
          </table:table-cell>
          <table:table-cell/>
          <table:table-cell table:formula="of:=GRUPO([.B3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8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8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RM</text:p>
          </table:table-cell>
          <table:table-cell table:formula="of:=UPPER(CATEGORIAPAI([.L37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Hillbillys <text:s text:c="3"/></text:p>
          </table:table-cell>
          <table:table-cell/>
          <table:table-cell table:formula="of:=GRUPO([.B3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9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79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CMB</text:p>
          </table:table-cell>
          <table:table-cell table:formula="of:=UPPER(CATEGORIAPAI([.L37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French Bags </text:p>
          </table:table-cell>
          <table:table-cell/>
          <table:table-cell table:formula="of:=GRUPO([.B3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0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80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TH</text:p>
          </table:table-cell>
          <table:table-cell table:formula="of:=UPPER(CATEGORIAPAI([.L380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Majestic Tpt </text:p>
          </table:table-cell>
          <table:table-cell/>
          <table:table-cell table:formula="of:=GRUPO([.B3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1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81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Voluntare <text:s text:c="3"/></text:p>
          </table:table-cell>
          <table:table-cell/>
          <table:table-cell table:formula="of:=GRUPO([.B3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2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82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2Trumpets <text:s text:c="3"/></text:p>
          </table:table-cell>
          <table:table-cell/>
          <table:table-cell table:formula="of:=GRUPO([.B3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3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83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pt Sect <text:s text:c="4"/></text:p>
          </table:table-cell>
          <table:table-cell/>
          <table:table-cell table:formula="of:=GRUPO([.B3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4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84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Mute TP mod </text:p>
          </table:table-cell>
          <table:table-cell/>
          <table:table-cell table:formula="of:=GRUPO([.B3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5])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INT([.C385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armon Mute </text:p>
          </table:table-cell>
          <table:table-cell/>
          <table:table-cell table:formula="of:=GRUPO([.B3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86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p&amp;Sax Sect </text:p>
          </table:table-cell>
          <table:table-cell/>
          <table:table-cell table:formula="of:=GRUPO([.B3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87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ax+Tp+Tb <text:s text:c="3"/></text:p>
          </table:table-cell>
          <table:table-cell/>
          <table:table-cell table:formula="of:=GRUPO([.B3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88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Brass Sect <text:s text:c="2"/></text:p>
          </table:table-cell>
          <table:table-cell/>
          <table:table-cell table:formula="of:=GRUPO([.B3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89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8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Trombone <text:s text:c="5"/></text:p>
          </table:table-cell>
          <table:table-cell/>
          <table:table-cell table:formula="of:=GRUPO([.B3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0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9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Hybrid Bones </text:p>
          </table:table-cell>
          <table:table-cell/>
          <table:table-cell table:formula="of:=GRUPO([.B3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1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9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Noble Horns </text:p>
          </table:table-cell>
          <table:table-cell/>
          <table:table-cell table:formula="of:=GRUPO([.B3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2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9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Massed Horns </text:p>
          </table:table-cell>
          <table:table-cell/>
          <table:table-cell table:formula="of:=GRUPO([.B3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3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9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Horn Swell <text:s text:c="3"/></text:p>
          </table:table-cell>
          <table:table-cell/>
          <table:table-cell table:formula="of:=GRUPO([.B3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4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39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Brass It! <text:s text:c="3"/></text:p>
          </table:table-cell>
          <table:table-cell/>
          <table:table-cell table:formula="of:=GRUPO([.B3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5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39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Brass Attack </text:p>
          </table:table-cell>
          <table:table-cell/>
          <table:table-cell table:formula="of:=GRUPO([.B3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6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39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Archimede <text:s text:c="3"/></text:p>
          </table:table-cell>
          <table:table-cell/>
          <table:table-cell table:formula="of:=GRUPO([.B3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7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39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Rugby Horn <text:s text:c="3"/></text:p>
          </table:table-cell>
          <table:table-cell/>
          <table:table-cell table:formula="of:=GRUPO([.B3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8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39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MKS-80 Brass </text:p>
          </table:table-cell>
          <table:table-cell/>
          <table:table-cell table:formula="of:=GRUPO([.B3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399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39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True ANALOG </text:p>
          </table:table-cell>
          <table:table-cell/>
          <table:table-cell table:formula="of:=GRUPO([.B4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0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40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Dark Vox <text:s text:c="5"/></text:p>
          </table:table-cell>
          <table:table-cell/>
          <table:table-cell table:formula="of:=GRUPO([.B4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1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RandomVowels </text:p>
          </table:table-cell>
          <table:table-cell/>
          <table:table-cell table:formula="of:=GRUPO([.B4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2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Angels Sing <text:s/></text:p>
          </table:table-cell>
          <table:table-cell/>
          <table:table-cell table:formula="of:=GRUPO([.B4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3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vox Oooze <text:s text:c="3"/></text:p>
          </table:table-cell>
          <table:table-cell/>
          <table:table-cell table:formula="of:=GRUPO([.B4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4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Longing... <text:s text:c="4"/></text:p>
          </table:table-cell>
          <table:table-cell/>
          <table:table-cell table:formula="of:=GRUPO([.B4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5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Arasian Morn </text:p>
          </table:table-cell>
          <table:table-cell/>
          <table:table-cell table:formula="of:=GRUPO([.B4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6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Beauty Vox <text:s text:c="3"/></text:p>
          </table:table-cell>
          <table:table-cell/>
          <table:table-cell table:formula="of:=GRUPO([.B4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7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Mary-AnneVox </text:p>
          </table:table-cell>
          <table:table-cell/>
          <table:table-cell table:formula="of:=GRUPO([.B4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8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Belltree Vox </text:p>
          </table:table-cell>
          <table:table-cell/>
          <table:table-cell table:formula="of:=GRUPO([.B4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09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0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Vox Panner <text:s text:c="2"/></text:p>
          </table:table-cell>
          <table:table-cell/>
          <table:table-cell table:formula="of:=GRUPO([.B4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0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Spaced Voxx </text:p>
          </table:table-cell>
          <table:table-cell/>
          <table:table-cell table:formula="of:=GRUPO([.B4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1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Glass Voices </text:p>
          </table:table-cell>
          <table:table-cell/>
          <table:table-cell table:formula="of:=GRUPO([.B4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2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Tubular Vox <text:s/></text:p>
          </table:table-cell>
          <table:table-cell/>
          <table:table-cell table:formula="of:=GRUPO([.B4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3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Velo Voxx <text:s text:c="3"/></text:p>
          </table:table-cell>
          <table:table-cell/>
          <table:table-cell table:formula="of:=GRUPO([.B4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4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Wavox <text:s text:c="7"/></text:p>
          </table:table-cell>
          <table:table-cell/>
          <table:table-cell table:formula="of:=GRUPO([.B4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5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Doos <text:s text:c="9"/></text:p>
          </table:table-cell>
          <table:table-cell/>
          <table:table-cell table:formula="of:=GRUPO([.B4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6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Synvox Comps </text:p>
          </table:table-cell>
          <table:table-cell/>
          <table:table-cell table:formula="of:=GRUPO([.B4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7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Vocal Oohz <text:s text:c="2"/></text:p>
          </table:table-cell>
          <table:table-cell/>
          <table:table-cell table:formula="of:=GRUPO([.B4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8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41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LFO Vox <text:s text:c="5"/></text:p>
          </table:table-cell>
          <table:table-cell/>
          <table:table-cell table:formula="of:=GRUPO([.B4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19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1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St.Strings <text:s text:c="3"/></text:p>
          </table:table-cell>
          <table:table-cell/>
          <table:table-cell table:formula="of:=GRUPO([.B4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0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Warm Strings </text:p>
          </table:table-cell>
          <table:table-cell/>
          <table:table-cell table:formula="of:=GRUPO([.B4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1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Somber Str <text:s text:c="3"/></text:p>
          </table:table-cell>
          <table:table-cell/>
          <table:table-cell table:formula="of:=GRUPO([.B4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2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Marcato <text:s text:c="5"/></text:p>
          </table:table-cell>
          <table:table-cell/>
          <table:table-cell table:formula="of:=GRUPO([.B4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3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Bright Str <text:s text:c="3"/></text:p>
          </table:table-cell>
          <table:table-cell/>
          <table:table-cell table:formula="of:=GRUPO([.B4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4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tring Ens <text:s text:c="3"/></text:p>
          </table:table-cell>
          <table:table-cell/>
          <table:table-cell table:formula="of:=GRUPO([.B4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5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TremoloStrng </text:p>
          </table:table-cell>
          <table:table-cell/>
          <table:table-cell table:formula="of:=GRUPO([.B4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6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Chambers <text:s text:c="5"/></text:p>
          </table:table-cell>
          <table:table-cell/>
          <table:table-cell table:formula="of:=GRUPO([.B4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7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ViolinCello <text:s text:c="2"/></text:p>
          </table:table-cell>
          <table:table-cell/>
          <table:table-cell table:formula="of:=GRUPO([.B4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8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2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Symphonique </text:p>
          </table:table-cell>
          <table:table-cell/>
          <table:table-cell table:formula="of:=GRUPO([.B4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29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42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Film Octaves </text:p>
          </table:table-cell>
          <table:table-cell/>
          <table:table-cell table:formula="of:=GRUPO([.B4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0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3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Film Layers <text:s text:c="2"/></text:p>
          </table:table-cell>
          <table:table-cell/>
          <table:table-cell table:formula="of:=GRUPO([.B4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1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43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Bass Pizz <text:s text:c="4"/></text:p>
          </table:table-cell>
          <table:table-cell/>
          <table:table-cell table:formula="of:=GRUPO([.B4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2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3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Real Pizz <text:s text:c="4"/></text:p>
          </table:table-cell>
          <table:table-cell/>
          <table:table-cell table:formula="of:=GRUPO([.B4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3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3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Harp On It <text:s text:c="3"/></text:p>
          </table:table-cell>
          <table:table-cell/>
          <table:table-cell table:formula="of:=GRUPO([.B4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4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434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Harp <text:s text:c="9"/></text:p>
          </table:table-cell>
          <table:table-cell/>
          <table:table-cell table:formula="of:=GRUPO([.B4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5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435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JP-8 Str 1 <text:s text:c="3"/></text:p>
          </table:table-cell>
          <table:table-cell/>
          <table:table-cell table:formula="of:=GRUPO([.B4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6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3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JP-8 Str 2 <text:s text:c="3"/></text:p>
          </table:table-cell>
          <table:table-cell/>
          <table:table-cell table:formula="of:=GRUPO([.B4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7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3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E-Motion Pad </text:p>
          </table:table-cell>
          <table:table-cell/>
          <table:table-cell table:formula="of:=GRUPO([.B4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8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3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JP-8 Str 3 <text:s text:c="3"/></text:p>
          </table:table-cell>
          <table:table-cell/>
          <table:table-cell table:formula="of:=GRUPO([.B4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39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3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Vintage Orch </text:p>
          </table:table-cell>
          <table:table-cell/>
          <table:table-cell table:formula="of:=GRUPO([.B4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0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4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JUNO Strings </text:p>
          </table:table-cell>
          <table:table-cell/>
          <table:table-cell table:formula="of:=GRUPO([.B4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1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4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Gigantalog <text:s text:c="3"/></text:p>
          </table:table-cell>
          <table:table-cell/>
          <table:table-cell table:formula="of:=GRUPO([.B4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2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4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PWM Strings </text:p>
          </table:table-cell>
          <table:table-cell/>
          <table:table-cell table:formula="of:=GRUPO([.B4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3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4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Warmth <text:s text:c="7"/></text:p>
          </table:table-cell>
          <table:table-cell/>
          <table:table-cell table:formula="of:=GRUPO([.B4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4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4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ORBit Pad <text:s text:c="4"/></text:p>
          </table:table-cell>
          <table:table-cell/>
          <table:table-cell table:formula="of:=GRUPO([.B4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5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4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Deep Strings </text:p>
          </table:table-cell>
          <table:table-cell/>
          <table:table-cell table:formula="of:=GRUPO([.B4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6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44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Pulsify <text:s text:c="6"/></text:p>
          </table:table-cell>
          <table:table-cell/>
          <table:table-cell table:formula="of:=GRUPO([.B4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7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4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Pulse Pad <text:s text:c="4"/></text:p>
          </table:table-cell>
          <table:table-cell/>
          <table:table-cell table:formula="of:=GRUPO([.B4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8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4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Greek Power </text:p>
          </table:table-cell>
          <table:table-cell/>
          <table:table-cell table:formula="of:=GRUPO([.B4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49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4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Harmonicum </text:p>
          </table:table-cell>
          <table:table-cell/>
          <table:table-cell table:formula="of:=GRUPO([.B4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0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5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D-50 Heaven </text:p>
          </table:table-cell>
          <table:table-cell/>
          <table:table-cell table:formula="of:=GRUPO([.B4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1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5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Afro Horns <text:s text:c="2"/></text:p>
          </table:table-cell>
          <table:table-cell/>
          <table:table-cell table:formula="of:=GRUPO([.B4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2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45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Pop Pad <text:s text:c="6"/></text:p>
          </table:table-cell>
          <table:table-cell/>
          <table:table-cell table:formula="of:=GRUPO([.B4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3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5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Dreamesque </text:p>
          </table:table-cell>
          <table:table-cell/>
          <table:table-cell table:formula="of:=GRUPO([.B4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4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5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Square Pad <text:s text:c="3"/></text:p>
          </table:table-cell>
          <table:table-cell/>
          <table:table-cell table:formula="of:=GRUPO([.B4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5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5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JP-8 Hollow <text:s text:c="2"/></text:p>
          </table:table-cell>
          <table:table-cell/>
          <table:table-cell table:formula="of:=GRUPO([.B4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6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5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JP-8Haunting </text:p>
          </table:table-cell>
          <table:table-cell/>
          <table:table-cell table:formula="of:=GRUPO([.B4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7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5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Heirborne <text:s text:c="3"/></text:p>
          </table:table-cell>
          <table:table-cell/>
          <table:table-cell table:formula="of:=GRUPO([.B4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8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5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Hush Pad <text:s text:c="4"/></text:p>
          </table:table-cell>
          <table:table-cell/>
          <table:table-cell table:formula="of:=GRUPO([.B4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59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5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Jet Pad 1 <text:s text:c="3"/></text:p>
          </table:table-cell>
          <table:table-cell/>
          <table:table-cell table:formula="of:=GRUPO([.B4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0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Jet Pad 2 <text:s text:c="3"/></text:p>
          </table:table-cell>
          <table:table-cell/>
          <table:table-cell table:formula="of:=GRUPO([.B4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1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Phaze Pad <text:s text:c="4"/></text:p>
          </table:table-cell>
          <table:table-cell/>
          <table:table-cell table:formula="of:=GRUPO([.B4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2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Phaze Str <text:s text:c="4"/></text:p>
          </table:table-cell>
          <table:table-cell/>
          <table:table-cell table:formula="of:=GRUPO([.B4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3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Jet Str Ens <text:s/></text:p>
          </table:table-cell>
          <table:table-cell/>
          <table:table-cell table:formula="of:=GRUPO([.B4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4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Pivotal Pad <text:s text:c="2"/></text:p>
          </table:table-cell>
          <table:table-cell/>
          <table:table-cell table:formula="of:=GRUPO([.B4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5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6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3D Flanged <text:s text:c="2"/></text:p>
          </table:table-cell>
          <table:table-cell/>
          <table:table-cell table:formula="of:=GRUPO([.B4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6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antawine <text:s text:c="4"/></text:p>
          </table:table-cell>
          <table:table-cell/>
          <table:table-cell table:formula="of:=GRUPO([.B4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7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6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Glassy Pad <text:s text:c="2"/></text:p>
          </table:table-cell>
          <table:table-cell/>
          <table:table-cell table:formula="of:=GRUPO([.B4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8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Moving Glass </text:p>
          </table:table-cell>
          <table:table-cell/>
          <table:table-cell table:formula="of:=GRUPO([.B4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69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6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Glasswaves <text:s text:c="2"/></text:p>
          </table:table-cell>
          <table:table-cell/>
          <table:table-cell table:formula="of:=GRUPO([.B4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0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Shiny Pad <text:s text:c="4"/></text:p>
          </table:table-cell>
          <table:table-cell/>
          <table:table-cell table:formula="of:=GRUPO([.B4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1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ShiftedGlass </text:p>
          </table:table-cell>
          <table:table-cell/>
          <table:table-cell table:formula="of:=GRUPO([.B4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2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Chime Pad <text:s text:c="4"/></text:p>
          </table:table-cell>
          <table:table-cell/>
          <table:table-cell table:formula="of:=GRUPO([.B4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3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Spin Pad <text:s text:c="5"/></text:p>
          </table:table-cell>
          <table:table-cell/>
          <table:table-cell table:formula="of:=GRUPO([.B4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4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Rotary Pad <text:s text:c="3"/></text:p>
          </table:table-cell>
          <table:table-cell/>
          <table:table-cell table:formula="of:=GRUPO([.B4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5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Dawn 2 Dusk </text:p>
          </table:table-cell>
          <table:table-cell/>
          <table:table-cell table:formula="of:=GRUPO([.B4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6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urora <text:s text:c="6"/></text:p>
          </table:table-cell>
          <table:table-cell/>
          <table:table-cell table:formula="of:=GRUPO([.B4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7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47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Strobe Mode </text:p>
          </table:table-cell>
          <table:table-cell/>
          <table:table-cell table:formula="of:=GRUPO([.B4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8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7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Albion <text:s text:c="6"/></text:p>
          </table:table-cell>
          <table:table-cell/>
          <table:table-cell table:formula="of:=GRUPO([.B4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79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7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Running Pad </text:p>
          </table:table-cell>
          <table:table-cell/>
          <table:table-cell table:formula="of:=GRUPO([.B4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0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8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Stepped Pad </text:p>
          </table:table-cell>
          <table:table-cell/>
          <table:table-cell table:formula="of:=GRUPO([.B4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1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8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Random Pad </text:p>
          </table:table-cell>
          <table:table-cell/>
          <table:table-cell table:formula="of:=GRUPO([.B4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2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8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SoundtrkDANC </text:p>
          </table:table-cell>
          <table:table-cell/>
          <table:table-cell table:formula="of:=GRUPO([.B4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3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8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Flying Waltz </text:p>
          </table:table-cell>
          <table:table-cell/>
          <table:table-cell table:formula="of:=GRUPO([.B4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4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8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Vanishing <text:s text:c="3"/></text:p>
          </table:table-cell>
          <table:table-cell/>
          <table:table-cell table:formula="of:=GRUPO([.B4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5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8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5th Sweep <text:s text:c="4"/></text:p>
          </table:table-cell>
          <table:table-cell/>
          <table:table-cell table:formula="of:=GRUPO([.B4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6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8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hazweep <text:s text:c="5"/></text:p>
          </table:table-cell>
          <table:table-cell/>
          <table:table-cell table:formula="of:=GRUPO([.B4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7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48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ig BPF <text:s text:c="6"/></text:p>
          </table:table-cell>
          <table:table-cell/>
          <table:table-cell table:formula="of:=GRUPO([.B4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8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48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MG Sweep <text:s text:c="5"/></text:p>
          </table:table-cell>
          <table:table-cell/>
          <table:table-cell table:formula="of:=GRUPO([.B4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89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48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eremonyTimp </text:p>
          </table:table-cell>
          <table:table-cell/>
          <table:table-cell table:formula="of:=GRUPO([.B4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0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49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yno Toms <text:s text:c="3"/></text:p>
          </table:table-cell>
          <table:table-cell/>
          <table:table-cell table:formula="of:=GRUPO([.B4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1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49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Sands ofTime </text:p>
          </table:table-cell>
          <table:table-cell/>
          <table:table-cell table:formula="of:=GRUPO([.B4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2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Inertia <text:s text:c="5"/></text:p>
          </table:table-cell>
          <table:table-cell/>
          <table:table-cell table:formula="of:=GRUPO([.B4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3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Vektogram <text:s text:c="3"/></text:p>
          </table:table-cell>
          <table:table-cell/>
          <table:table-cell table:formula="of:=GRUPO([.B4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4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Crash Pad <text:s text:c="3"/></text:p>
          </table:table-cell>
          <table:table-cell/>
          <table:table-cell table:formula="of:=GRUPO([.B4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5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Feedback VOX</text:p>
          </table:table-cell>
          <table:table-cell/>
          <table:table-cell table:formula="of:=GRUPO([.B4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6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Cascade <text:s text:c="5"/></text:p>
          </table:table-cell>
          <table:table-cell/>
          <table:table-cell table:formula="of:=GRUPO([.B4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7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hattered <text:s text:c="4"/></text:p>
          </table:table-cell>
          <table:table-cell/>
          <table:table-cell table:formula="of:=GRUPO([.B4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8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NextFrontier </text:p>
          </table:table-cell>
          <table:table-cell/>
          <table:table-cell table:formula="of:=GRUPO([.B4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499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49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re Tibet <text:s text:c="2"/></text:p>
          </table:table-cell>
          <table:table-cell/>
          <table:table-cell table:formula="of:=GRUPO([.B5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0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Chime Wash </text:p>
          </table:table-cell>
          <table:table-cell/>
          <table:table-cell table:formula="of:=GRUPO([.B5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1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Night Shade <text:s text:c="2"/></text:p>
          </table:table-cell>
          <table:table-cell/>
          <table:table-cell table:formula="of:=GRUPO([.B5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2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ortured <text:s text:c="4"/></text:p>
          </table:table-cell>
          <table:table-cell/>
          <table:table-cell table:formula="of:=GRUPO([.B5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3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Dissimilate <text:s/></text:p>
          </table:table-cell>
          <table:table-cell/>
          <table:table-cell table:formula="of:=GRUPO([.B5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4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4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unes <text:s text:c="7"/></text:p>
          </table:table-cell>
          <table:table-cell/>
          <table:table-cell table:formula="of:=GRUPO([.B5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5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5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cean Floor </text:p>
          </table:table-cell>
          <table:table-cell/>
          <table:table-cell table:formula="of:=GRUPO([.B5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6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6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Cyber Space </text:p>
          </table:table-cell>
          <table:table-cell/>
          <table:table-cell table:formula="of:=GRUPO([.B5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7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7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Biosphere <text:s text:c="3"/></text:p>
          </table:table-cell>
          <table:table-cell/>
          <table:table-cell table:formula="of:=GRUPO([.B5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8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8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Variable Run </text:p>
          </table:table-cell>
          <table:table-cell/>
          <table:table-cell table:formula="of:=GRUPO([.B5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9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09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0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Ice Hall <text:s text:c="4"/></text:p>
          </table:table-cell>
          <table:table-cell/>
          <table:table-cell table:formula="of:=GRUPO([.B5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0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10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1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ComputerRoom </text:p>
          </table:table-cell>
          <table:table-cell/>
          <table:table-cell table:formula="of:=GRUPO([.B5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1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11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1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nverted <text:s text:c="4"/></text:p>
          </table:table-cell>
          <table:table-cell/>
          <table:table-cell table:formula="of:=GRUPO([.B5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2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12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1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PR-C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erminate <text:s text:c="4"/></text:p>
          </table:table-cell>
          <table:table-cell/>
          <table:table-cell table:formula="of:=GRUPO([.B5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3])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INT([.C513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51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<text:s text:c="2"/>Echo Piano <text:s text:c="2"/></text:p>
          </table:table-cell>
          <table:table-cell/>
          <table:table-cell table:formula="of:=GRUPO([.B5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14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51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<text:s text:c="2"/>Upright Pno <text:s/></text:p>
          </table:table-cell>
          <table:table-cell/>
          <table:table-cell table:formula="of:=GRUPO([.B5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15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515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<text:s text:c="2"/>RD-1000 <text:s text:c="6"/></text:p>
          </table:table-cell>
          <table:table-cell/>
          <table:table-cell table:formula="of:=GRUPO([.B5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16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516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<text:s text:c="2"/>Player’s EP <text:s/></text:p>
          </table:table-cell>
          <table:table-cell/>
          <table:table-cell table:formula="of:=GRUPO([.B5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17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17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<text:s text:c="2"/>D-50 Rhodes </text:p>
          </table:table-cell>
          <table:table-cell/>
          <table:table-cell table:formula="of:=GRUPO([.B5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18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1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<text:s text:c="2"/>Innocent EP <text:s/></text:p>
          </table:table-cell>
          <table:table-cell/>
          <table:table-cell table:formula="of:=GRUPO([.B5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19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19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<text:s text:c="2"/>Echo Rhodes </text:p>
          </table:table-cell>
          <table:table-cell/>
          <table:table-cell table:formula="of:=GRUPO([.B5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0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2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<text:s text:c="2"/>See-Thru EP </text:p>
          </table:table-cell>
          <table:table-cell/>
          <table:table-cell table:formula="of:=GRUPO([.B5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1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2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<text:s text:c="2"/>FM BellPiano </text:p>
          </table:table-cell>
          <table:table-cell/>
          <table:table-cell table:formula="of:=GRUPO([.B5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2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22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<text:s text:c="2"/>Ring E.Piano </text:p>
          </table:table-cell>
          <table:table-cell/>
          <table:table-cell table:formula="of:=GRUPO([.B5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3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52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<text:s text:c="2"/>Soap Opera <text:s text:c="2"/></text:p>
          </table:table-cell>
          <table:table-cell/>
          <table:table-cell table:formula="of:=GRUPO([.B5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4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52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<text:s text:c="2"/>Dirty Organ <text:s/></text:p>
          </table:table-cell>
          <table:table-cell/>
          <table:table-cell table:formula="of:=GRUPO([.B5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5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52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<text:s text:c="2"/>Surf’s Up! <text:s text:c="2"/></text:p>
          </table:table-cell>
          <table:table-cell/>
          <table:table-cell table:formula="of:=GRUPO([.B5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6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52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<text:s text:c="2"/>Organesque </text:p>
          </table:table-cell>
          <table:table-cell/>
          <table:table-cell table:formula="of:=GRUPO([.B5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7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52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<text:s text:c="2"/>pp Harmonium </text:p>
          </table:table-cell>
          <table:table-cell/>
          <table:table-cell table:formula="of:=GRUPO([.B5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8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52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<text:s text:c="2"/>PieceOfCheez </text:p>
          </table:table-cell>
          <table:table-cell/>
          <table:table-cell table:formula="of:=GRUPO([.B5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29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52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<text:s text:c="2"/>Harpsy Clav <text:s/></text:p>
          </table:table-cell>
          <table:table-cell/>
          <table:table-cell table:formula="of:=GRUPO([.B5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0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53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<text:s text:c="2"/>Exotic Velo <text:s/></text:p>
          </table:table-cell>
          <table:table-cell/>
          <table:table-cell table:formula="of:=GRUPO([.B5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1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53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<text:s text:c="2"/>HolidayCheer </text:p>
          </table:table-cell>
          <table:table-cell/>
          <table:table-cell table:formula="of:=GRUPO([.B5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2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3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<text:s text:c="2"/>Morning Lite </text:p>
          </table:table-cell>
          <table:table-cell/>
          <table:table-cell table:formula="of:=GRUPO([.B5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3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3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<text:s text:c="2"/>Prefab Chime </text:p>
          </table:table-cell>
          <table:table-cell/>
          <table:table-cell table:formula="of:=GRUPO([.B5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4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3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<text:s text:c="2"/>Belfry Chime <text:s/></text:p>
          </table:table-cell>
          <table:table-cell/>
          <table:table-cell table:formula="of:=GRUPO([.B5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5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3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<text:s text:c="2"/>Stacc.Heaven </text:p>
          </table:table-cell>
          <table:table-cell/>
          <table:table-cell table:formula="of:=GRUPO([.B5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6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3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<text:s text:c="2"/>2.2 Bell Pad <text:s/></text:p>
          </table:table-cell>
          <table:table-cell/>
          <table:table-cell table:formula="of:=GRUPO([.B5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7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53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<text:s text:c="2"/>Far East <text:s text:c="4"/></text:p>
          </table:table-cell>
          <table:table-cell/>
          <table:table-cell table:formula="of:=GRUPO([.B5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8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TH</text:p>
          </table:table-cell>
          <table:table-cell table:formula="of:=UPPER(CATEGORIAPAI([.L538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<text:s text:c="2"/>Wire Pad <text:s text:c="4"/></text:p>
          </table:table-cell>
          <table:table-cell/>
          <table:table-cell table:formula="of:=GRUPO([.B5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39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53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<text:s text:c="2"/>PhaseBlipper </text:p>
          </table:table-cell>
          <table:table-cell/>
          <table:table-cell table:formula="of:=GRUPO([.B5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0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54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<text:s text:c="2"/>Sweep Clav <text:s text:c="3"/></text:p>
          </table:table-cell>
          <table:table-cell/>
          <table:table-cell table:formula="of:=GRUPO([.B5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1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54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<text:s text:c="2"/>Glider <text:s text:c="6"/></text:p>
          </table:table-cell>
          <table:table-cell/>
          <table:table-cell table:formula="of:=GRUPO([.B5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2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54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<text:s text:c="2"/>Solo Steel <text:s text:c="3"/></text:p>
          </table:table-cell>
          <table:table-cell/>
          <table:table-cell table:formula="of:=GRUPO([.B5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3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543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<text:s text:c="2"/>DesertCrystl </text:p>
          </table:table-cell>
          <table:table-cell/>
          <table:table-cell table:formula="of:=GRUPO([.B5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4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54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<text:s text:c="2"/>Clear Guitar </text:p>
          </table:table-cell>
          <table:table-cell/>
          <table:table-cell table:formula="of:=GRUPO([.B5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5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54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<text:s text:c="2"/>Solo Strat <text:s text:c="2"/></text:p>
          </table:table-cell>
          <table:table-cell/>
          <table:table-cell table:formula="of:=GRUPO([.B5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6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546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<text:s text:c="2"/>Feed Me! <text:s text:c="4"/></text:p>
          </table:table-cell>
          <table:table-cell/>
          <table:table-cell table:formula="of:=GRUPO([.B5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7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54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<text:s text:c="2"/>Tube Smoke </text:p>
          </table:table-cell>
          <table:table-cell/>
          <table:table-cell table:formula="of:=GRUPO([.B5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8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54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<text:s text:c="2"/>Creamy <text:s text:c="7"/></text:p>
          </table:table-cell>
          <table:table-cell/>
          <table:table-cell table:formula="of:=GRUPO([.B5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49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54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<text:s text:c="2"/>Blusey OD <text:s text:c="3"/></text:p>
          </table:table-cell>
          <table:table-cell/>
          <table:table-cell table:formula="of:=GRUPO([.B5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0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55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<text:s text:c="2"/>Grindstone <text:s text:c="2"/></text:p>
          </table:table-cell>
          <table:table-cell/>
          <table:table-cell table:formula="of:=GRUPO([.B5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1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55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<text:s text:c="2"/>OD 5ths <text:s text:c="5"/></text:p>
          </table:table-cell>
          <table:table-cell/>
          <table:table-cell table:formula="of:=GRUPO([.B5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2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55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<text:s text:c="2"/>East Europe <text:s/></text:p>
          </table:table-cell>
          <table:table-cell/>
          <table:table-cell table:formula="of:=GRUPO([.B5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3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553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<text:s text:c="2"/>Dulcitar <text:s text:c="4"/></text:p>
          </table:table-cell>
          <table:table-cell/>
          <table:table-cell table:formula="of:=GRUPO([.B5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4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554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<text:s text:c="2"/>Atmos Harp <text:s text:c="2"/></text:p>
          </table:table-cell>
          <table:table-cell/>
          <table:table-cell table:formula="of:=GRUPO([.B5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5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555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<text:s text:c="2"/>Pilgrimage <text:s text:c="3"/></text:p>
          </table:table-cell>
          <table:table-cell/>
          <table:table-cell table:formula="of:=GRUPO([.B5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6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556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<text:s text:c="2"/>202 Rude Bs </text:p>
          </table:table-cell>
          <table:table-cell/>
          <table:table-cell table:formula="of:=GRUPO([.B5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7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55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<text:s text:c="2"/>2pole Bass <text:s text:c="2"/></text:p>
          </table:table-cell>
          <table:table-cell/>
          <table:table-cell table:formula="of:=GRUPO([.B5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8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55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<text:s text:c="2"/>4pole Bass <text:s text:c="2"/></text:p>
          </table:table-cell>
          <table:table-cell/>
          <table:table-cell table:formula="of:=GRUPO([.B5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59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55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<text:s text:c="2"/>Phaser MC <text:s text:c="3"/></text:p>
          </table:table-cell>
          <table:table-cell/>
          <table:table-cell table:formula="of:=GRUPO([.B5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0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56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<text:s text:c="2"/>Miniphaser <text:s text:c="2"/></text:p>
          </table:table-cell>
          <table:table-cell/>
          <table:table-cell table:formula="of:=GRUPO([.B5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1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56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<text:s text:c="2"/>Acid TB <text:s text:c="5"/></text:p>
          </table:table-cell>
          <table:table-cell/>
          <table:table-cell table:formula="of:=GRUPO([.B5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2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56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<text:s text:c="2"/>Full Orchest </text:p>
          </table:table-cell>
          <table:table-cell/>
          <table:table-cell table:formula="of:=GRUPO([.B5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3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56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<text:s text:c="2"/>Str + Winds <text:s/></text:p>
          </table:table-cell>
          <table:table-cell/>
          <table:table-cell table:formula="of:=GRUPO([.B5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4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56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<text:s text:c="2"/>Flute 2080 <text:s text:c="2"/></text:p>
          </table:table-cell>
          <table:table-cell/>
          <table:table-cell table:formula="of:=GRUPO([.B5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5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56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<text:s text:c="2"/>Scat Flute <text:s text:c="2"/></text:p>
          </table:table-cell>
          <table:table-cell/>
          <table:table-cell table:formula="of:=GRUPO([.B5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6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56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<text:s text:c="2"/>Sax Choir <text:s text:c="3"/></text:p>
          </table:table-cell>
          <table:table-cell/>
          <table:table-cell table:formula="of:=GRUPO([.B5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7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56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<text:s text:c="2"/>Ballad Trump </text:p>
          </table:table-cell>
          <table:table-cell/>
          <table:table-cell table:formula="of:=GRUPO([.B5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8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56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<text:s text:c="2"/>Sm.Brass Grp </text:p>
          </table:table-cell>
          <table:table-cell/>
          <table:table-cell table:formula="of:=GRUPO([.B5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69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56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<text:s text:c="2"/>Royale <text:s text:c="7"/></text:p>
          </table:table-cell>
          <table:table-cell/>
          <table:table-cell table:formula="of:=GRUPO([.B5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0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57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<text:s text:c="2"/>Brass Mutes </text:p>
          </table:table-cell>
          <table:table-cell/>
          <table:table-cell table:formula="of:=GRUPO([.B5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1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57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<text:s text:c="2"/>Breathy Brs <text:s/></text:p>
          </table:table-cell>
          <table:table-cell/>
          <table:table-cell table:formula="of:=GRUPO([.B5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2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57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<text:s text:c="2"/>3 Osc Brass </text:p>
          </table:table-cell>
          <table:table-cell/>
          <table:table-cell table:formula="of:=GRUPO([.B5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3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57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<text:s text:c="2"/>P5 Polymod <text:s text:c="3"/></text:p>
          </table:table-cell>
          <table:table-cell/>
          <table:table-cell table:formula="of:=GRUPO([.B5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4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57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<text:s text:c="2"/>Triumph Brs <text:s/></text:p>
          </table:table-cell>
          <table:table-cell/>
          <table:table-cell table:formula="of:=GRUPO([.B5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5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57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<text:s text:c="2"/>Techno Dream </text:p>
          </table:table-cell>
          <table:table-cell/>
          <table:table-cell table:formula="of:=GRUPO([.B5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6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7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<text:s text:c="2"/>Organizer <text:s text:c="3"/></text:p>
          </table:table-cell>
          <table:table-cell/>
          <table:table-cell table:formula="of:=GRUPO([.B5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7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7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<text:s/>Civilization <text:s/></text:p>
          </table:table-cell>
          <table:table-cell/>
          <table:table-cell table:formula="of:=GRUPO([.B5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8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7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<text:s/>Mental Chord </text:p>
          </table:table-cell>
          <table:table-cell/>
          <table:table-cell table:formula="of:=GRUPO([.B5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79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7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<text:s/>House Chord </text:p>
          </table:table-cell>
          <table:table-cell/>
          <table:table-cell table:formula="of:=GRUPO([.B5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0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<text:s/>Sequalog <text:s text:c="5"/></text:p>
          </table:table-cell>
          <table:table-cell/>
          <table:table-cell table:formula="of:=GRUPO([.B5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1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<text:s/>Booster Bips </text:p>
          </table:table-cell>
          <table:table-cell/>
          <table:table-cell table:formula="of:=GRUPO([.B5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2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<text:s/>VintagePlunk </text:p>
          </table:table-cell>
          <table:table-cell/>
          <table:table-cell table:formula="of:=GRUPO([.B5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3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<text:s/>Plik-Plok <text:s text:c="4"/></text:p>
          </table:table-cell>
          <table:table-cell/>
          <table:table-cell table:formula="of:=GRUPO([.B5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4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<text:s/>RingSequence </text:p>
          </table:table-cell>
          <table:table-cell/>
          <table:table-cell table:formula="of:=GRUPO([.B5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5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<text:s/>Cyber Swing <text:s text:c="2"/></text:p>
          </table:table-cell>
          <table:table-cell/>
          <table:table-cell table:formula="of:=GRUPO([.B5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6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<text:s/>Keep :-) <text:s text:c="5"/></text:p>
          </table:table-cell>
          <table:table-cell/>
          <table:table-cell table:formula="of:=GRUPO([.B5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7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<text:s/>Resojuice <text:s text:c="3"/></text:p>
          </table:table-cell>
          <table:table-cell/>
          <table:table-cell table:formula="of:=GRUPO([.B5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8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<text:s/>B’on d’moov! </text:p>
          </table:table-cell>
          <table:table-cell/>
          <table:table-cell table:formula="of:=GRUPO([.B5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89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8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<text:s/>Dist TB-303 <text:s/></text:p>
          </table:table-cell>
          <table:table-cell/>
          <table:table-cell table:formula="of:=GRUPO([.B5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0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59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<text:s/>Temple of JV </text:p>
          </table:table-cell>
          <table:table-cell/>
          <table:table-cell table:formula="of:=GRUPO([.B5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1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9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<text:s/>Planet Asia <text:s/></text:p>
          </table:table-cell>
          <table:table-cell/>
          <table:table-cell table:formula="of:=GRUPO([.B5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2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9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<text:s/>Afterlife <text:s text:c="4"/></text:p>
          </table:table-cell>
          <table:table-cell/>
          <table:table-cell table:formula="of:=GRUPO([.B5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3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9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<text:s/>Trancing Pad </text:p>
          </table:table-cell>
          <table:table-cell/>
          <table:table-cell table:formula="of:=GRUPO([.B5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4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9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<text:s/>Pulsatronic <text:s/></text:p>
          </table:table-cell>
          <table:table-cell/>
          <table:table-cell table:formula="of:=GRUPO([.B5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5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9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<text:s/>Cyber Dreams </text:p>
          </table:table-cell>
          <table:table-cell/>
          <table:table-cell table:formula="of:=GRUPO([.B5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6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59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<text:s/>Warm Pipe <text:s text:c="3"/></text:p>
          </table:table-cell>
          <table:table-cell/>
          <table:table-cell table:formula="of:=GRUPO([.B5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7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59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<text:s/>Pure Pipe <text:s text:c="4"/></text:p>
          </table:table-cell>
          <table:table-cell/>
          <table:table-cell table:formula="of:=GRUPO([.B5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8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59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<text:s/>SH-2000 <text:s text:c="6"/></text:p>
          </table:table-cell>
          <table:table-cell/>
          <table:table-cell table:formula="of:=GRUPO([.B5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599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59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<text:s/>X..? Whistle </text:p>
          </table:table-cell>
          <table:table-cell/>
          <table:table-cell table:formula="of:=GRUPO([.B6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0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60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<text:s/>Jay Vee Solo </text:p>
          </table:table-cell>
          <table:table-cell/>
          <table:table-cell table:formula="of:=GRUPO([.B6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1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60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<text:s/>Progresso Ld </text:p>
          </table:table-cell>
          <table:table-cell/>
          <table:table-cell table:formula="of:=GRUPO([.B6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2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60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<text:s/>Adrenaline <text:s text:c="2"/></text:p>
          </table:table-cell>
          <table:table-cell/>
          <table:table-cell table:formula="of:=GRUPO([.B6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3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6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<text:s/>Enlighten <text:s text:c="4"/></text:p>
          </table:table-cell>
          <table:table-cell/>
          <table:table-cell table:formula="of:=GRUPO([.B6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4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0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<text:s/>Glass Blower </text:p>
          </table:table-cell>
          <table:table-cell/>
          <table:table-cell table:formula="of:=GRUPO([.B6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5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0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<text:s/>Earth Blow <text:s text:c="3"/></text:p>
          </table:table-cell>
          <table:table-cell/>
          <table:table-cell table:formula="of:=GRUPO([.B6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6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0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<text:s/>JX SqrCarpet </text:p>
          </table:table-cell>
          <table:table-cell/>
          <table:table-cell table:formula="of:=GRUPO([.B6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7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0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<text:s/>Dimensional <text:s text:c="2"/></text:p>
          </table:table-cell>
          <table:table-cell/>
          <table:table-cell table:formula="of:=GRUPO([.B6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8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0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<text:s/>Jupiterings <text:s/></text:p>
          </table:table-cell>
          <table:table-cell/>
          <table:table-cell table:formula="of:=GRUPO([.B6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09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0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<text:s/>Analog Drama </text:p>
          </table:table-cell>
          <table:table-cell/>
          <table:table-cell table:formula="of:=GRUPO([.B6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0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<text:s/>Rich Dynapad </text:p>
          </table:table-cell>
          <table:table-cell/>
          <table:table-cell table:formula="of:=GRUPO([.B6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1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<text:s/>Silky Way <text:s text:c="3"/></text:p>
          </table:table-cell>
          <table:table-cell/>
          <table:table-cell table:formula="of:=GRUPO([.B6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2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Gluey Pad <text:s text:c="4"/></text:p>
          </table:table-cell>
          <table:table-cell/>
          <table:table-cell table:formula="of:=GRUPO([.B6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3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BandPass Mod </text:p>
          </table:table-cell>
          <table:table-cell/>
          <table:table-cell table:formula="of:=GRUPO([.B6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4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Soundtraque </text:p>
          </table:table-cell>
          <table:table-cell/>
          <table:table-cell table:formula="of:=GRUPO([.B6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5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Translucence </text:p>
          </table:table-cell>
          <table:table-cell/>
          <table:table-cell table:formula="of:=GRUPO([.B6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6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Darkshine <text:s text:c="3"/></text:p>
          </table:table-cell>
          <table:table-cell/>
          <table:table-cell table:formula="of:=GRUPO([.B6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7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D’light <text:s text:c="6"/></text:p>
          </table:table-cell>
          <table:table-cell/>
          <table:table-cell table:formula="of:=GRUPO([.B6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8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December Sky </text:p>
          </table:table-cell>
          <table:table-cell/>
          <table:table-cell table:formula="of:=GRUPO([.B6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19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1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Octapad <text:s text:c="5"/></text:p>
          </table:table-cell>
          <table:table-cell/>
          <table:table-cell table:formula="of:=GRUPO([.B6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0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62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JUNO Power! </text:p>
          </table:table-cell>
          <table:table-cell/>
          <table:table-cell table:formula="of:=GRUPO([.B6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1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Spectrum Mod </text:p>
          </table:table-cell>
          <table:table-cell/>
          <table:table-cell table:formula="of:=GRUPO([.B6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2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Stringsheen <text:s/></text:p>
          </table:table-cell>
          <table:table-cell/>
          <table:table-cell table:formula="of:=GRUPO([.B6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3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GR500 TmpDly </text:p>
          </table:table-cell>
          <table:table-cell/>
          <table:table-cell table:formula="of:=GRUPO([.B6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4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Mod DirtyWav </text:p>
          </table:table-cell>
          <table:table-cell/>
          <table:table-cell table:formula="of:=GRUPO([.B6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5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Silicon Str <text:s text:c="2"/></text:p>
          </table:table-cell>
          <table:table-cell/>
          <table:table-cell table:formula="of:=GRUPO([.B6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6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D50FantaPerc </text:p>
          </table:table-cell>
          <table:table-cell/>
          <table:table-cell table:formula="of:=GRUPO([.B6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7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Rotodreams <text:s text:c="3"/></text:p>
          </table:table-cell>
          <table:table-cell/>
          <table:table-cell table:formula="of:=GRUPO([.B6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8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62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Blue Notes <text:s text:c="2"/></text:p>
          </table:table-cell>
          <table:table-cell/>
          <table:table-cell table:formula="of:=GRUPO([.B6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29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CMB</text:p>
          </table:table-cell>
          <table:table-cell table:formula="of:=UPPER(CATEGORIAPAI([.L62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RiversOfTime </text:p>
          </table:table-cell>
          <table:table-cell/>
          <table:table-cell table:formula="of:=GRUPO([.B6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0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Phobos <text:s text:c="6"/></text:p>
          </table:table-cell>
          <table:table-cell/>
          <table:table-cell table:formula="of:=GRUPO([.B6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1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2 0 8 0 <text:s text:c="5"/></text:p>
          </table:table-cell>
          <table:table-cell/>
          <table:table-cell table:formula="of:=GRUPO([.B6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2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2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Unearthly <text:s text:c="4"/></text:p>
          </table:table-cell>
          <table:table-cell/>
          <table:table-cell table:formula="of:=GRUPO([.B6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3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3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Glistening <text:s text:c="2"/></text:p>
          </table:table-cell>
          <table:table-cell/>
          <table:table-cell table:formula="of:=GRUPO([.B6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4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4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Sci-Fi Str <text:s text:c="2"/></text:p>
          </table:table-cell>
          <table:table-cell/>
          <table:table-cell table:formula="of:=GRUPO([.B6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5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5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Shadows <text:s text:c="6"/></text:p>
          </table:table-cell>
          <table:table-cell/>
          <table:table-cell table:formula="of:=GRUPO([.B6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6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6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Helium Queen </text:p>
          </table:table-cell>
          <table:table-cell/>
          <table:table-cell table:formula="of:=GRUPO([.B6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7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7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Sci-Fi FX x4 </text:p>
          </table:table-cell>
          <table:table-cell/>
          <table:table-cell table:formula="of:=GRUPO([.B6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8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8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63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Perky Noize <text:s text:c="2"/></text:p>
          </table:table-cell>
          <table:table-cell/>
          <table:table-cell table:formula="of:=GRUPO([.B6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9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39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63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Droplet <text:s text:c="6"/></text:p>
          </table:table-cell>
          <table:table-cell/>
          <table:table-cell table:formula="of:=GRUPO([.B6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40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40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64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table:style-name="ce1" office:value-type="string" calcext:value-type="string">
            <text:p>PR-E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Rain Forest <text:s/></text:p>
          </table:table-cell>
          <table:table-cell/>
          <table:table-cell table:formula="of:=GRUPO([.B6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41])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INT([.C641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64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t.Concert</text:p>
          </table:table-cell>
          <table:table-cell/>
          <table:table-cell table:formula="of:=GRUPO([.B6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2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2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9ft.Grand </text:p>
          </table:table-cell>
          <table:table-cell/>
          <table:table-cell table:formula="of:=GRUPO([.B6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3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ft.Grand </text:p>
          </table:table-cell>
          <table:table-cell/>
          <table:table-cell table:formula="of:=GRUPO([.B6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4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Euro Classic</text:p>
          </table:table-cell>
          <table:table-cell/>
          <table:table-cell table:formula="of:=GRUPO([.B6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5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5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St.Pno &amp; Str</text:p>
          </table:table-cell>
          <table:table-cell/>
          <table:table-cell table:formula="of:=GRUPO([.B6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6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6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ompress Pno</text:p>
          </table:table-cell>
          <table:table-cell/>
          <table:table-cell table:formula="of:=GRUPO([.B6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7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7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LA Session</text:p>
          </table:table-cell>
          <table:table-cell/>
          <table:table-cell table:formula="of:=GRUPO([.B6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8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Water Piano</text:p>
          </table:table-cell>
          <table:table-cell/>
          <table:table-cell table:formula="of:=GRUPO([.B6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4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49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649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Vibra Rhodes</text:p>
          </table:table-cell>
          <table:table-cell/>
          <table:table-cell table:formula="of:=GRUPO([.B6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0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65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Stack Rhodes</text:p>
          </table:table-cell>
          <table:table-cell/>
          <table:table-cell table:formula="of:=GRUPO([.B6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1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P</text:p>
          </table:table-cell>
          <table:table-cell table:formula="of:=UPPER(CATEGORIAPAI([.L65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rcoEnsemble</text:p>
          </table:table-cell>
          <table:table-cell/>
          <table:table-cell table:formula="of:=GRUPO([.B6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2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Vienna Strgs</text:p>
          </table:table-cell>
          <table:table-cell/>
          <table:table-cell table:formula="of:=GRUPO([.B6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3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Str Adagio</text:p>
          </table:table-cell>
          <table:table-cell/>
          <table:table-cell table:formula="of:=GRUPO([.B6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4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Oct Strings</text:p>
          </table:table-cell>
          <table:table-cell/>
          <table:table-cell table:formula="of:=GRUPO([.B6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5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Silky Filter</text:p>
          </table:table-cell>
          <table:table-cell/>
          <table:table-cell table:formula="of:=GRUPO([.B6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6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ft Strings</text:p>
          </table:table-cell>
          <table:table-cell/>
          <table:table-cell table:formula="of:=GRUPO([.B6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7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SlowStr.Sect</text:p>
          </table:table-cell>
          <table:table-cell/>
          <table:table-cell table:formula="of:=GRUPO([.B6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8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GiantStrings</text:p>
          </table:table-cell>
          <table:table-cell/>
          <table:table-cell table:formula="of:=GRUPO([.B6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5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59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5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Str+Choir </text:p>
          </table:table-cell>
          <table:table-cell/>
          <table:table-cell table:formula="of:=GRUPO([.B6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0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6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Str+Choir </text:p>
          </table:table-cell>
          <table:table-cell/>
          <table:table-cell table:formula="of:=GRUPO([.B6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1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66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Str+Choir </text:p>
          </table:table-cell>
          <table:table-cell/>
          <table:table-cell table:formula="of:=GRUPO([.B6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2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Breathy Humz</text:p>
          </table:table-cell>
          <table:table-cell/>
          <table:table-cell table:formula="of:=GRUPO([.B6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3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Dream Voices</text:p>
          </table:table-cell>
          <table:table-cell/>
          <table:table-cell table:formula="of:=GRUPO([.B6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4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Mmmms</text:p>
          </table:table-cell>
          <table:table-cell/>
          <table:table-cell table:formula="of:=GRUPO([.B6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5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Chorale</text:p>
          </table:table-cell>
          <table:table-cell/>
          <table:table-cell table:formula="of:=GRUPO([.B6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6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Space Men</text:p>
          </table:table-cell>
          <table:table-cell/>
          <table:table-cell table:formula="of:=GRUPO([.B6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7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Choir Mm+Aah</text:p>
          </table:table-cell>
          <table:table-cell/>
          <table:table-cell table:formula="of:=GRUPO([.B6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8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Ivory Mist</text:p>
          </table:table-cell>
          <table:table-cell/>
          <table:table-cell table:formula="of:=GRUPO([.B6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6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69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6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PercussiVox</text:p>
          </table:table-cell>
          <table:table-cell/>
          <table:table-cell table:formula="of:=GRUPO([.B6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0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7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Mysteriouso</text:p>
          </table:table-cell>
          <table:table-cell/>
          <table:table-cell table:formula="of:=GRUPO([.B6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1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7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hase Mmhs</text:p>
          </table:table-cell>
          <table:table-cell/>
          <table:table-cell table:formula="of:=GRUPO([.B6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2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7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mbientStory</text:p>
          </table:table-cell>
          <table:table-cell/>
          <table:table-cell table:formula="of:=GRUPO([.B6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3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7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Venus</text:p>
          </table:table-cell>
          <table:table-cell/>
          <table:table-cell table:formula="of:=GRUPO([.B6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4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67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SessionBrass</text:p>
          </table:table-cell>
          <table:table-cell/>
          <table:table-cell table:formula="of:=GRUPO([.B6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5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7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Port.Tpts</text:p>
          </table:table-cell>
          <table:table-cell/>
          <table:table-cell table:formula="of:=GRUPO([.B6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6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7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R&amp;R Brass</text:p>
          </table:table-cell>
          <table:table-cell/>
          <table:table-cell table:formula="of:=GRUPO([.B6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7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7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Echo Brass</text:p>
          </table:table-cell>
          <table:table-cell/>
          <table:table-cell table:formula="of:=GRUPO([.B6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8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7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E.Coast Brs</text:p>
          </table:table-cell>
          <table:table-cell/>
          <table:table-cell table:formula="of:=GRUPO([.B6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7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79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7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Bop Soli</text:p>
          </table:table-cell>
          <table:table-cell/>
          <table:table-cell table:formula="of:=GRUPO([.B6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0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8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oft Saxes</text:p>
          </table:table-cell>
          <table:table-cell/>
          <table:table-cell table:formula="of:=GRUPO([.B6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1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68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Orchestral</text:p>
          </table:table-cell>
          <table:table-cell/>
          <table:table-cell table:formula="of:=GRUPO([.B6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2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8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Octalog Hrn</text:p>
          </table:table-cell>
          <table:table-cell/>
          <table:table-cell table:formula="of:=GRUPO([.B6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3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68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Tpt Soloist</text:p>
          </table:table-cell>
          <table:table-cell/>
          <table:table-cell table:formula="of:=GRUPO([.B6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4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8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Legato Tpt</text:p>
          </table:table-cell>
          <table:table-cell/>
          <table:table-cell table:formula="of:=GRUPO([.B6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5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8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Dyno Trumpet</text:p>
          </table:table-cell>
          <table:table-cell/>
          <table:table-cell table:formula="of:=GRUPO([.B6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6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8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Ethno-Trumps</text:p>
          </table:table-cell>
          <table:table-cell/>
          <table:table-cell table:formula="of:=GRUPO([.B6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7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68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Super Tenor</text:p>
          </table:table-cell>
          <table:table-cell/>
          <table:table-cell table:formula="of:=GRUPO([.B6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8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68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TenorExpress</text:p>
          </table:table-cell>
          <table:table-cell/>
          <table:table-cell table:formula="of:=GRUPO([.B6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8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89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68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T.Sax f</text:p>
          </table:table-cell>
          <table:table-cell/>
          <table:table-cell table:formula="of:=GRUPO([.B6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0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69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Legato Flute</text:p>
          </table:table-cell>
          <table:table-cell/>
          <table:table-cell table:formula="of:=GRUPO([.B6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1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Touch Flute</text:p>
          </table:table-cell>
          <table:table-cell/>
          <table:table-cell table:formula="of:=GRUPO([.B6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2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NewAge Flute</text:p>
          </table:table-cell>
          <table:table-cell/>
          <table:table-cell table:formula="of:=GRUPO([.B6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3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Flute inMist</text:p>
          </table:table-cell>
          <table:table-cell/>
          <table:table-cell table:formula="of:=GRUPO([.B6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4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ybrid Flute</text:p>
          </table:table-cell>
          <table:table-cell/>
          <table:table-cell table:formula="of:=GRUPO([.B6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5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Flute &amp; Cla</text:p>
          </table:table-cell>
          <table:table-cell/>
          <table:table-cell table:formula="of:=GRUPO([.B6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6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hristmasFlt</text:p>
          </table:table-cell>
          <table:table-cell/>
          <table:table-cell table:formula="of:=GRUPO([.B6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7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Fifth Flute</text:p>
          </table:table-cell>
          <table:table-cell/>
          <table:table-cell table:formula="of:=GRUPO([.B6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8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Cosmic Flute</text:p>
          </table:table-cell>
          <table:table-cell/>
          <table:table-cell table:formula="of:=GRUPO([.B6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69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699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69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Acc.de Paris</text:p>
          </table:table-cell>
          <table:table-cell/>
          <table:table-cell table:formula="of:=GRUPO([.B7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0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Paris 50’s</text:p>
          </table:table-cell>
          <table:table-cell/>
          <table:table-cell table:formula="of:=GRUPO([.B7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1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Musette Ens</text:p>
          </table:table-cell>
          <table:table-cell/>
          <table:table-cell table:formula="of:=GRUPO([.B7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2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Montmartre</text:p>
          </table:table-cell>
          <table:table-cell/>
          <table:table-cell table:formula="of:=GRUPO([.B7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3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Sad Akordion</text:p>
          </table:table-cell>
          <table:table-cell/>
          <table:table-cell table:formula="of:=GRUPO([.B7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4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Fr.Accordion</text:p>
          </table:table-cell>
          <table:table-cell/>
          <table:table-cell table:formula="of:=GRUPO([.B7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5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Fr.Accord </text:p>
          </table:table-cell>
          <table:table-cell/>
          <table:table-cell table:formula="of:=GRUPO([.B7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6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CD</text:p>
          </table:table-cell>
          <table:table-cell table:formula="of:=UPPER(CATEGORIAPAI([.L70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Troubadour</text:p>
          </table:table-cell>
          <table:table-cell/>
          <table:table-cell table:formula="of:=GRUPO([.B7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7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0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SessionNylon</text:p>
          </table:table-cell>
          <table:table-cell/>
          <table:table-cell table:formula="of:=GRUPO([.B7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8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0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Solo Nylon </text:p>
          </table:table-cell>
          <table:table-cell/>
          <table:table-cell table:formula="of:=GRUPO([.B7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0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09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0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Solo Nylon </text:p>
          </table:table-cell>
          <table:table-cell/>
          <table:table-cell table:formula="of:=GRUPO([.B7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0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1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Nylon &amp; Str</text:p>
          </table:table-cell>
          <table:table-cell/>
          <table:table-cell table:formula="of:=GRUPO([.B7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1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1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Nylon &amp; Flt</text:p>
          </table:table-cell>
          <table:table-cell/>
          <table:table-cell table:formula="of:=GRUPO([.B7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2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1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Nylon Chord</text:p>
          </table:table-cell>
          <table:table-cell/>
          <table:table-cell table:formula="of:=GRUPO([.B7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3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13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Stratar</text:p>
          </table:table-cell>
          <table:table-cell/>
          <table:table-cell table:formula="of:=GRUPO([.B7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4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1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Clean Tele</text:p>
          </table:table-cell>
          <table:table-cell/>
          <table:table-cell table:formula="of:=GRUPO([.B7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5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1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Nashville</text:p>
          </table:table-cell>
          <table:table-cell/>
          <table:table-cell table:formula="of:=GRUPO([.B7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6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16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Super Trem</text:p>
          </table:table-cell>
          <table:table-cell/>
          <table:table-cell table:formula="of:=GRUPO([.B7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7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1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SpaghettiGtr</text:p>
          </table:table-cell>
          <table:table-cell/>
          <table:table-cell table:formula="of:=GRUPO([.B7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8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1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Duanne’sTone</text:p>
          </table:table-cell>
          <table:table-cell/>
          <table:table-cell table:formula="of:=GRUPO([.B7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1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19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1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Big Hair Ld</text:p>
          </table:table-cell>
          <table:table-cell/>
          <table:table-cell table:formula="of:=GRUPO([.B7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0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Metal Solo</text:p>
          </table:table-cell>
          <table:table-cell/>
          <table:table-cell table:formula="of:=GRUPO([.B7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1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Crunch Tone</text:p>
          </table:table-cell>
          <table:table-cell/>
          <table:table-cell table:formula="of:=GRUPO([.B7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2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Overdriven</text:p>
          </table:table-cell>
          <table:table-cell/>
          <table:table-cell table:formula="of:=GRUPO([.B7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3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3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Blues Tele</text:p>
          </table:table-cell>
          <table:table-cell/>
          <table:table-cell table:formula="of:=GRUPO([.B7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4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Tube Double</text:p>
          </table:table-cell>
          <table:table-cell/>
          <table:table-cell table:formula="of:=GRUPO([.B7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5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Neil’s Rust</text:p>
          </table:table-cell>
          <table:table-cell/>
          <table:table-cell table:formula="of:=GRUPO([.B7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6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6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Short Crunch</text:p>
          </table:table-cell>
          <table:table-cell/>
          <table:table-cell table:formula="of:=GRUPO([.B7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7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X-Fade Metal</text:p>
          </table:table-cell>
          <table:table-cell/>
          <table:table-cell table:formula="of:=GRUPO([.B7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8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Velo Power</text:p>
          </table:table-cell>
          <table:table-cell/>
          <table:table-cell table:formula="of:=GRUPO([.B7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2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29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2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Phazy Chunk</text:p>
          </table:table-cell>
          <table:table-cell/>
          <table:table-cell table:formula="of:=GRUPO([.B7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0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73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Reso Tele</text:p>
          </table:table-cell>
          <table:table-cell/>
          <table:table-cell table:formula="of:=GRUPO([.B7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1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3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Wah Wah BPM</text:p>
          </table:table-cell>
          <table:table-cell/>
          <table:table-cell table:formula="of:=GRUPO([.B7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2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732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Rock P.Bass</text:p>
          </table:table-cell>
          <table:table-cell/>
          <table:table-cell table:formula="of:=GRUPO([.B7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3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Rock P.Bass</text:p>
          </table:table-cell>
          <table:table-cell/>
          <table:table-cell table:formula="of:=GRUPO([.B7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4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Rock P.Bass</text:p>
          </table:table-cell>
          <table:table-cell/>
          <table:table-cell table:formula="of:=GRUPO([.B7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5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Big Jazz Bs</text:p>
          </table:table-cell>
          <table:table-cell/>
          <table:table-cell table:formula="of:=GRUPO([.B7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6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BriteJazz Bs</text:p>
          </table:table-cell>
          <table:table-cell/>
          <table:table-cell table:formula="of:=GRUPO([.B7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7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Ch.Jazz Bs</text:p>
          </table:table-cell>
          <table:table-cell/>
          <table:table-cell table:formula="of:=GRUPO([.B7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8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Mellow Jz Bs</text:p>
          </table:table-cell>
          <table:table-cell/>
          <table:table-cell table:formula="of:=GRUPO([.B7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3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39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3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Mute E.Bs</text:p>
          </table:table-cell>
          <table:table-cell/>
          <table:table-cell table:formula="of:=GRUPO([.B7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0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4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Octabahn Bs</text:p>
          </table:table-cell>
          <table:table-cell/>
          <table:table-cell table:formula="of:=GRUPO([.B7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1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74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Slobbery Bs</text:p>
          </table:table-cell>
          <table:table-cell/>
          <table:table-cell table:formula="of:=GRUPO([.B7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2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hase Worm</text:p>
          </table:table-cell>
          <table:table-cell/>
          <table:table-cell table:formula="of:=GRUPO([.B7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3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Euro Rave Bs</text:p>
          </table:table-cell>
          <table:table-cell/>
          <table:table-cell table:formula="of:=GRUPO([.B7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4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Pumpin’ Bs</text:p>
          </table:table-cell>
          <table:table-cell/>
          <table:table-cell table:formula="of:=GRUPO([.B7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5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ech NoBase</text:p>
          </table:table-cell>
          <table:table-cell/>
          <table:table-cell table:formula="of:=GRUPO([.B7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6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Bad Acid Bs</text:p>
          </table:table-cell>
          <table:table-cell/>
          <table:table-cell table:formula="of:=GRUPO([.B7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7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heepEcho Bs</text:p>
          </table:table-cell>
          <table:table-cell/>
          <table:table-cell table:formula="of:=GRUPO([.B7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8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Manic Bs</text:p>
          </table:table-cell>
          <table:table-cell/>
          <table:table-cell table:formula="of:=GRUPO([.B7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4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49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74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JP6 Sqr Key</text:p>
          </table:table-cell>
          <table:table-cell/>
          <table:table-cell table:formula="of:=GRUPO([.B7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0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5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quare drops</text:p>
          </table:table-cell>
          <table:table-cell/>
          <table:table-cell table:formula="of:=GRUPO([.B7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1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5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elestial</text:p>
          </table:table-cell>
          <table:table-cell/>
          <table:table-cell table:formula="of:=GRUPO([.B7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2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5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Heavenly Eko</text:p>
          </table:table-cell>
          <table:table-cell/>
          <table:table-cell table:formula="of:=GRUPO([.B7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3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5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JD-800 Nomad</text:p>
          </table:table-cell>
          <table:table-cell/>
          <table:table-cell table:formula="of:=GRUPO([.B7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4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5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brolater</text:p>
          </table:table-cell>
          <table:table-cell/>
          <table:table-cell table:formula="of:=GRUPO([.B7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5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5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MartianChime</text:p>
          </table:table-cell>
          <table:table-cell/>
          <table:table-cell table:formula="of:=GRUPO([.B7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6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5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ig Wet Blip</text:p>
          </table:table-cell>
          <table:table-cell/>
          <table:table-cell table:formula="of:=GRUPO([.B7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7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5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mazing Echo</text:p>
          </table:table-cell>
          <table:table-cell/>
          <table:table-cell table:formula="of:=GRUPO([.B7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8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5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DelaySession</text:p>
          </table:table-cell>
          <table:table-cell/>
          <table:table-cell table:formula="of:=GRUPO([.B7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5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59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75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Deletex</text:p>
          </table:table-cell>
          <table:table-cell/>
          <table:table-cell table:formula="of:=GRUPO([.B7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0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760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arlia</text:p>
          </table:table-cell>
          <table:table-cell/>
          <table:table-cell table:formula="of:=GRUPO([.B7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1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76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Mahoroba</text:p>
          </table:table-cell>
          <table:table-cell/>
          <table:table-cell table:formula="of:=GRUPO([.B7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2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76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Eurotek Clav</text:p>
          </table:table-cell>
          <table:table-cell/>
          <table:table-cell table:formula="of:=GRUPO([.B7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3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76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Dope Resoclv</text:p>
          </table:table-cell>
          <table:table-cell/>
          <table:table-cell table:formula="of:=GRUPO([.B7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4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6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ekno Juno</text:p>
          </table:table-cell>
          <table:table-cell/>
          <table:table-cell table:formula="of:=GRUPO([.B7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5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6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Buzzzzzzzzzz</text:p>
          </table:table-cell>
          <table:table-cell/>
          <table:table-cell table:formula="of:=GRUPO([.B7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6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76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Slop-a-rama</text:p>
          </table:table-cell>
          <table:table-cell/>
          <table:table-cell table:formula="of:=GRUPO([.B7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7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6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sn’t Pretty</text:p>
          </table:table-cell>
          <table:table-cell/>
          <table:table-cell table:formula="of:=GRUPO([.B7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8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6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Polywasp</text:p>
          </table:table-cell>
          <table:table-cell/>
          <table:table-cell table:formula="of:=GRUPO([.B7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6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69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6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Quixelate</text:p>
          </table:table-cell>
          <table:table-cell/>
          <table:table-cell table:formula="of:=GRUPO([.B7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0])-1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7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angoa Wave</text:p>
          </table:table-cell>
          <table:table-cell/>
          <table:table-cell table:formula="of:=GRUPO([.B7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1])-1"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77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Spiked Cheez</text:p>
          </table:table-cell>
          <table:table-cell/>
          <table:table-cell table:formula="of:=GRUPO([.B7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2])-1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7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Glassy Cheez</text:p>
          </table:table-cell>
          <table:table-cell/>
          <table:table-cell table:formula="of:=GRUPO([.B7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3])-1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7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Super 808Cow</text:p>
          </table:table-cell>
          <table:table-cell/>
          <table:table-cell table:formula="of:=GRUPO([.B7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4])-1"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7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Arpeggiatoid</text:p>
          </table:table-cell>
          <table:table-cell/>
          <table:table-cell table:formula="of:=GRUPO([.B7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5])-1"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7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Euro Hit </text:p>
          </table:table-cell>
          <table:table-cell/>
          <table:table-cell table:formula="of:=GRUPO([.B7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6])-1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77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Euro Hit </text:p>
          </table:table-cell>
          <table:table-cell/>
          <table:table-cell table:formula="of:=GRUPO([.B7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7])-1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77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Rave Slice</text:p>
          </table:table-cell>
          <table:table-cell/>
          <table:table-cell table:formula="of:=GRUPO([.B7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8])-1"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77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Str Torture</text:p>
          </table:table-cell>
          <table:table-cell/>
          <table:table-cell table:formula="of:=GRUPO([.B7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7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79])-1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7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Juno Harpsi</text:p>
          </table:table-cell>
          <table:table-cell/>
          <table:table-cell table:formula="of:=GRUPO([.B7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0])-1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8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Big Mess Pad</text:p>
          </table:table-cell>
          <table:table-cell/>
          <table:table-cell table:formula="of:=GRUPO([.B7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1])-1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8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Harpsichoir</text:p>
          </table:table-cell>
          <table:table-cell/>
          <table:table-cell table:formula="of:=GRUPO([.B7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2])-1"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78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Echo Juno</text:p>
          </table:table-cell>
          <table:table-cell/>
          <table:table-cell table:formula="of:=GRUPO([.B7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3])-1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8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Phazerave</text:p>
          </table:table-cell>
          <table:table-cell/>
          <table:table-cell table:formula="of:=GRUPO([.B7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4])-1"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8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5])-1"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8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6])-1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8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7])-1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8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8])-1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8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8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89])-1"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8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0])-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9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1])-1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9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DanceStack </text:p>
          </table:table-cell>
          <table:table-cell/>
          <table:table-cell table:formula="of:=GRUPO([.B7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2])-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9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urotek Brs</text:p>
          </table:table-cell>
          <table:table-cell/>
          <table:table-cell table:formula="of:=GRUPO([.B7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3])-1"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79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ynergy Brs</text:p>
          </table:table-cell>
          <table:table-cell/>
          <table:table-cell table:formula="of:=GRUPO([.B7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4])-1"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R</text:p>
          </table:table-cell>
          <table:table-cell table:formula="of:=UPPER(CATEGORIAPAI([.L79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PortaSynthex</text:p>
          </table:table-cell>
          <table:table-cell/>
          <table:table-cell table:formula="of:=GRUPO([.B7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5])-1"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9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Razor VCOs</text:p>
          </table:table-cell>
          <table:table-cell/>
          <table:table-cell table:formula="of:=GRUPO([.B7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6])-1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9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Big PWM</text:p>
          </table:table-cell>
          <table:table-cell/>
          <table:table-cell table:formula="of:=GRUPO([.B7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7])-1"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9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Flutey Stack</text:p>
          </table:table-cell>
          <table:table-cell/>
          <table:table-cell table:formula="of:=GRUPO([.B7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8])-1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9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Wobbly 5th</text:p>
          </table:table-cell>
          <table:table-cell/>
          <table:table-cell table:formula="of:=GRUPO([.B7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79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799])-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79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Tekno Square</text:p>
          </table:table-cell>
          <table:table-cell/>
          <table:table-cell table:formula="of:=GRUPO([.B8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0])-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80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Trance VoXxX</text:p>
          </table:table-cell>
          <table:table-cell/>
          <table:table-cell table:formula="of:=GRUPO([.B8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1])-1"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80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Random Rave</text:p>
          </table:table-cell>
          <table:table-cell/>
          <table:table-cell table:formula="of:=GRUPO([.B8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2])-1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80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Raver Circus</text:p>
          </table:table-cell>
          <table:table-cell/>
          <table:table-cell table:formula="of:=GRUPO([.B8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3])-1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8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Resorave</text:p>
          </table:table-cell>
          <table:table-cell/>
          <table:table-cell table:formula="of:=GRUPO([.B8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4])-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80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Flangomatic</text:p>
          </table:table-cell>
          <table:table-cell/>
          <table:table-cell table:formula="of:=GRUPO([.B8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5])-1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0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O-Zu-Nu</text:p>
          </table:table-cell>
          <table:table-cell/>
          <table:table-cell table:formula="of:=GRUPO([.B8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6])-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0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Sub Divided</text:p>
          </table:table-cell>
          <table:table-cell/>
          <table:table-cell table:formula="of:=GRUPO([.B8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7])-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0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Ancient Sqr</text:p>
          </table:table-cell>
          <table:table-cell/>
          <table:table-cell table:formula="of:=GRUPO([.B8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8])-1"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0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Fat Flange</text:p>
          </table:table-cell>
          <table:table-cell/>
          <table:table-cell table:formula="of:=GRUPO([.B8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0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09])-1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0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Phaze NRG</text:p>
          </table:table-cell>
          <table:table-cell/>
          <table:table-cell table:formula="of:=GRUPO([.B8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0])-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1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hase Vox</text:p>
          </table:table-cell>
          <table:table-cell/>
          <table:table-cell table:formula="of:=GRUPO([.B8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1])-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81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Systekno</text:p>
          </table:table-cell>
          <table:table-cell/>
          <table:table-cell table:formula="of:=GRUPO([.B8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2])-1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81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On the move!</text:p>
          </table:table-cell>
          <table:table-cell/>
          <table:table-cell table:formula="of:=GRUPO([.B8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3])-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81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XP’ration</text:p>
          </table:table-cell>
          <table:table-cell/>
          <table:table-cell table:formula="of:=GRUPO([.B8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4])-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81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Big Ensemble</text:p>
          </table:table-cell>
          <table:table-cell/>
          <table:table-cell table:formula="of:=GRUPO([.B8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5])-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1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azerette</text:p>
          </table:table-cell>
          <table:table-cell/>
          <table:table-cell table:formula="of:=GRUPO([.B8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6])-1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1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Fazed String</text:p>
          </table:table-cell>
          <table:table-cell/>
          <table:table-cell table:formula="of:=GRUPO([.B8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7])-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81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Combing Slow</text:p>
          </table:table-cell>
          <table:table-cell/>
          <table:table-cell table:formula="of:=GRUPO([.B8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8])-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81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Jet Stack</text:p>
          </table:table-cell>
          <table:table-cell/>
          <table:table-cell table:formula="of:=GRUPO([.B8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1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19])-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81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Phazeslopad</text:p>
          </table:table-cell>
          <table:table-cell/>
          <table:table-cell table:formula="of:=GRUPO([.B8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0])-1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82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Rize Mass</text:p>
          </table:table-cell>
          <table:table-cell/>
          <table:table-cell table:formula="of:=GRUPO([.B8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1])-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Portent</text:p>
          </table:table-cell>
          <table:table-cell/>
          <table:table-cell table:formula="of:=GRUPO([.B8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2])-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DCO Sweeper</text:p>
          </table:table-cell>
          <table:table-cell/>
          <table:table-cell table:formula="of:=GRUPO([.B8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3])-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Sweep Rain</text:p>
          </table:table-cell>
          <table:table-cell/>
          <table:table-cell table:formula="of:=GRUPO([.B8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4])-1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weep Stack</text:p>
          </table:table-cell>
          <table:table-cell/>
          <table:table-cell table:formula="of:=GRUPO([.B8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5])-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Big Vectors</text:p>
          </table:table-cell>
          <table:table-cell/>
          <table:table-cell table:formula="of:=GRUPO([.B8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6])-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Poly Swell</text:p>
          </table:table-cell>
          <table:table-cell/>
          <table:table-cell table:formula="of:=GRUPO([.B8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7])-1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82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Alchemy</text:p>
          </table:table-cell>
          <table:table-cell/>
          <table:table-cell table:formula="of:=GRUPO([.B8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8])-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2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Soli-na</text:p>
          </table:table-cell>
          <table:table-cell/>
          <table:table-cell table:formula="of:=GRUPO([.B8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2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29])-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2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90s Str Mach</text:p>
          </table:table-cell>
          <table:table-cell/>
          <table:table-cell table:formula="of:=GRUPO([.B8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0])-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3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Ultra Cheez</text:p>
          </table:table-cell>
          <table:table-cell/>
          <table:table-cell table:formula="of:=GRUPO([.B8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1])-1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83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Juno-60 Pad</text:p>
          </table:table-cell>
          <table:table-cell/>
          <table:table-cell table:formula="of:=GRUPO([.B8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2])-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83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Progressive</text:p>
          </table:table-cell>
          <table:table-cell/>
          <table:table-cell table:formula="of:=GRUPO([.B8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3])-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3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Build-Up Syn</text:p>
          </table:table-cell>
          <table:table-cell/>
          <table:table-cell table:formula="of:=GRUPO([.B8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4])-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3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Atlantis </text:p>
          </table:table-cell>
          <table:table-cell/>
          <table:table-cell table:formula="of:=GRUPO([.B8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5])-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3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Perelandra</text:p>
          </table:table-cell>
          <table:table-cell/>
          <table:table-cell table:formula="of:=GRUPO([.B8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6])-1"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3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Plutonium</text:p>
          </table:table-cell>
          <table:table-cell/>
          <table:table-cell table:formula="of:=GRUPO([.B8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7])-1"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3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Nautilus</text:p>
          </table:table-cell>
          <table:table-cell/>
          <table:table-cell table:formula="of:=GRUPO([.B8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8])-1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3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Metal Dreams</text:p>
          </table:table-cell>
          <table:table-cell/>
          <table:table-cell table:formula="of:=GRUPO([.B8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3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39])-1"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3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Glass Clouds</text:p>
          </table:table-cell>
          <table:table-cell/>
          <table:table-cell table:formula="of:=GRUPO([.B8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0])-1"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Harmonicloud</text:p>
          </table:table-cell>
          <table:table-cell/>
          <table:table-cell table:formula="of:=GRUPO([.B8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1])-1"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hining Veil</text:p>
          </table:table-cell>
          <table:table-cell/>
          <table:table-cell table:formula="of:=GRUPO([.B8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2])-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Ethereal JX</text:p>
          </table:table-cell>
          <table:table-cell/>
          <table:table-cell table:formula="of:=GRUPO([.B8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3])-1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Striking 5th</text:p>
          </table:table-cell>
          <table:table-cell/>
          <table:table-cell table:formula="of:=GRUPO([.B8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4])-1"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Meow 5ths</text:p>
          </table:table-cell>
          <table:table-cell/>
          <table:table-cell table:formula="of:=GRUPO([.B8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5])-1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Stepflanger</text:p>
          </table:table-cell>
          <table:table-cell/>
          <table:table-cell table:formula="of:=GRUPO([.B8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6])-1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4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Happy LFOs</text:p>
          </table:table-cell>
          <table:table-cell/>
          <table:table-cell table:formula="of:=GRUPO([.B8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7])-1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84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Aero Insect</text:p>
          </table:table-cell>
          <table:table-cell/>
          <table:table-cell table:formula="of:=GRUPO([.B8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8])-1"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84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at Sweeper</text:p>
          </table:table-cell>
          <table:table-cell/>
          <table:table-cell table:formula="of:=GRUPO([.B8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4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49])-1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84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Wormy Lead</text:p>
          </table:table-cell>
          <table:table-cell/>
          <table:table-cell table:formula="of:=GRUPO([.B8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0])-1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85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Atmo Lead</text:p>
          </table:table-cell>
          <table:table-cell/>
          <table:table-cell table:formula="of:=GRUPO([.B8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1])-1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85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Caliolead</text:p>
          </table:table-cell>
          <table:table-cell/>
          <table:table-cell table:formula="of:=GRUPO([.B8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2])-1"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85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Tweedles</text:p>
          </table:table-cell>
          <table:table-cell/>
          <table:table-cell table:formula="of:=GRUPO([.B8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3])-1"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85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Raw PWM</text:p>
          </table:table-cell>
          <table:table-cell/>
          <table:table-cell table:formula="of:=GRUPO([.B8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4])-1"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85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Voc Solo 5th</text:p>
          </table:table-cell>
          <table:table-cell/>
          <table:table-cell table:formula="of:=GRUPO([.B8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5])-1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85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Dirty Lead</text:p>
          </table:table-cell>
          <table:table-cell/>
          <table:table-cell table:formula="of:=GRUPO([.B8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6])-1"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85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Boostweeper</text:p>
          </table:table-cell>
          <table:table-cell/>
          <table:table-cell table:formula="of:=GRUPO([.B8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7])-1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5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Boostweeper</text:p>
          </table:table-cell>
          <table:table-cell/>
          <table:table-cell table:formula="of:=GRUPO([.B8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8])-1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5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B3 Filth</text:p>
          </table:table-cell>
          <table:table-cell/>
          <table:table-cell table:formula="of:=GRUPO([.B8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5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59])-1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85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Phazed Organ</text:p>
          </table:table-cell>
          <table:table-cell/>
          <table:table-cell table:formula="of:=GRUPO([.B8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0])-1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86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VSw Vibrafon</text:p>
          </table:table-cell>
          <table:table-cell/>
          <table:table-cell table:formula="of:=GRUPO([.B8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1])-1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86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SA Vibe</text:p>
          </table:table-cell>
          <table:table-cell/>
          <table:table-cell table:formula="of:=GRUPO([.B8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2])-1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86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Rich Vibes</text:p>
          </table:table-cell>
          <table:table-cell/>
          <table:table-cell table:formula="of:=GRUPO([.B8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3])-1"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86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SpaceGamelan</text:p>
          </table:table-cell>
          <table:table-cell/>
          <table:table-cell table:formula="of:=GRUPO([.B8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4])-1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86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Toy Vibe</text:p>
          </table:table-cell>
          <table:table-cell/>
          <table:table-cell table:formula="of:=GRUPO([.B8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5])-1"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86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Analog Bomb</text:p>
          </table:table-cell>
          <table:table-cell/>
          <table:table-cell table:formula="of:=GRUPO([.B8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6])-1"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86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Seashore </text:p>
          </table:table-cell>
          <table:table-cell/>
          <table:table-cell table:formula="of:=GRUPO([.B8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7])-1"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86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Creation</text:p>
          </table:table-cell>
          <table:table-cell/>
          <table:table-cell table:formula="of:=GRUPO([.B8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8])-1"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6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Cyberjunkie</text:p>
          </table:table-cell>
          <table:table-cell/>
          <table:table-cell table:formula="of:=GRUPO([.B8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6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69])-1"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6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Sci-Fi Bells</text:p>
          </table:table-cell>
          <table:table-cell/>
          <table:table-cell table:formula="of:=GRUPO([.B8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0])-1"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7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Shine on</text:p>
          </table:table-cell>
          <table:table-cell/>
          <table:table-cell table:formula="of:=GRUPO([.B8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1])-1"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87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DEMO Piano</text:p>
          </table:table-cell>
          <table:table-cell/>
          <table:table-cell table:formula="of:=GRUPO([.B8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2])-1"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872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DEMO Piano</text:p>
          </table:table-cell>
          <table:table-cell/>
          <table:table-cell table:formula="of:=GRUPO([.B8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3])-1"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873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DEMO PnoVox</text:p>
          </table:table-cell>
          <table:table-cell/>
          <table:table-cell table:formula="of:=GRUPO([.B8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4])-1"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874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DEMO Str </text:p>
          </table:table-cell>
          <table:table-cell/>
          <table:table-cell table:formula="of:=GRUPO([.B8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5])-1"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7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DEMO Str </text:p>
          </table:table-cell>
          <table:table-cell/>
          <table:table-cell table:formula="of:=GRUPO([.B8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6])-1"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7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DEMO Str </text:p>
          </table:table-cell>
          <table:table-cell/>
          <table:table-cell table:formula="of:=GRUPO([.B8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7])-1"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7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DEMO SynPuls</text:p>
          </table:table-cell>
          <table:table-cell/>
          <table:table-cell table:formula="of:=GRUPO([.B8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8])-1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87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DEMO 5thPad</text:p>
          </table:table-cell>
          <table:table-cell/>
          <table:table-cell table:formula="of:=GRUPO([.B8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7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79])-1"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87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DEMO Choir</text:p>
          </table:table-cell>
          <table:table-cell/>
          <table:table-cell table:formula="of:=GRUPO([.B8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0])-1"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88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DEMO Brass</text:p>
          </table:table-cell>
          <table:table-cell/>
          <table:table-cell table:formula="of:=GRUPO([.B8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1])-1"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88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DEMO Tenor</text:p>
          </table:table-cell>
          <table:table-cell/>
          <table:table-cell table:formula="of:=GRUPO([.B8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2])-1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AX</text:p>
          </table:table-cell>
          <table:table-cell table:formula="of:=UPPER(CATEGORIAPAI([.L88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DEMO Tpt</text:p>
          </table:table-cell>
          <table:table-cell/>
          <table:table-cell table:formula="of:=GRUPO([.B8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3])-1"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88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DEMO Flute</text:p>
          </table:table-cell>
          <table:table-cell/>
          <table:table-cell table:formula="of:=GRUPO([.B8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4])-1"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88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DEMO Nylon</text:p>
          </table:table-cell>
          <table:table-cell/>
          <table:table-cell table:formula="of:=GRUPO([.B8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5])-1"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88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DEMO PhaseGt</text:p>
          </table:table-cell>
          <table:table-cell/>
          <table:table-cell table:formula="of:=GRUPO([.B8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6])-1"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886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DEMO DistGt</text:p>
          </table:table-cell>
          <table:table-cell/>
          <table:table-cell table:formula="of:=GRUPO([.B8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7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7])-1"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887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DEMO DistGt</text:p>
          </table:table-cell>
          <table:table-cell/>
          <table:table-cell table:formula="of:=GRUPO([.B8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8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8])-1"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888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DEMO Strat</text:p>
          </table:table-cell>
          <table:table-cell/>
          <table:table-cell table:formula="of:=GRUPO([.B8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89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89])-1"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EGT</text:p>
          </table:table-cell>
          <table:table-cell table:formula="of:=UPPER(CATEGORIAPAI([.L889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DEMO SlapBs</text:p>
          </table:table-cell>
          <table:table-cell/>
          <table:table-cell table:formula="of:=GRUPO([.B8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0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0])-1"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89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DEMO P.Bass</text:p>
          </table:table-cell>
          <table:table-cell/>
          <table:table-cell table:formula="of:=GRUPO([.B8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1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1])-1"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S</text:p>
          </table:table-cell>
          <table:table-cell table:formula="of:=UPPER(CATEGORIAPAI([.L89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DEMO SynBs</text:p>
          </table:table-cell>
          <table:table-cell/>
          <table:table-cell table:formula="of:=GRUPO([.B8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2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2])-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89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DEMO SynLead</text:p>
          </table:table-cell>
          <table:table-cell/>
          <table:table-cell table:formula="of:=GRUPO([.B8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3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3])-1"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89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DEMO Insect</text:p>
          </table:table-cell>
          <table:table-cell/>
          <table:table-cell table:formula="of:=GRUPO([.B8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4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4])-1"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89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DEMO Buzzzzz</text:p>
          </table:table-cell>
          <table:table-cell/>
          <table:table-cell table:formula="of:=GRUPO([.B8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5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5])-1"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89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A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DEMO Crowd</text:p>
          </table:table-cell>
          <table:table-cell/>
          <table:table-cell table:formula="of:=GRUPO([.B8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6])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INT([.C896])-1"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FX</text:p>
          </table:table-cell>
          <table:table-cell table:formula="of:=UPPER(CATEGORIAPAI([.L89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Warm Violins</text:p>
          </table:table-cell>
          <table:table-cell/>
          <table:table-cell table:formula="of:=GRUPO([.B8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897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9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low Vlns 1</text:p>
          </table:table-cell>
          <table:table-cell/>
          <table:table-cell table:formula="of:=GRUPO([.B8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898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9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Vlns+Vlas 1</text:p>
          </table:table-cell>
          <table:table-cell/>
          <table:table-cell table:formula="of:=GRUPO([.B8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8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899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89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Vl Sect mono</text:p>
          </table:table-cell>
          <table:table-cell/>
          <table:table-cell table:formula="of:=GRUPO([.B9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0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rco Violins</text:p>
          </table:table-cell>
          <table:table-cell/>
          <table:table-cell table:formula="of:=GRUPO([.B9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1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Marcato Vls1</text:p>
          </table:table-cell>
          <table:table-cell/>
          <table:table-cell table:formula="of:=GRUPO([.B9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2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Vlns+Vlas 2</text:p>
          </table:table-cell>
          <table:table-cell/>
          <table:table-cell table:formula="of:=GRUPO([.B9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3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Agitato Vls1</text:p>
          </table:table-cell>
          <table:table-cell/>
          <table:table-cell table:formula="of:=GRUPO([.B9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4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Rosin Pad 1</text:p>
          </table:table-cell>
          <table:table-cell/>
          <table:table-cell table:formula="of:=GRUPO([.B9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5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Dry Mid-High</text:p>
          </table:table-cell>
          <table:table-cell/>
          <table:table-cell table:formula="of:=GRUPO([.B9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6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Natural Vlns</text:p>
          </table:table-cell>
          <table:table-cell/>
          <table:table-cell table:formula="of:=GRUPO([.B9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7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Sad Vln Sect</text:p>
          </table:table-cell>
          <table:table-cell/>
          <table:table-cell table:formula="of:=GRUPO([.B9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8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Marcato Vas</text:p>
          </table:table-cell>
          <table:table-cell/>
          <table:table-cell table:formula="of:=GRUPO([.B9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09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0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Arco Violas</text:p>
          </table:table-cell>
          <table:table-cell/>
          <table:table-cell table:formula="of:=GRUPO([.B9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0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Thick Violas</text:p>
          </table:table-cell>
          <table:table-cell/>
          <table:table-cell table:formula="of:=GRUPO([.B9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1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Va Sect f</text:p>
          </table:table-cell>
          <table:table-cell/>
          <table:table-cell table:formula="of:=GRUPO([.B9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2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Va Small Sec</text:p>
          </table:table-cell>
          <table:table-cell/>
          <table:table-cell table:formula="of:=GRUPO([.B9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3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Agitato Vas1</text:p>
          </table:table-cell>
          <table:table-cell/>
          <table:table-cell table:formula="of:=GRUPO([.B9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4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Sad Violas</text:p>
          </table:table-cell>
          <table:table-cell/>
          <table:table-cell table:formula="of:=GRUPO([.B9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5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Fast Cellos1</text:p>
          </table:table-cell>
          <table:table-cell/>
          <table:table-cell table:formula="of:=GRUPO([.B9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6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Vcs Legato 1</text:p>
          </table:table-cell>
          <table:table-cell/>
          <table:table-cell table:formula="of:=GRUPO([.B9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7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Marcato Vcs1</text:p>
          </table:table-cell>
          <table:table-cell/>
          <table:table-cell table:formula="of:=GRUPO([.B9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8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Small Vc Sec</text:p>
          </table:table-cell>
          <table:table-cell/>
          <table:table-cell table:formula="of:=GRUPO([.B9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19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1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gitato Vcs1</text:p>
          </table:table-cell>
          <table:table-cell/>
          <table:table-cell table:formula="of:=GRUPO([.B9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0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Small Cellos</text:p>
          </table:table-cell>
          <table:table-cell/>
          <table:table-cell table:formula="of:=GRUPO([.B9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1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Sad CelloSec</text:p>
          </table:table-cell>
          <table:table-cell/>
          <table:table-cell table:formula="of:=GRUPO([.B9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2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Cb Sect ff</text:p>
          </table:table-cell>
          <table:table-cell/>
          <table:table-cell table:formula="of:=GRUPO([.B9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3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Wide Basses</text:p>
          </table:table-cell>
          <table:table-cell/>
          <table:table-cell table:formula="of:=GRUPO([.B9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4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mf Basses</text:p>
          </table:table-cell>
          <table:table-cell/>
          <table:table-cell table:formula="of:=GRUPO([.B9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5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gitato Cbs1</text:p>
          </table:table-cell>
          <table:table-cell/>
          <table:table-cell table:formula="of:=GRUPO([.B9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6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Vcs+Cbs</text:p>
          </table:table-cell>
          <table:table-cell/>
          <table:table-cell table:formula="of:=GRUPO([.B9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7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2 Basses</text:p>
          </table:table-cell>
          <table:table-cell/>
          <table:table-cell table:formula="of:=GRUPO([.B9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8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uro Strings</text:p>
          </table:table-cell>
          <table:table-cell/>
          <table:table-cell table:formula="of:=GRUPO([.B9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29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2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Rich Strings</text:p>
          </table:table-cell>
          <table:table-cell/>
          <table:table-cell table:formula="of:=GRUPO([.B9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0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Multi Strs 1</text:p>
          </table:table-cell>
          <table:table-cell/>
          <table:table-cell table:formula="of:=GRUPO([.B9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1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VlsVasVcsCbs</text:p>
          </table:table-cell>
          <table:table-cell/>
          <table:table-cell table:formula="of:=GRUPO([.B9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2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Bright Strs</text:p>
          </table:table-cell>
          <table:table-cell/>
          <table:table-cell table:formula="of:=GRUPO([.B9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3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Classicl Str</text:p>
          </table:table-cell>
          <table:table-cell/>
          <table:table-cell table:formula="of:=GRUPO([.B9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4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Full Strings</text:p>
          </table:table-cell>
          <table:table-cell/>
          <table:table-cell table:formula="of:=GRUPO([.B9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5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Med Str Sec</text:p>
          </table:table-cell>
          <table:table-cell/>
          <table:table-cell table:formula="of:=GRUPO([.B9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6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Small Strngs</text:p>
          </table:table-cell>
          <table:table-cell/>
          <table:table-cell table:formula="of:=GRUPO([.B9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7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Strings Arco</text:p>
          </table:table-cell>
          <table:table-cell/>
          <table:table-cell table:formula="of:=GRUPO([.B9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8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Vivace Strs</text:p>
          </table:table-cell>
          <table:table-cell/>
          <table:table-cell table:formula="of:=GRUPO([.B9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39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3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Agitato STR1</text:p>
          </table:table-cell>
          <table:table-cell/>
          <table:table-cell table:formula="of:=GRUPO([.B9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0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owSTR Attak</text:p>
          </table:table-cell>
          <table:table-cell/>
          <table:table-cell table:formula="of:=GRUPO([.B9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1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Bad Guy STR</text:p>
          </table:table-cell>
          <table:table-cell/>
          <table:table-cell table:formula="of:=GRUPO([.B9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2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Ominous</text:p>
          </table:table-cell>
          <table:table-cell/>
          <table:table-cell table:formula="of:=GRUPO([.B9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3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Lo Express</text:p>
          </table:table-cell>
          <table:table-cell/>
          <table:table-cell table:formula="of:=GRUPO([.B9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4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DramaStrings</text:p>
          </table:table-cell>
          <table:table-cell/>
          <table:table-cell table:formula="of:=GRUPO([.B9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5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olo Vln 1 /</text:p>
          </table:table-cell>
          <table:table-cell/>
          <table:table-cell table:formula="of:=GRUPO([.B9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6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Solo Vln 2</text:p>
          </table:table-cell>
          <table:table-cell/>
          <table:table-cell table:formula="of:=GRUPO([.B9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7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Chorus Vln</text:p>
          </table:table-cell>
          <table:table-cell/>
          <table:table-cell table:formula="of:=GRUPO([.B9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8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Stereo Vln</text:p>
          </table:table-cell>
          <table:table-cell/>
          <table:table-cell table:formula="of:=GRUPO([.B9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49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4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Agitato Vln1</text:p>
          </table:table-cell>
          <table:table-cell/>
          <table:table-cell table:formula="of:=GRUPO([.B9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0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Solo Vla 1 / <text:s text:c="4"/></text:p>
          </table:table-cell>
          <table:table-cell/>
          <table:table-cell table:formula="of:=GRUPO([.B9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1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Solo Vla 2 <text:s text:c="6"/></text:p>
          </table:table-cell>
          <table:table-cell/>
          <table:table-cell table:formula="of:=GRUPO([.B9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2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Chorus Viola <text:s text:c="3"/></text:p>
          </table:table-cell>
          <table:table-cell/>
          <table:table-cell table:formula="of:=GRUPO([.B9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3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Stereo Viola <text:s text:c="3"/></text:p>
          </table:table-cell>
          <table:table-cell/>
          <table:table-cell table:formula="of:=GRUPO([.B9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4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Agitato Vla <text:s text:c="4"/></text:p>
          </table:table-cell>
          <table:table-cell/>
          <table:table-cell table:formula="of:=GRUPO([.B9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5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Solo Vc 1 / <text:s text:c="4"/></text:p>
          </table:table-cell>
          <table:table-cell/>
          <table:table-cell table:formula="of:=GRUPO([.B9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6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Solo Vc 2 <text:s text:c="6"/></text:p>
          </table:table-cell>
          <table:table-cell/>
          <table:table-cell table:formula="of:=GRUPO([.B9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7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Stereo Cello <text:s text:c="4"/></text:p>
          </table:table-cell>
          <table:table-cell/>
          <table:table-cell table:formula="of:=GRUPO([.B9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8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horus Cello <text:s text:c="4"/></text:p>
          </table:table-cell>
          <table:table-cell/>
          <table:table-cell table:formula="of:=GRUPO([.B9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59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5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Marcato Vc 1 <text:s text:c="2"/></text:p>
          </table:table-cell>
          <table:table-cell/>
          <table:table-cell table:formula="of:=GRUPO([.B9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0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Solo Cb 1 / <text:s text:c="5"/></text:p>
          </table:table-cell>
          <table:table-cell/>
          <table:table-cell table:formula="of:=GRUPO([.B9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1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Solo Cb 2 <text:s text:c="7"/></text:p>
          </table:table-cell>
          <table:table-cell/>
          <table:table-cell table:formula="of:=GRUPO([.B9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2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Marcato Cb 1 <text:s text:c="3"/></text:p>
          </table:table-cell>
          <table:table-cell/>
          <table:table-cell table:formula="of:=GRUPO([.B9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3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Chamber Ens1 <text:s text:c="4"/></text:p>
          </table:table-cell>
          <table:table-cell/>
          <table:table-cell table:formula="of:=GRUPO([.B9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4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Chamber Ens2 <text:s text:c="4"/></text:p>
          </table:table-cell>
          <table:table-cell/>
          <table:table-cell table:formula="of:=GRUPO([.B9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5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Vln+Vla Dble <text:s text:c="3"/></text:p>
          </table:table-cell>
          <table:table-cell/>
          <table:table-cell table:formula="of:=GRUPO([.B9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6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Vln+Vc Dbl1 <text:s text:c="4"/></text:p>
          </table:table-cell>
          <table:table-cell/>
          <table:table-cell table:formula="of:=GRUPO([.B9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7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Vla+Vc Dbl2 <text:s text:c="4"/></text:p>
          </table:table-cell>
          <table:table-cell/>
          <table:table-cell table:formula="of:=GRUPO([.B9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8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Vla+Vc Dble <text:s text:c="4"/></text:p>
          </table:table-cell>
          <table:table-cell/>
          <table:table-cell table:formula="of:=GRUPO([.B9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69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6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Pizzicato 1 <text:s text:c="5"/></text:p>
          </table:table-cell>
          <table:table-cell/>
          <table:table-cell table:formula="of:=GRUPO([.B9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0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Mono Pizz <text:s text:c="7"/></text:p>
          </table:table-cell>
          <table:table-cell/>
          <table:table-cell table:formula="of:=GRUPO([.B9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1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Pizzicato 2 <text:s text:c="5"/></text:p>
          </table:table-cell>
          <table:table-cell/>
          <table:table-cell table:formula="of:=GRUPO([.B9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2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Room Pizz <text:s text:c="7"/></text:p>
          </table:table-cell>
          <table:table-cell/>
          <table:table-cell table:formula="of:=GRUPO([.B9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3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Hall Pizz <text:s text:c="7"/></text:p>
          </table:table-cell>
          <table:table-cell/>
          <table:table-cell table:formula="of:=GRUPO([.B9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4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Tight Pizz <text:s text:c="6"/></text:p>
          </table:table-cell>
          <table:table-cell/>
          <table:table-cell table:formula="of:=GRUPO([.B9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5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Short Pizz <text:s text:c="6"/></text:p>
          </table:table-cell>
          <table:table-cell/>
          <table:table-cell table:formula="of:=GRUPO([.B9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6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STR Marcato1 <text:s text:c="3"/></text:p>
          </table:table-cell>
          <table:table-cell/>
          <table:table-cell table:formula="of:=GRUPO([.B9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7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Oct Marcato <text:s text:c="4"/></text:p>
          </table:table-cell>
          <table:table-cell/>
          <table:table-cell table:formula="of:=GRUPO([.B9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8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Lower Marc!! <text:s text:c="3"/></text:p>
          </table:table-cell>
          <table:table-cell/>
          <table:table-cell table:formula="of:=GRUPO([.B9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79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7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Big Marc! <text:s text:c="6"/></text:p>
          </table:table-cell>
          <table:table-cell/>
          <table:table-cell table:formula="of:=GRUPO([.B9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0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8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STR Spiccato <text:s text:c="4"/></text:p>
          </table:table-cell>
          <table:table-cell/>
          <table:table-cell table:formula="of:=GRUPO([.B9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1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8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Fast Attacks <text:s text:c="3"/></text:p>
          </table:table-cell>
          <table:table-cell/>
          <table:table-cell table:formula="of:=GRUPO([.B9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2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98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Flute <text:s text:c="11"/></text:p>
          </table:table-cell>
          <table:table-cell/>
          <table:table-cell table:formula="of:=GRUPO([.B9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3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98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Flute V-Sw <text:s text:c="6"/></text:p>
          </table:table-cell>
          <table:table-cell/>
          <table:table-cell table:formula="of:=GRUPO([.B9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4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98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Piccolo <text:s text:c="9"/></text:p>
          </table:table-cell>
          <table:table-cell/>
          <table:table-cell table:formula="of:=GRUPO([.B9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5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98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Piccolo Flt <text:s text:c="4"/></text:p>
          </table:table-cell>
          <table:table-cell/>
          <table:table-cell table:formula="of:=GRUPO([.B9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6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98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Recorder <text:s text:c="8"/></text:p>
          </table:table-cell>
          <table:table-cell/>
          <table:table-cell table:formula="of:=GRUPO([.B9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7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8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Oboe 1 <text:s text:c="10"/></text:p>
          </table:table-cell>
          <table:table-cell/>
          <table:table-cell table:formula="of:=GRUPO([.B9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8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8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Oboe 2 <text:s text:c="10"/></text:p>
          </table:table-cell>
          <table:table-cell/>
          <table:table-cell table:formula="of:=GRUPO([.B9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89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8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Oboe 3 <text:s text:c="10"/></text:p>
          </table:table-cell>
          <table:table-cell/>
          <table:table-cell table:formula="of:=GRUPO([.B9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0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Oboe 4 <text:s text:c="10"/></text:p>
          </table:table-cell>
          <table:table-cell/>
          <table:table-cell table:formula="of:=GRUPO([.B9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1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Oboe 5 <text:s text:c="10"/></text:p>
          </table:table-cell>
          <table:table-cell/>
          <table:table-cell table:formula="of:=GRUPO([.B9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2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English Hrn1 <text:s text:c="4"/></text:p>
          </table:table-cell>
          <table:table-cell/>
          <table:table-cell table:formula="of:=GRUPO([.B9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3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English Hrn2 <text:s text:c="4"/></text:p>
          </table:table-cell>
          <table:table-cell/>
          <table:table-cell table:formula="of:=GRUPO([.B9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4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English Hrn3 <text:s text:c="4"/></text:p>
          </table:table-cell>
          <table:table-cell/>
          <table:table-cell table:formula="of:=GRUPO([.B9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5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ssoon 1 <text:s text:c="6"/></text:p>
          </table:table-cell>
          <table:table-cell/>
          <table:table-cell table:formula="of:=GRUPO([.B9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6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Bassoon 2 <text:s text:c="6"/></text:p>
          </table:table-cell>
          <table:table-cell/>
          <table:table-cell table:formula="of:=GRUPO([.B9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7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larinet 1 <text:s text:c="6"/></text:p>
          </table:table-cell>
          <table:table-cell/>
          <table:table-cell table:formula="of:=GRUPO([.B9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8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Clarinet 2 <text:s text:c="6"/></text:p>
          </table:table-cell>
          <table:table-cell/>
          <table:table-cell table:formula="of:=GRUPO([.B9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9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999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99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Bs Clarinet1 <text:s text:c="4"/></text:p>
          </table:table-cell>
          <table:table-cell/>
          <table:table-cell table:formula="of:=GRUPO([.B10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0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0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s Clarinet2 <text:s text:c="4"/></text:p>
          </table:table-cell>
          <table:table-cell/>
          <table:table-cell table:formula="of:=GRUPO([.B10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1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0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mpet 1 <text:s text:c="7"/></text:p>
          </table:table-cell>
          <table:table-cell/>
          <table:table-cell table:formula="of:=GRUPO([.B10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2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mpet 2 <text:s text:c="7"/></text:p>
          </table:table-cell>
          <table:table-cell/>
          <table:table-cell table:formula="of:=GRUPO([.B10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3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mpet 3 <text:s text:c="7"/></text:p>
          </table:table-cell>
          <table:table-cell/>
          <table:table-cell table:formula="of:=GRUPO([.B10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4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Flugelhorn 1 <text:s text:c="3"/></text:p>
          </table:table-cell>
          <table:table-cell/>
          <table:table-cell table:formula="of:=GRUPO([.B10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5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Flugelhorn 2 <text:s text:c="3"/></text:p>
          </table:table-cell>
          <table:table-cell/>
          <table:table-cell table:formula="of:=GRUPO([.B10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6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rnet 1 <text:s text:c="8"/></text:p>
          </table:table-cell>
          <table:table-cell/>
          <table:table-cell table:formula="of:=GRUPO([.B10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7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Cornet 2 <text:s text:c="8"/></text:p>
          </table:table-cell>
          <table:table-cell/>
          <table:table-cell table:formula="of:=GRUPO([.B10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8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olo Tb 1 <text:s text:c="7"/></text:p>
          </table:table-cell>
          <table:table-cell/>
          <table:table-cell table:formula="of:=GRUPO([.B10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09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0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Solo Tb 2 <text:s text:c="7"/></text:p>
          </table:table-cell>
          <table:table-cell/>
          <table:table-cell table:formula="of:=GRUPO([.B10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0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Solo Tb 3 / <text:s text:c="5"/></text:p>
          </table:table-cell>
          <table:table-cell/>
          <table:table-cell table:formula="of:=GRUPO([.B10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1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Solo Tb 4 / <text:s text:c="5"/></text:p>
          </table:table-cell>
          <table:table-cell/>
          <table:table-cell table:formula="of:=GRUPO([.B10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2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Bs Tb 1 <text:s text:c="9"/></text:p>
          </table:table-cell>
          <table:table-cell/>
          <table:table-cell table:formula="of:=GRUPO([.B10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3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Bs Tb 2 / <text:s text:c="6"/></text:p>
          </table:table-cell>
          <table:table-cell/>
          <table:table-cell table:formula="of:=GRUPO([.B10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4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Harmon Mute1 <text:s text:c="3"/></text:p>
          </table:table-cell>
          <table:table-cell/>
          <table:table-cell table:formula="of:=GRUPO([.B10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5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Harmon Mute2 <text:s text:c="3"/></text:p>
          </table:table-cell>
          <table:table-cell/>
          <table:table-cell table:formula="of:=GRUPO([.B10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6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uba 1 <text:s text:c="10"/></text:p>
          </table:table-cell>
          <table:table-cell/>
          <table:table-cell table:formula="of:=GRUPO([.B10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7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uba 2 <text:s text:c="10"/></text:p>
          </table:table-cell>
          <table:table-cell/>
          <table:table-cell table:formula="of:=GRUPO([.B10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8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olo F.Horn1 <text:s text:c="4"/></text:p>
          </table:table-cell>
          <table:table-cell/>
          <table:table-cell table:formula="of:=GRUPO([.B10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19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1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Solo F.Horn2 <text:s text:c="4"/></text:p>
          </table:table-cell>
          <table:table-cell/>
          <table:table-cell table:formula="of:=GRUPO([.B10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0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Sml F.Hrn sc <text:s text:c="4"/></text:p>
          </table:table-cell>
          <table:table-cell/>
          <table:table-cell table:formula="of:=GRUPO([.B10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1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Horn Sect 1/ <text:s text:c="3"/></text:p>
          </table:table-cell>
          <table:table-cell/>
          <table:table-cell table:formula="of:=GRUPO([.B10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2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F.Horn sc x4 <text:s text:c="3"/></text:p>
          </table:table-cell>
          <table:table-cell/>
          <table:table-cell table:formula="of:=GRUPO([.B10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3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Fr.Horn sfz <text:s text:c="5"/></text:p>
          </table:table-cell>
          <table:table-cell/>
          <table:table-cell table:formula="of:=GRUPO([.B10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4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F.Hrn Sect2/ <text:s text:c="4"/></text:p>
          </table:table-cell>
          <table:table-cell/>
          <table:table-cell table:formula="of:=GRUPO([.B10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5])-1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F.Hrn Sect3 <text:s text:c="5"/></text:p>
          </table:table-cell>
          <table:table-cell/>
          <table:table-cell table:formula="of:=GRUPO([.B10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6])-1"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F.Hrn Sect4 <text:s text:c="5"/></text:p>
          </table:table-cell>
          <table:table-cell/>
          <table:table-cell table:formula="of:=GRUPO([.B10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7])-1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F.Hrn Sect5/ <text:s text:c="4"/></text:p>
          </table:table-cell>
          <table:table-cell/>
          <table:table-cell table:formula="of:=GRUPO([.B10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8])-1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F.Hrn Sect6 <text:s text:c="5"/></text:p>
          </table:table-cell>
          <table:table-cell/>
          <table:table-cell table:formula="of:=GRUPO([.B10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29])-1"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2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F.Hrn Sect7 <text:s text:c="5"/></text:p>
          </table:table-cell>
          <table:table-cell/>
          <table:table-cell table:formula="of:=GRUPO([.B10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0])-1"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3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F.Hrn Sect8 <text:s text:c="5"/></text:p>
          </table:table-cell>
          <table:table-cell/>
          <table:table-cell table:formula="of:=GRUPO([.B10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1])-1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3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MuteHrn Sect <text:s text:c="3"/></text:p>
          </table:table-cell>
          <table:table-cell/>
          <table:table-cell table:formula="of:=GRUPO([.B10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2])-1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3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Horn+Wood 1 <text:s text:c="4"/></text:p>
          </table:table-cell>
          <table:table-cell/>
          <table:table-cell table:formula="of:=GRUPO([.B10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3])-1"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3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Horn+Wood 2 <text:s text:c="4"/></text:p>
          </table:table-cell>
          <table:table-cell/>
          <table:table-cell table:formula="of:=GRUPO([.B10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4])-1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3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Horn+Wood 3 <text:s text:c="4"/></text:p>
          </table:table-cell>
          <table:table-cell/>
          <table:table-cell table:formula="of:=GRUPO([.B10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5])-1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3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Wood Sect 1 <text:s text:c="4"/></text:p>
          </table:table-cell>
          <table:table-cell/>
          <table:table-cell table:formula="of:=GRUPO([.B10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6])-1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3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Wood Sect 2 <text:s text:c="4"/></text:p>
          </table:table-cell>
          <table:table-cell/>
          <table:table-cell table:formula="of:=GRUPO([.B10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7])-1"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3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Wood Sect 3 <text:s text:c="4"/></text:p>
          </table:table-cell>
          <table:table-cell/>
          <table:table-cell table:formula="of:=GRUPO([.B10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8])-1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3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Wood Sect 4 <text:s text:c="4"/></text:p>
          </table:table-cell>
          <table:table-cell/>
          <table:table-cell table:formula="of:=GRUPO([.B10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39])-1"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3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2 Oboes <text:s text:c="9"/></text:p>
          </table:table-cell>
          <table:table-cell/>
          <table:table-cell table:formula="of:=GRUPO([.B10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0])-1"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4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Oboe + Cla <text:s text:c="6"/></text:p>
          </table:table-cell>
          <table:table-cell/>
          <table:table-cell table:formula="of:=GRUPO([.B10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1])-1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4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Flt + Piccl <text:s text:c="4"/></text:p>
          </table:table-cell>
          <table:table-cell/>
          <table:table-cell table:formula="of:=GRUPO([.B10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2])-1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104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Flute + Cla <text:s text:c="5"/></text:p>
          </table:table-cell>
          <table:table-cell/>
          <table:table-cell table:formula="of:=GRUPO([.B10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3])-1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104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Bassoon+EHrn <text:s text:c="3"/></text:p>
          </table:table-cell>
          <table:table-cell/>
          <table:table-cell table:formula="of:=GRUPO([.B10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4])-1"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4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Hi Woodwinds <text:s text:c="3"/></text:p>
          </table:table-cell>
          <table:table-cell/>
          <table:table-cell table:formula="of:=GRUPO([.B10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5])-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4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oodwindSplt <text:s text:c="4"/></text:p>
          </table:table-cell>
          <table:table-cell/>
          <table:table-cell table:formula="of:=GRUPO([.B10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6])-1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4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ulti Reed <text:s text:c="6"/></text:p>
          </table:table-cell>
          <table:table-cell/>
          <table:table-cell table:formula="of:=GRUPO([.B10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7])-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WND</text:p>
          </table:table-cell>
          <table:table-cell table:formula="of:=UPPER(CATEGORIAPAI([.L104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4Trombones <text:s text:c="6"/></text:p>
          </table:table-cell>
          <table:table-cell/>
          <table:table-cell table:formula="of:=GRUPO([.B10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8])-1"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4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Tb Sect 1 <text:s text:c="7"/></text:p>
          </table:table-cell>
          <table:table-cell/>
          <table:table-cell table:formula="of:=GRUPO([.B10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49])-1"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4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Tb + Tp <text:s text:c="9"/></text:p>
          </table:table-cell>
          <table:table-cell/>
          <table:table-cell table:formula="of:=GRUPO([.B10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0])-1"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4Trumpets <text:s text:c="7"/></text:p>
          </table:table-cell>
          <table:table-cell/>
          <table:table-cell table:formula="of:=GRUPO([.B10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1])-1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3 Trumpets <text:s text:c="6"/></text:p>
          </table:table-cell>
          <table:table-cell/>
          <table:table-cell table:formula="of:=GRUPO([.B10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2])-1"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Brass ff 1 <text:s text:c="6"/></text:p>
          </table:table-cell>
          <table:table-cell/>
          <table:table-cell table:formula="of:=GRUPO([.B10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3])-1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Brass ff 2 <text:s text:c="6"/></text:p>
          </table:table-cell>
          <table:table-cell/>
          <table:table-cell table:formula="of:=GRUPO([.B10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4])-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Brass ff 3 <text:s text:c="6"/></text:p>
          </table:table-cell>
          <table:table-cell/>
          <table:table-cell table:formula="of:=GRUPO([.B10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5])-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McArthur Brs <text:s text:c="3"/></text:p>
          </table:table-cell>
          <table:table-cell/>
          <table:table-cell table:formula="of:=GRUPO([.B10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6])-1"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Big Bones <text:s text:c="7"/></text:p>
          </table:table-cell>
          <table:table-cell/>
          <table:table-cell table:formula="of:=GRUPO([.B10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7])-1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BassBoneSect <text:s text:c="3"/></text:p>
          </table:table-cell>
          <table:table-cell/>
          <table:table-cell table:formula="of:=GRUPO([.B10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8])-1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Brass Swell1 <text:s text:c="4"/></text:p>
          </table:table-cell>
          <table:table-cell/>
          <table:table-cell table:formula="of:=GRUPO([.B10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59])-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5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Full Brs 1 <text:s text:c="6"/></text:p>
          </table:table-cell>
          <table:table-cell/>
          <table:table-cell table:formula="of:=GRUPO([.B10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0])-1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0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Brass Sect1/ <text:s text:c="3"/></text:p>
          </table:table-cell>
          <table:table-cell/>
          <table:table-cell table:formula="of:=GRUPO([.B10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1])-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1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Brass Ens 1 <text:s text:c="4"/></text:p>
          </table:table-cell>
          <table:table-cell/>
          <table:table-cell table:formula="of:=GRUPO([.B10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2])-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2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ss Ens 2 <text:s text:c="4"/></text:p>
          </table:table-cell>
          <table:table-cell/>
          <table:table-cell table:formula="of:=GRUPO([.B10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3])-1"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3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Brass Ens 3 <text:s text:c="4"/></text:p>
          </table:table-cell>
          <table:table-cell/>
          <table:table-cell table:formula="of:=GRUPO([.B10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4])-1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4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Brass Ens 4 <text:s text:c="4"/></text:p>
          </table:table-cell>
          <table:table-cell/>
          <table:table-cell table:formula="of:=GRUPO([.B10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5])-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5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Brass Ens 5 <text:s text:c="4"/></text:p>
          </table:table-cell>
          <table:table-cell/>
          <table:table-cell table:formula="of:=GRUPO([.B10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6])-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6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Brass Ens 6 <text:s text:c="4"/></text:p>
          </table:table-cell>
          <table:table-cell/>
          <table:table-cell table:formula="of:=GRUPO([.B10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7])-1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7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Brass Ens 7 <text:s text:c="4"/></text:p>
          </table:table-cell>
          <table:table-cell/>
          <table:table-cell table:formula="of:=GRUPO([.B10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8])-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8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rass Ens 8 <text:s text:c="4"/></text:p>
          </table:table-cell>
          <table:table-cell/>
          <table:table-cell table:formula="of:=GRUPO([.B10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69])-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RS</text:p>
          </table:table-cell>
          <table:table-cell table:formula="of:=UPPER(CATEGORIAPAI([.L1069]))" office:value-type="string" office:string-value="BRASS" calcext:value-type="string">
            <text:p>BRASS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Horn Strings <text:s text:c="4"/></text:p>
          </table:table-cell>
          <table:table-cell/>
          <table:table-cell table:formula="of:=GRUPO([.B10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0])-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7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Full Orch.1 <text:s text:c="5"/></text:p>
          </table:table-cell>
          <table:table-cell/>
          <table:table-cell table:formula="of:=GRUPO([.B10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1])-1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71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Full Orch.2 <text:s text:c="5"/></text:p>
          </table:table-cell>
          <table:table-cell/>
          <table:table-cell table:formula="of:=GRUPO([.B10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2])-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72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Full Orch.3 <text:s text:c="5"/></text:p>
          </table:table-cell>
          <table:table-cell/>
          <table:table-cell table:formula="of:=GRUPO([.B10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3])-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7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Full Orch.4 <text:s text:c="5"/></text:p>
          </table:table-cell>
          <table:table-cell/>
          <table:table-cell table:formula="of:=GRUPO([.B10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4])-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C</text:p>
          </table:table-cell>
          <table:table-cell table:formula="of:=UPPER(CATEGORIAPAI([.L107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Maj Hit 1 <text:s text:c="7"/></text:p>
          </table:table-cell>
          <table:table-cell/>
          <table:table-cell table:formula="of:=GRUPO([.B10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5])-1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07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Min Hit 1 <text:s text:c="7"/></text:p>
          </table:table-cell>
          <table:table-cell/>
          <table:table-cell table:formula="of:=GRUPO([.B10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6])-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07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Dim Hit 1 <text:s text:c="7"/></text:p>
          </table:table-cell>
          <table:table-cell/>
          <table:table-cell table:formula="of:=GRUPO([.B10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7])-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07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Major Stab! <text:s text:c="5"/></text:p>
          </table:table-cell>
          <table:table-cell/>
          <table:table-cell table:formula="of:=GRUPO([.B10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8])-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07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Maj Hit 2 <text:s text:c="7"/></text:p>
          </table:table-cell>
          <table:table-cell/>
          <table:table-cell table:formula="of:=GRUPO([.B10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79])-1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07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Min Hit 2 <text:s text:c="7"/></text:p>
          </table:table-cell>
          <table:table-cell/>
          <table:table-cell table:formula="of:=GRUPO([.B10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0])-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08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Classical Gt <text:s text:c="3"/></text:p>
          </table:table-cell>
          <table:table-cell/>
          <table:table-cell table:formula="of:=GRUPO([.B10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1])-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AGT</text:p>
          </table:table-cell>
          <table:table-cell table:formula="of:=UPPER(CATEGORIAPAI([.L1081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Harp 1 <text:s text:c="10"/></text:p>
          </table:table-cell>
          <table:table-cell/>
          <table:table-cell table:formula="of:=GRUPO([.B10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2])-1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1082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Harp 2 <text:s text:c="10"/></text:p>
          </table:table-cell>
          <table:table-cell/>
          <table:table-cell table:formula="of:=GRUPO([.B10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3])-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1083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Plucked Harp <text:s text:c="4"/></text:p>
          </table:table-cell>
          <table:table-cell/>
          <table:table-cell table:formula="of:=GRUPO([.B10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4])-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1084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Harp StrumMj <text:s text:c="4"/></text:p>
          </table:table-cell>
          <table:table-cell/>
          <table:table-cell table:formula="of:=GRUPO([.B10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5])-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1085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Harp StrumMn <text:s text:c="4"/></text:p>
          </table:table-cell>
          <table:table-cell/>
          <table:table-cell table:formula="of:=GRUPO([.B10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6])-1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1086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Water Harp <text:s text:c="5"/></text:p>
          </table:table-cell>
          <table:table-cell/>
          <table:table-cell table:formula="of:=GRUPO([.B10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7])-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K</text:p>
          </table:table-cell>
          <table:table-cell table:formula="of:=UPPER(CATEGORIAPAI([.L1087]))" office:value-type="string" office:string-value="ETHNIC" calcext:value-type="string">
            <text:p>ETHNIC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ClasclPiano1 <text:s text:c="4"/></text:p>
          </table:table-cell>
          <table:table-cell/>
          <table:table-cell table:formula="of:=GRUPO([.B10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8])-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088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ClasclPiano2 <text:s text:c="5"/></text:p>
          </table:table-cell>
          <table:table-cell/>
          <table:table-cell table:formula="of:=GRUPO([.B10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89])-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089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ClasclPiano3 <text:s text:c="5"/></text:p>
          </table:table-cell>
          <table:table-cell/>
          <table:table-cell table:formula="of:=GRUPO([.B10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0])-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090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ClasclPiano4 <text:s text:c="5"/></text:p>
          </table:table-cell>
          <table:table-cell/>
          <table:table-cell table:formula="of:=GRUPO([.B10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1])-1"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NO</text:p>
          </table:table-cell>
          <table:table-cell table:formula="of:=UPPER(CATEGORIAPAI([.L1091]))" office:value-type="string" office:string-value="PIANO" calcext:value-type="string">
            <text:p>PIANO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Harpsichord1 <text:s text:c="5"/></text:p>
          </table:table-cell>
          <table:table-cell/>
          <table:table-cell table:formula="of:=GRUPO([.B10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2])-1"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Harpsichord2 <text:s text:c="5"/></text:p>
          </table:table-cell>
          <table:table-cell/>
          <table:table-cell table:formula="of:=GRUPO([.B10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3])-1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Harpsichord3 <text:s text:c="5"/></text:p>
          </table:table-cell>
          <table:table-cell/>
          <table:table-cell table:formula="of:=GRUPO([.B10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4])-1"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Harpsichord4 <text:s text:c="5"/></text:p>
          </table:table-cell>
          <table:table-cell/>
          <table:table-cell table:formula="of:=GRUPO([.B10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5])-1"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elesta 1 <text:s text:c="8"/></text:p>
          </table:table-cell>
          <table:table-cell/>
          <table:table-cell table:formula="of:=GRUPO([.B10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6])-1"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Celesta 2 <text:s text:c="8"/></text:p>
          </table:table-cell>
          <table:table-cell/>
          <table:table-cell table:formula="of:=GRUPO([.B10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7])-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Celesta 3 <text:s text:c="8"/></text:p>
          </table:table-cell>
          <table:table-cell/>
          <table:table-cell table:formula="of:=GRUPO([.B10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8])-1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09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Glockenleste <text:s text:c="5"/></text:p>
          </table:table-cell>
          <table:table-cell/>
          <table:table-cell table:formula="of:=GRUPO([.B10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0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099])-1"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09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Marimba <text:s text:c="10"/></text:p>
          </table:table-cell>
          <table:table-cell/>
          <table:table-cell table:formula="of:=GRUPO([.B11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0])-1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BassMarimba1 <text:s text:c="5"/></text:p>
          </table:table-cell>
          <table:table-cell/>
          <table:table-cell table:formula="of:=GRUPO([.B11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1])-1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ssMarimba2 <text:s text:c="5"/></text:p>
          </table:table-cell>
          <table:table-cell/>
          <table:table-cell table:formula="of:=GRUPO([.B11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2])-1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Vibe <text:s text:c="13"/></text:p>
          </table:table-cell>
          <table:table-cell/>
          <table:table-cell table:formula="of:=GRUPO([.B11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3])-1"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Xylophone 1 <text:s text:c="6"/></text:p>
          </table:table-cell>
          <table:table-cell/>
          <table:table-cell table:formula="of:=GRUPO([.B11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4])-1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Xylophone 2 <text:s text:c="6"/></text:p>
          </table:table-cell>
          <table:table-cell/>
          <table:table-cell table:formula="of:=GRUPO([.B11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5])-1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Xylophone 3 <text:s text:c="6"/></text:p>
          </table:table-cell>
          <table:table-cell/>
          <table:table-cell table:formula="of:=GRUPO([.B11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6])-1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Glocken 1 <text:s text:c="8"/></text:p>
          </table:table-cell>
          <table:table-cell/>
          <table:table-cell table:formula="of:=GRUPO([.B11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7])-1"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locken 2 <text:s text:c="8"/></text:p>
          </table:table-cell>
          <table:table-cell/>
          <table:table-cell table:formula="of:=GRUPO([.B11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8])-1"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0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hurchBells1 <text:s text:c="5"/></text:p>
          </table:table-cell>
          <table:table-cell/>
          <table:table-cell table:formula="of:=GRUPO([.B11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09])-1"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0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ChurchBells2 <text:s text:c="5"/></text:p>
          </table:table-cell>
          <table:table-cell/>
          <table:table-cell table:formula="of:=GRUPO([.B11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0])-1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1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hurchBells3 <text:s text:c="5"/></text:p>
          </table:table-cell>
          <table:table-cell/>
          <table:table-cell table:formula="of:=GRUPO([.B11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1])-1"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1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ubulaBells1 <text:s text:c="5"/></text:p>
          </table:table-cell>
          <table:table-cell/>
          <table:table-cell table:formula="of:=GRUPO([.B11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2])-1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1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TubulaBells2 <text:s text:c="5"/></text:p>
          </table:table-cell>
          <table:table-cell/>
          <table:table-cell table:formula="of:=GRUPO([.B11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3])-1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1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Big Tubulars <text:s text:c="5"/></text:p>
          </table:table-cell>
          <table:table-cell/>
          <table:table-cell table:formula="of:=GRUPO([.B11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4])-1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1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Dawning <text:s text:c="11"/></text:p>
          </table:table-cell>
          <table:table-cell/>
          <table:table-cell table:formula="of:=GRUPO([.B11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5])-1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1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MalletStack1 <text:s text:c="5"/></text:p>
          </table:table-cell>
          <table:table-cell/>
          <table:table-cell table:formula="of:=GRUPO([.B11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6])-1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1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MalletStack2 <text:s text:c="5"/></text:p>
          </table:table-cell>
          <table:table-cell/>
          <table:table-cell table:formula="of:=GRUPO([.B11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7])-1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1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MalletStack3 <text:s text:c="5"/></text:p>
          </table:table-cell>
          <table:table-cell/>
          <table:table-cell table:formula="of:=GRUPO([.B11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8])-1"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1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MalletStack4 <text:s text:c="5"/></text:p>
          </table:table-cell>
          <table:table-cell/>
          <table:table-cell table:formula="of:=GRUPO([.B11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19])-1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1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MalletStack5 <text:s text:c="5"/></text:p>
          </table:table-cell>
          <table:table-cell/>
          <table:table-cell table:formula="of:=GRUPO([.B11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0])-1"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2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MalletStack6 <text:s text:c="5"/></text:p>
          </table:table-cell>
          <table:table-cell/>
          <table:table-cell table:formula="of:=GRUPO([.B11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1])-1"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2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MalletStack7 <text:s text:c="5"/></text:p>
          </table:table-cell>
          <table:table-cell/>
          <table:table-cell table:formula="of:=GRUPO([.B11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2])-1"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MLT</text:p>
          </table:table-cell>
          <table:table-cell table:formula="of:=UPPER(CATEGORIAPAI([.L112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Choir 1 <text:s text:c="10"/></text:p>
          </table:table-cell>
          <table:table-cell/>
          <table:table-cell table:formula="of:=GRUPO([.B11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3])-1"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12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Choir 2 <text:s text:c="10"/></text:p>
          </table:table-cell>
          <table:table-cell/>
          <table:table-cell table:formula="of:=GRUPO([.B11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4])-1"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12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Snare Drum <text:s text:c="7"/></text:p>
          </table:table-cell>
          <table:table-cell/>
          <table:table-cell table:formula="of:=GRUPO([.B11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5])-1"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2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ConcertSNR1/ <text:s text:c="5"/></text:p>
          </table:table-cell>
          <table:table-cell/>
          <table:table-cell table:formula="of:=GRUPO([.B11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6])-1"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2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ConcertSNR2/ <text:s text:c="5"/></text:p>
          </table:table-cell>
          <table:table-cell/>
          <table:table-cell table:formula="of:=GRUPO([.B11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7])-1"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2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SNR Roll / <text:s text:c="8"/></text:p>
          </table:table-cell>
          <table:table-cell/>
          <table:table-cell table:formula="of:=GRUPO([.B11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8])-1"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2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Concert BD1 <text:s text:c="6"/></text:p>
          </table:table-cell>
          <table:table-cell/>
          <table:table-cell table:formula="of:=GRUPO([.B11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29])-1"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2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Concert BD2/ <text:s text:c="5"/></text:p>
          </table:table-cell>
          <table:table-cell/>
          <table:table-cell table:formula="of:=GRUPO([.B11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0])-1"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BD Roll / <text:s text:c="9"/></text:p>
          </table:table-cell>
          <table:table-cell/>
          <table:table-cell table:formula="of:=GRUPO([.B11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1])-1"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Timpani 1 / <text:s text:c="6"/></text:p>
          </table:table-cell>
          <table:table-cell/>
          <table:table-cell table:formula="of:=GRUPO([.B11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2])-1"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Timpani 2 / <text:s text:c="6"/></text:p>
          </table:table-cell>
          <table:table-cell/>
          <table:table-cell table:formula="of:=GRUPO([.B11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3])-1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Timpani 3 <text:s text:c="8"/></text:p>
          </table:table-cell>
          <table:table-cell/>
          <table:table-cell table:formula="of:=GRUPO([.B11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4])-1"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4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Timpani 4 / <text:s text:c="6"/></text:p>
          </table:table-cell>
          <table:table-cell/>
          <table:table-cell table:formula="of:=GRUPO([.B11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5])-1"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Tam Tam <text:s text:c="10"/></text:p>
          </table:table-cell>
          <table:table-cell/>
          <table:table-cell table:formula="of:=GRUPO([.B11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6])-1"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Gong <text:s text:c="13"/></text:p>
          </table:table-cell>
          <table:table-cell/>
          <table:table-cell table:formula="of:=GRUPO([.B11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7])-1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Piatti!! <text:s text:c="9"/></text:p>
          </table:table-cell>
          <table:table-cell/>
          <table:table-cell table:formula="of:=GRUPO([.B11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8])-1"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Sleigh Bells <text:s text:c="5"/></text:p>
          </table:table-cell>
          <table:table-cell/>
          <table:table-cell table:formula="of:=GRUPO([.B11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39])-1"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3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Slapstick / <text:s text:c="6"/></text:p>
          </table:table-cell>
          <table:table-cell/>
          <table:table-cell table:formula="of:=GRUPO([.B11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0])-1"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4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Wind Chimes1 <text:s text:c="5"/></text:p>
          </table:table-cell>
          <table:table-cell/>
          <table:table-cell table:formula="of:=GRUPO([.B11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1])-1"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4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Wind Chimes2 <text:s text:c="5"/></text:p>
          </table:table-cell>
          <table:table-cell/>
          <table:table-cell table:formula="of:=GRUPO([.B11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2])-1"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4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Tambourine / <text:s text:c="5"/></text:p>
          </table:table-cell>
          <table:table-cell/>
          <table:table-cell table:formula="of:=GRUPO([.B11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3])-1"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4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Castanets / <text:s text:c="6"/></text:p>
          </table:table-cell>
          <table:table-cell/>
          <table:table-cell table:formula="of:=GRUPO([.B11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4])-1"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144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Rhythm Set <text:s text:c="8"/></text:p>
          </table:table-cell>
          <table:table-cell/>
          <table:table-cell table:formula="of:=GRUPO([.B11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5])-1"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RM</text:p>
          </table:table-cell>
          <table:table-cell table:formula="of:=UPPER(CATEGORIAPAI([.L114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Perc Hit 1 <text:s text:c="7"/></text:p>
          </table:table-cell>
          <table:table-cell/>
          <table:table-cell table:formula="of:=GRUPO([.B11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6])-1"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14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Perc Hit 2 / <text:s text:c="5"/></text:p>
          </table:table-cell>
          <table:table-cell/>
          <table:table-cell table:formula="of:=GRUPO([.B11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7])-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147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Perc Hit 3 <text:s text:c="7"/></text:p>
          </table:table-cell>
          <table:table-cell/>
          <table:table-cell table:formula="of:=GRUPO([.B11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8])-1"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148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Presenting! <text:s text:c="6"/></text:p>
          </table:table-cell>
          <table:table-cell/>
          <table:table-cell table:formula="of:=GRUPO([.B11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49])-1"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149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Presto! <text:s text:c="10"/></text:p>
          </table:table-cell>
          <table:table-cell/>
          <table:table-cell table:formula="of:=GRUPO([.B11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50])-1"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IT</text:p>
          </table:table-cell>
          <table:table-cell table:formula="of:=UPPER(CATEGORIAPAI([.L1150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B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Christmas!!! <text:s text:c="5"/></text:p>
          </table:table-cell>
          <table:table-cell/>
          <table:table-cell table:formula="of:=GRUPO([.B11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NT([.C1151])-1"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15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eknoperator</text:p>
          </table:table-cell>
          <table:table-cell/>
          <table:table-cell table:formula="of:=GRUPO([.B11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2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nsmission</text:p>
          </table:table-cell>
          <table:table-cell/>
          <table:table-cell table:formula="of:=GRUPO([.B11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3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X-Tronic Jam</text:p>
          </table:table-cell>
          <table:table-cell/>
          <table:table-cell table:formula="of:=GRUPO([.B11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4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4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irt Jungle</text:p>
          </table:table-cell>
          <table:table-cell/>
          <table:table-cell table:formula="of:=GRUPO([.B11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5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J Spinnin</text:p>
          </table:table-cell>
          <table:table-cell/>
          <table:table-cell table:formula="of:=GRUPO([.B11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6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Zipper Beat</text:p>
          </table:table-cell>
          <table:table-cell/>
          <table:table-cell table:formula="of:=GRUPO([.B11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7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Tribal House</text:p>
          </table:table-cell>
          <table:table-cell/>
          <table:table-cell table:formula="of:=GRUPO([.B11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8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Obsession</text:p>
          </table:table-cell>
          <table:table-cell/>
          <table:table-cell table:formula="of:=GRUPO([.B11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5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59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5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Sonic Empire</text:p>
          </table:table-cell>
          <table:table-cell/>
          <table:table-cell table:formula="of:=GRUPO([.B11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0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Double Dutch</text:p>
          </table:table-cell>
          <table:table-cell/>
          <table:table-cell table:formula="of:=GRUPO([.B11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1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E-tronicBoom</text:p>
          </table:table-cell>
          <table:table-cell/>
          <table:table-cell table:formula="of:=GRUPO([.B11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2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Chillout =&gt;</text:p>
          </table:table-cell>
          <table:table-cell/>
          <table:table-cell table:formula="of:=GRUPO([.B11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3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MecaTrip-Hop</text:p>
          </table:table-cell>
          <table:table-cell/>
          <table:table-cell table:formula="of:=GRUPO([.B11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4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4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Hero Beat</text:p>
          </table:table-cell>
          <table:table-cell/>
          <table:table-cell table:formula="of:=GRUPO([.B11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5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Hit House</text:p>
          </table:table-cell>
          <table:table-cell/>
          <table:table-cell table:formula="of:=GRUPO([.B11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6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Voco Groove</text:p>
          </table:table-cell>
          <table:table-cell/>
          <table:table-cell table:formula="of:=GRUPO([.B11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7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Hell Fire</text:p>
          </table:table-cell>
          <table:table-cell/>
          <table:table-cell table:formula="of:=GRUPO([.B11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8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Lo:BD Hi:HH</text:p>
          </table:table-cell>
          <table:table-cell/>
          <table:table-cell table:formula="of:=GRUPO([.B11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6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69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6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Detroit+Perc</text:p>
          </table:table-cell>
          <table:table-cell/>
          <table:table-cell table:formula="of:=GRUPO([.B11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0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Crossfader</text:p>
          </table:table-cell>
          <table:table-cell/>
          <table:table-cell table:formula="of:=GRUPO([.B11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1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Soft &amp; Hard</text:p>
          </table:table-cell>
          <table:table-cell/>
          <table:table-cell table:formula="of:=GRUPO([.B11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2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Space Shake</text:p>
          </table:table-cell>
          <table:table-cell/>
          <table:table-cell table:formula="of:=GRUPO([.B11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3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3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Under Ether</text:p>
          </table:table-cell>
          <table:table-cell/>
          <table:table-cell table:formula="of:=GRUPO([.B11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4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7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Confusion</text:p>
          </table:table-cell>
          <table:table-cell/>
          <table:table-cell table:formula="of:=GRUPO([.B11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5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5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Amsterdamer</text:p>
          </table:table-cell>
          <table:table-cell/>
          <table:table-cell table:formula="of:=GRUPO([.B11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6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6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House that?</text:p>
          </table:table-cell>
          <table:table-cell/>
          <table:table-cell table:formula="of:=GRUPO([.B11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7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Phrase Menu <text:s text:c="10"/></text:p>
          </table:table-cell>
          <table:table-cell/>
          <table:table-cell table:formula="of:=GRUPO([.B11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8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TS</text:p>
          </table:table-cell>
          <table:table-cell table:formula="of:=UPPER(CATEGORIAPAI([.L117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Cyber-Trance <text:s text:c="9"/></text:p>
          </table:table-cell>
          <table:table-cell/>
          <table:table-cell table:formula="of:=GRUPO([.B11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7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79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7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Creator <text:s text:c="15"/></text:p>
          </table:table-cell>
          <table:table-cell/>
          <table:table-cell table:formula="of:=GRUPO([.B11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0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Etherality <text:s text:c="12"/></text:p>
          </table:table-cell>
          <table:table-cell/>
          <table:table-cell table:formula="of:=GRUPO([.B11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1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Unplugged <text:s text:c="13"/></text:p>
          </table:table-cell>
          <table:table-cell/>
          <table:table-cell table:formula="of:=GRUPO([.B11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2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cid Melt <text:s text:c="12"/></text:p>
          </table:table-cell>
          <table:table-cell/>
          <table:table-cell table:formula="of:=GRUPO([.B11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3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Brain Waves <text:s text:c="10"/></text:p>
          </table:table-cell>
          <table:table-cell/>
          <table:table-cell table:formula="of:=GRUPO([.B11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4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1Shot Groove <text:s text:c="10"/></text:p>
          </table:table-cell>
          <table:table-cell/>
          <table:table-cell table:formula="of:=GRUPO([.B11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5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FirstContact <text:s text:c="9"/></text:p>
          </table:table-cell>
          <table:table-cell/>
          <table:table-cell table:formula="of:=GRUPO([.B11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6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Ambient S/H <text:s text:c="11"/></text:p>
          </table:table-cell>
          <table:table-cell/>
          <table:table-cell table:formula="of:=GRUPO([.B11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7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Deep Machine <text:s text:c="9"/></text:p>
          </table:table-cell>
          <table:table-cell/>
          <table:table-cell table:formula="of:=GRUPO([.B11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8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Big Blue <text:s text:c="14"/></text:p>
          </table:table-cell>
          <table:table-cell/>
          <table:table-cell table:formula="of:=GRUPO([.B11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8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89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LS</text:p>
          </table:table-cell>
          <table:table-cell table:formula="of:=UPPER(CATEGORIAPAI([.L118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TeeBee V/Sw <text:s text:c="11"/></text:p>
          </table:table-cell>
          <table:table-cell/>
          <table:table-cell table:formula="of:=GRUPO([.B11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0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303 Agressor <text:s text:c="9"/></text:p>
          </table:table-cell>
          <table:table-cell/>
          <table:table-cell table:formula="of:=GRUPO([.B11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1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TB or not TB <text:s text:c="10"/></text:p>
          </table:table-cell>
          <table:table-cell/>
          <table:table-cell table:formula="of:=GRUPO([.B11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2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HiLo303ModSw <text:s text:c="10"/></text:p>
          </table:table-cell>
          <table:table-cell/>
          <table:table-cell table:formula="of:=GRUPO([.B11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3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2Square Bass <text:s text:c="9"/></text:p>
          </table:table-cell>
          <table:table-cell/>
          <table:table-cell table:formula="of:=GRUPO([.B11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4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303 HollowBS <text:s text:c="10"/></text:p>
          </table:table-cell>
          <table:table-cell/>
          <table:table-cell table:formula="of:=GRUPO([.B11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5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303 Bass <text:s text:c="14"/></text:p>
          </table:table-cell>
          <table:table-cell/>
          <table:table-cell table:formula="of:=GRUPO([.B11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6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TB Saw Bass <text:s text:c="11"/></text:p>
          </table:table-cell>
          <table:table-cell/>
          <table:table-cell table:formula="of:=GRUPO([.B11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7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303 Ow Bass <text:s text:c="11"/></text:p>
          </table:table-cell>
          <table:table-cell/>
          <table:table-cell table:formula="of:=GRUPO([.B11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8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TB Square 1 <text:s text:c="11"/></text:p>
          </table:table-cell>
          <table:table-cell/>
          <table:table-cell table:formula="of:=GRUPO([.B11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19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199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19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TB Square 2 <text:s text:c="11"/></text:p>
          </table:table-cell>
          <table:table-cell/>
          <table:table-cell table:formula="of:=GRUPO([.B12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0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TB Square 3 <text:s text:c="11"/></text:p>
          </table:table-cell>
          <table:table-cell/>
          <table:table-cell table:formula="of:=GRUPO([.B12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1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Solid Bass 1 <text:s text:c="10"/></text:p>
          </table:table-cell>
          <table:table-cell/>
          <table:table-cell table:formula="of:=GRUPO([.B12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2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Solid Bass 2 <text:s text:c="10"/></text:p>
          </table:table-cell>
          <table:table-cell/>
          <table:table-cell table:formula="of:=GRUPO([.B12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3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FM Tube Bass <text:s text:c="9"/></text:p>
          </table:table-cell>
          <table:table-cell/>
          <table:table-cell table:formula="of:=GRUPO([.B12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4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Drum’n’Bass <text:s text:c="11"/></text:p>
          </table:table-cell>
          <table:table-cell/>
          <table:table-cell table:formula="of:=GRUPO([.B12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5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Sub Bass <text:s text:c="14"/></text:p>
          </table:table-cell>
          <table:table-cell/>
          <table:table-cell table:formula="of:=GRUPO([.B12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6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Dirty Bass <text:s text:c="12"/></text:p>
          </table:table-cell>
          <table:table-cell/>
          <table:table-cell table:formula="of:=GRUPO([.B12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7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Gate Me Buzz <text:s text:c="10"/></text:p>
          </table:table-cell>
          <table:table-cell/>
          <table:table-cell table:formula="of:=GRUPO([.B12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8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Comprex Bass <text:s text:c="10"/></text:p>
          </table:table-cell>
          <table:table-cell/>
          <table:table-cell table:formula="of:=GRUPO([.B12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0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09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0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Bass Invader <text:s text:c="9"/></text:p>
          </table:table-cell>
          <table:table-cell/>
          <table:table-cell table:formula="of:=GRUPO([.B12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0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Ovdrive Bass <text:s text:c="9"/></text:p>
          </table:table-cell>
          <table:table-cell/>
          <table:table-cell table:formula="of:=GRUPO([.B12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1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Housy Bella <text:s text:c="11"/></text:p>
          </table:table-cell>
          <table:table-cell/>
          <table:table-cell table:formula="of:=GRUPO([.B12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2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Bassic Needs <text:s text:c="9"/></text:p>
          </table:table-cell>
          <table:table-cell/>
          <table:table-cell table:formula="of:=GRUPO([.B12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3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Raver Bass 1 <text:s text:c="9"/></text:p>
          </table:table-cell>
          <table:table-cell/>
          <table:table-cell table:formula="of:=GRUPO([.B12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4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Raver Bass 2 <text:s text:c="9"/></text:p>
          </table:table-cell>
          <table:table-cell/>
          <table:table-cell table:formula="of:=GRUPO([.B12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5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Jericho Bass <text:s text:c="9"/></text:p>
          </table:table-cell>
          <table:table-cell/>
          <table:table-cell table:formula="of:=GRUPO([.B12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6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Slippy Bass <text:s text:c="11"/></text:p>
          </table:table-cell>
          <table:table-cell/>
          <table:table-cell table:formula="of:=GRUPO([.B12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7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Rise Bass <text:s text:c="13"/></text:p>
          </table:table-cell>
          <table:table-cell/>
          <table:table-cell table:formula="of:=GRUPO([.B12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8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8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Cyber Bass <text:s text:c="11"/></text:p>
          </table:table-cell>
          <table:table-cell/>
          <table:table-cell table:formula="of:=GRUPO([.B12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1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19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19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SH-2000 Bass <text:s text:c="9"/></text:p>
          </table:table-cell>
          <table:table-cell/>
          <table:table-cell table:formula="of:=GRUPO([.B12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0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0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FM Bass <text:s text:c="14"/></text:p>
          </table:table-cell>
          <table:table-cell/>
          <table:table-cell table:formula="of:=GRUPO([.B12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1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1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Razor Bass <text:s text:c="12"/></text:p>
          </table:table-cell>
          <table:table-cell/>
          <table:table-cell table:formula="of:=GRUPO([.B12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2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2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SquelchyBass <text:s text:c="9"/></text:p>
          </table:table-cell>
          <table:table-cell/>
          <table:table-cell table:formula="of:=GRUPO([.B12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3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3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RaversBass <text:s text:c="11"/></text:p>
          </table:table-cell>
          <table:table-cell/>
          <table:table-cell table:formula="of:=GRUPO([.B12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4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4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Compu Bass <text:s text:c="12"/></text:p>
          </table:table-cell>
          <table:table-cell/>
          <table:table-cell table:formula="of:=GRUPO([.B12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5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5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Jump Bass <text:s text:c="12"/></text:p>
          </table:table-cell>
          <table:table-cell/>
          <table:table-cell table:formula="of:=GRUPO([.B12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6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6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ocoBass <text:s text:c="13"/></text:p>
          </table:table-cell>
          <table:table-cell/>
          <table:table-cell table:formula="of:=GRUPO([.B12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7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BS</text:p>
          </table:table-cell>
          <table:table-cell table:formula="of:=UPPER(CATEGORIAPAI([.L1227]))" office:value-type="string" office:string-value="BASS" calcext:value-type="string">
            <text:p>BASS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Vocoder Menu <text:s text:c="9"/></text:p>
          </table:table-cell>
          <table:table-cell/>
          <table:table-cell table:formula="of:=GRUPO([.B12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8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2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1.2.3.4. BPM <text:s text:c="11"/></text:p>
          </table:table-cell>
          <table:table-cell/>
          <table:table-cell table:formula="of:=GRUPO([.B12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2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29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2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TeknoMusic <text:s text:c="11"/></text:p>
          </table:table-cell>
          <table:table-cell/>
          <table:table-cell table:formula="of:=GRUPO([.B12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0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Retrocoder <text:s text:c="12"/></text:p>
          </table:table-cell>
          <table:table-cell/>
          <table:table-cell table:formula="of:=GRUPO([.B12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1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u/i/e/o V/Sw <text:s text:c="10"/></text:p>
          </table:table-cell>
          <table:table-cell/>
          <table:table-cell table:formula="of:=GRUPO([.B12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2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Talk Box 1 <text:s text:c="12"/></text:p>
          </table:table-cell>
          <table:table-cell/>
          <table:table-cell table:formula="of:=GRUPO([.B12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3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Talk Box 2 <text:s text:c="12"/></text:p>
          </table:table-cell>
          <table:table-cell/>
          <table:table-cell table:formula="of:=GRUPO([.B12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4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VT Vox <text:s text:c="15"/></text:p>
          </table:table-cell>
          <table:table-cell/>
          <table:table-cell table:formula="of:=GRUPO([.B12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5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Artificial <text:s text:c="12"/></text:p>
          </table:table-cell>
          <table:table-cell/>
          <table:table-cell table:formula="of:=GRUPO([.B12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6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BariVoise <text:s text:c="12"/></text:p>
          </table:table-cell>
          <table:table-cell/>
          <table:table-cell table:formula="of:=GRUPO([.B12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7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VOX</text:p>
          </table:table-cell>
          <table:table-cell table:formula="of:=UPPER(CATEGORIAPAI([.L123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After D ! <text:s text:c="13"/></text:p>
          </table:table-cell>
          <table:table-cell/>
          <table:table-cell table:formula="of:=GRUPO([.B12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8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3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ARPsychea <text:s text:c="12"/></text:p>
          </table:table-cell>
          <table:table-cell/>
          <table:table-cell table:formula="of:=GRUPO([.B12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3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39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3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Vintage Call <text:s text:c="9"/></text:p>
          </table:table-cell>
          <table:table-cell/>
          <table:table-cell table:formula="of:=GRUPO([.B12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0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4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HarmoChimer <text:s text:c="11"/></text:p>
          </table:table-cell>
          <table:table-cell/>
          <table:table-cell table:formula="of:=GRUPO([.B12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1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4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Ring Bell <text:s text:c="13"/></text:p>
          </table:table-cell>
          <table:table-cell/>
          <table:table-cell table:formula="of:=GRUPO([.B12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2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4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260 &amp; JUNO <text:s text:c="11"/></text:p>
          </table:table-cell>
          <table:table-cell/>
          <table:table-cell table:formula="of:=GRUPO([.B12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3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4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260 MIDI <text:s text:c="13"/></text:p>
          </table:table-cell>
          <table:table-cell/>
          <table:table-cell table:formula="of:=GRUPO([.B12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4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ELL</text:p>
          </table:table-cell>
          <table:table-cell table:formula="of:=UPPER(CATEGORIAPAI([.L124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SquareKeys 2 <text:s text:c="9"/></text:p>
          </table:table-cell>
          <table:table-cell/>
          <table:table-cell table:formula="of:=GRUPO([.B12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5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4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Pure Sine <text:s text:c="13"/></text:p>
          </table:table-cell>
          <table:table-cell/>
          <table:table-cell table:formula="of:=GRUPO([.B12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6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4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Ambient ORG <text:s text:c="11"/></text:p>
          </table:table-cell>
          <table:table-cell/>
          <table:table-cell table:formula="of:=GRUPO([.B12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7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4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JX Planet <text:s text:c="12"/></text:p>
          </table:table-cell>
          <table:table-cell/>
          <table:table-cell table:formula="of:=GRUPO([.B12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8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4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Clavi-Club <text:s text:c="12"/></text:p>
          </table:table-cell>
          <table:table-cell/>
          <table:table-cell table:formula="of:=GRUPO([.B12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4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49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24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Sweep Clav 2 <text:s text:c="10"/></text:p>
          </table:table-cell>
          <table:table-cell/>
          <table:table-cell table:formula="of:=GRUPO([.B12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0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KEY</text:p>
          </table:table-cell>
          <table:table-cell table:formula="of:=UPPER(CATEGORIAPAI([.L125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SquareTek <text:s text:c="13"/></text:p>
          </table:table-cell>
          <table:table-cell/>
          <table:table-cell table:formula="of:=GRUPO([.B12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1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Retro Party <text:s text:c="11"/></text:p>
          </table:table-cell>
          <table:table-cell/>
          <table:table-cell table:formula="of:=GRUPO([.B12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2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Rave Nature <text:s text:c="11"/></text:p>
          </table:table-cell>
          <table:table-cell/>
          <table:table-cell table:formula="of:=GRUPO([.B12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3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Alias Square <text:s text:c="9"/></text:p>
          </table:table-cell>
          <table:table-cell/>
          <table:table-cell table:formula="of:=GRUPO([.B12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4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Dirty Stack <text:s text:c="11"/></text:p>
          </table:table-cell>
          <table:table-cell/>
          <table:table-cell table:formula="of:=GRUPO([.B12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5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Phenomena <text:s text:c="13"/></text:p>
          </table:table-cell>
          <table:table-cell/>
          <table:table-cell table:formula="of:=GRUPO([.B12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6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Music Hi <text:s text:c="13"/></text:p>
          </table:table-cell>
          <table:table-cell/>
          <table:table-cell table:formula="of:=GRUPO([.B12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7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25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Euro-Dance 1 <text:s text:c="9"/></text:p>
          </table:table-cell>
          <table:table-cell/>
          <table:table-cell table:formula="of:=GRUPO([.B12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8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5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Euro-Dance 2 <text:s text:c="9"/></text:p>
          </table:table-cell>
          <table:table-cell/>
          <table:table-cell table:formula="of:=GRUPO([.B12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5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59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5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Dance Stack <text:s text:c="10"/></text:p>
          </table:table-cell>
          <table:table-cell/>
          <table:table-cell table:formula="of:=GRUPO([.B12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0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Raver Blade <text:s text:c="11"/></text:p>
          </table:table-cell>
          <table:table-cell/>
          <table:table-cell table:formula="of:=GRUPO([.B12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1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White Gloves <text:s text:c="9"/></text:p>
          </table:table-cell>
          <table:table-cell/>
          <table:table-cell table:formula="of:=GRUPO([.B12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2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ouchdown <text:s text:c="13"/></text:p>
          </table:table-cell>
          <table:table-cell/>
          <table:table-cell table:formula="of:=GRUPO([.B12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3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Rave Station <text:s text:c="10"/></text:p>
          </table:table-cell>
          <table:table-cell/>
          <table:table-cell table:formula="of:=GRUPO([.B12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4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ime Warp <text:s text:c="12"/></text:p>
          </table:table-cell>
          <table:table-cell/>
          <table:table-cell table:formula="of:=GRUPO([.B12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5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hin Rave <text:s text:c="13"/></text:p>
          </table:table-cell>
          <table:table-cell/>
          <table:table-cell table:formula="of:=GRUPO([.B12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6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Igor Circus <text:s text:c="10"/></text:p>
          </table:table-cell>
          <table:table-cell/>
          <table:table-cell table:formula="of:=GRUPO([.B12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7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lpha Zone <text:s text:c="11"/></text:p>
          </table:table-cell>
          <table:table-cell/>
          <table:table-cell table:formula="of:=GRUPO([.B12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8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Stars March <text:s text:c="10"/></text:p>
          </table:table-cell>
          <table:table-cell/>
          <table:table-cell table:formula="of:=GRUPO([.B12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6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69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6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JP Velo-Saw <text:s text:c="11"/></text:p>
          </table:table-cell>
          <table:table-cell/>
          <table:table-cell table:formula="of:=GRUPO([.B12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0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Rich Teeth <text:s text:c="12"/></text:p>
          </table:table-cell>
          <table:table-cell/>
          <table:table-cell table:formula="of:=GRUPO([.B12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1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After Saw <text:s text:c="13"/></text:p>
          </table:table-cell>
          <table:table-cell/>
          <table:table-cell table:formula="of:=GRUPO([.B12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2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Saw Cocktail <text:s text:c="10"/></text:p>
          </table:table-cell>
          <table:table-cell/>
          <table:table-cell table:formula="of:=GRUPO([.B12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3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Poly Message <text:s text:c="9"/></text:p>
          </table:table-cell>
          <table:table-cell/>
          <table:table-cell table:formula="of:=GRUPO([.B12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4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Xpressive <text:s text:c="12"/></text:p>
          </table:table-cell>
          <table:table-cell/>
          <table:table-cell table:formula="of:=GRUPO([.B12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5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Earblower <text:s text:c="13"/></text:p>
          </table:table-cell>
          <table:table-cell/>
          <table:table-cell table:formula="of:=GRUPO([.B12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6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Cutting Edge <text:s text:c="10"/></text:p>
          </table:table-cell>
          <table:table-cell/>
          <table:table-cell table:formula="of:=GRUPO([.B12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7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Stalactica <text:s text:c="11"/></text:p>
          </table:table-cell>
          <table:table-cell/>
          <table:table-cell table:formula="of:=GRUPO([.B12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8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LA Heaven <text:s text:c="12"/></text:p>
          </table:table-cell>
          <table:table-cell/>
          <table:table-cell table:formula="of:=GRUPO([.B12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7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79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7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Euforia <text:s text:c="15"/></text:p>
          </table:table-cell>
          <table:table-cell/>
          <table:table-cell table:formula="of:=GRUPO([.B12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0])-1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8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Labo-Feedbak <text:s text:c="9"/></text:p>
          </table:table-cell>
          <table:table-cell/>
          <table:table-cell table:formula="of:=GRUPO([.B12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1])-1"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28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anded Jupe <text:s text:c="10"/></text:p>
          </table:table-cell>
          <table:table-cell/>
          <table:table-cell table:formula="of:=GRUPO([.B12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2])-1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Killer Pad <text:s text:c="11"/></text:p>
          </table:table-cell>
          <table:table-cell/>
          <table:table-cell table:formula="of:=GRUPO([.B12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3])-1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Mystic Pad <text:s text:c="11"/></text:p>
          </table:table-cell>
          <table:table-cell/>
          <table:table-cell table:formula="of:=GRUPO([.B12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4])-1"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D-Mention <text:s text:c="12"/></text:p>
          </table:table-cell>
          <table:table-cell/>
          <table:table-cell table:formula="of:=GRUPO([.B12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5])-1"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X-hale <text:s text:c="15"/></text:p>
          </table:table-cell>
          <table:table-cell/>
          <table:table-cell table:formula="of:=GRUPO([.B12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6])-1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Sirena <text:s text:c="15"/></text:p>
          </table:table-cell>
          <table:table-cell/>
          <table:table-cell table:formula="of:=GRUPO([.B12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7])-1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After’s Pad <text:s text:c="10"/></text:p>
          </table:table-cell>
          <table:table-cell/>
          <table:table-cell table:formula="of:=GRUPO([.B12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8])-1"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Warmer Pad <text:s text:c="11"/></text:p>
          </table:table-cell>
          <table:table-cell/>
          <table:table-cell table:formula="of:=GRUPO([.B12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8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89])-1"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8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hatt Pad <text:s text:c="12"/></text:p>
          </table:table-cell>
          <table:table-cell/>
          <table:table-cell table:formula="of:=GRUPO([.B12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0])-1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9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OB Sweep Pad <text:s text:c="10"/></text:p>
          </table:table-cell>
          <table:table-cell/>
          <table:table-cell table:formula="of:=GRUPO([.B12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1])-1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91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Murk Pad <text:s text:c="13"/></text:p>
          </table:table-cell>
          <table:table-cell/>
          <table:table-cell table:formula="of:=GRUPO([.B12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2])-1"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292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Dense Floor <text:s text:c="10"/></text:p>
          </table:table-cell>
          <table:table-cell/>
          <table:table-cell table:formula="of:=GRUPO([.B12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3])-1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93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SecretMelody <text:s text:c="9"/></text:p>
          </table:table-cell>
          <table:table-cell/>
          <table:table-cell table:formula="of:=GRUPO([.B12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4])-1"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94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Vaporish <text:s text:c="13"/></text:p>
          </table:table-cell>
          <table:table-cell/>
          <table:table-cell table:formula="of:=GRUPO([.B12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5])-1"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PD</text:p>
          </table:table-cell>
          <table:table-cell table:formula="of:=UPPER(CATEGORIAPAI([.L1295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Vintage Revo <text:s text:c="9"/></text:p>
          </table:table-cell>
          <table:table-cell/>
          <table:table-cell table:formula="of:=GRUPO([.B12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6])-1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296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Liquid Sky <text:s text:c="11"/></text:p>
          </table:table-cell>
          <table:table-cell/>
          <table:table-cell table:formula="of:=GRUPO([.B12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7])-1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297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Exploration <text:s text:c="10"/></text:p>
          </table:table-cell>
          <table:table-cell/>
          <table:table-cell table:formula="of:=GRUPO([.B12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8])-1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298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Drama Pad <text:s text:c="12"/></text:p>
          </table:table-cell>
          <table:table-cell/>
          <table:table-cell table:formula="of:=GRUPO([.B12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29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299])-1"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299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Vapor Style <text:s text:c="10"/></text:p>
          </table:table-cell>
          <table:table-cell/>
          <table:table-cell table:formula="of:=GRUPO([.B13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0])-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BPD</text:p>
          </table:table-cell>
          <table:table-cell table:formula="of:=UPPER(CATEGORIAPAI([.L1300]))" office:value-type="string" office:string-value="PAD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JP-6 Stack <text:s text:c="11"/></text:p>
          </table:table-cell>
          <table:table-cell/>
          <table:table-cell table:formula="of:=GRUPO([.B13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1])-1"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30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Obilator <text:s text:c="13"/></text:p>
          </table:table-cell>
          <table:table-cell/>
          <table:table-cell table:formula="of:=GRUPO([.B13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2])-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YN</text:p>
          </table:table-cell>
          <table:table-cell table:formula="of:=UPPER(CATEGORIAPAI([.L130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Glamour <text:s text:c="14"/></text:p>
          </table:table-cell>
          <table:table-cell/>
          <table:table-cell table:formula="of:=GRUPO([.B13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3])-1"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Medium Solo <text:s text:c="10"/></text:p>
          </table:table-cell>
          <table:table-cell/>
          <table:table-cell table:formula="of:=GRUPO([.B13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4])-1"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0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Singing’Mini <text:s text:c="9"/></text:p>
          </table:table-cell>
          <table:table-cell/>
          <table:table-cell table:formula="of:=GRUPO([.B13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5])-1"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0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Analog Flute <text:s text:c="9"/></text:p>
          </table:table-cell>
          <table:table-cell/>
          <table:table-cell table:formula="of:=GRUPO([.B13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6])-1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LT</text:p>
          </table:table-cell>
          <table:table-cell table:formula="of:=UPPER(CATEGORIAPAI([.L130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H-5 Bs/Lead <text:s text:c="9"/></text:p>
          </table:table-cell>
          <table:table-cell/>
          <table:table-cell table:formula="of:=GRUPO([.B13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7])-1"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CMB</text:p>
          </table:table-cell>
          <table:table-cell table:formula="of:=UPPER(CATEGORIAPAI([.L130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lassy Pulse <text:s text:c="9"/></text:p>
          </table:table-cell>
          <table:table-cell/>
          <table:table-cell table:formula="of:=GRUPO([.B130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8])-1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0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Jupiter-6 Ld <text:s text:c="9"/></text:p>
          </table:table-cell>
          <table:table-cell/>
          <table:table-cell table:formula="of:=GRUPO([.B130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0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09])-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0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Just Lovely <text:s text:c="10"/></text:p>
          </table:table-cell>
          <table:table-cell/>
          <table:table-cell table:formula="of:=GRUPO([.B131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0])-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1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DJ Devil <text:s text:c="13"/></text:p>
          </table:table-cell>
          <table:table-cell/>
          <table:table-cell table:formula="of:=GRUPO([.B131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1])-1"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1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Simply June <text:s text:c="10"/></text:p>
          </table:table-cell>
          <table:table-cell/>
          <table:table-cell table:formula="of:=GRUPO([.B131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2])-1"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1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Mr.Raw SAW <text:s text:c="11"/></text:p>
          </table:table-cell>
          <table:table-cell/>
          <table:table-cell table:formula="of:=GRUPO([.B131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3])-1"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1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rispy Lead <text:s text:c="10"/></text:p>
          </table:table-cell>
          <table:table-cell/>
          <table:table-cell table:formula="of:=GRUPO([.B131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4])-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1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Dirty Lead 2 <text:s text:c="9"/></text:p>
          </table:table-cell>
          <table:table-cell/>
          <table:table-cell table:formula="of:=GRUPO([.B131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5])-1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1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Disto Stack <text:s text:c="10"/></text:p>
          </table:table-cell>
          <table:table-cell/>
          <table:table-cell table:formula="of:=GRUPO([.B131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6])-1"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1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elo Cheese <text:s text:c="10"/></text:p>
          </table:table-cell>
          <table:table-cell/>
          <table:table-cell table:formula="of:=GRUPO([.B131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7])-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1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Noiz Mania <text:s text:c="11"/></text:p>
          </table:table-cell>
          <table:table-cell/>
          <table:table-cell table:formula="of:=GRUPO([.B131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8])-1"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LD</text:p>
          </table:table-cell>
          <table:table-cell table:formula="of:=UPPER(CATEGORIAPAI([.L131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Power Mutes <text:s text:c="10"/></text:p>
          </table:table-cell>
          <table:table-cell/>
          <table:table-cell table:formula="of:=GRUPO([.B131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1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19])-1"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1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V-Beep <text:s text:c="15"/></text:p>
          </table:table-cell>
          <table:table-cell/>
          <table:table-cell table:formula="of:=GRUPO([.B132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0])-1"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2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Freaky Fry <text:s text:c="11"/></text:p>
          </table:table-cell>
          <table:table-cell/>
          <table:table-cell table:formula="of:=GRUPO([.B132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1])-1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2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SQ Formule <text:s text:c="11"/></text:p>
          </table:table-cell>
          <table:table-cell/>
          <table:table-cell table:formula="of:=GRUPO([.B132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2])-1"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HLD</text:p>
          </table:table-cell>
          <table:table-cell table:formula="of:=UPPER(CATEGORIAPAI([.L132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DirtyOrgan 2 <text:s text:c="9"/></text:p>
          </table:table-cell>
          <table:table-cell/>
          <table:table-cell table:formula="of:=GRUPO([.B132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3])-1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3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Oldies Organ <text:s text:c="9"/></text:p>
          </table:table-cell>
          <table:table-cell/>
          <table:table-cell table:formula="of:=GRUPO([.B132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4])-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4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Edgy Organ <text:s text:c="11"/></text:p>
          </table:table-cell>
          <table:table-cell/>
          <table:table-cell table:formula="of:=GRUPO([.B132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5])-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5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Juno Organ <text:s text:c="11"/></text:p>
          </table:table-cell>
          <table:table-cell/>
          <table:table-cell table:formula="of:=GRUPO([.B132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6])-1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6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Space Org X <text:s text:c="10"/></text:p>
          </table:table-cell>
          <table:table-cell/>
          <table:table-cell table:formula="of:=GRUPO([.B132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7])-1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7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Cabin Organ <text:s text:c="10"/></text:p>
          </table:table-cell>
          <table:table-cell/>
          <table:table-cell table:formula="of:=GRUPO([.B132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8])-1"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8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Dream Organ <text:s text:c="10"/></text:p>
          </table:table-cell>
          <table:table-cell/>
          <table:table-cell table:formula="of:=GRUPO([.B132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2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29])-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29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Club Organ <text:s text:c="11"/></text:p>
          </table:table-cell>
          <table:table-cell/>
          <table:table-cell table:formula="of:=GRUPO([.B133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0])-1"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30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Perc. Organ <text:s text:c="10"/></text:p>
          </table:table-cell>
          <table:table-cell/>
          <table:table-cell table:formula="of:=GRUPO([.B133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1])-1"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31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Organ Stabs <text:s text:c="10"/></text:p>
          </table:table-cell>
          <table:table-cell/>
          <table:table-cell table:formula="of:=GRUPO([.B133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2])-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ORG</text:p>
          </table:table-cell>
          <table:table-cell table:formula="of:=UPPER(CATEGORIAPAI([.L1332]))" office:value-type="string" office:string-value="KEY ORG" calcext:value-type="string">
            <text:p>KEY ORG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Techno Pizz <text:s text:c="10"/></text:p>
          </table:table-cell>
          <table:table-cell/>
          <table:table-cell table:formula="of:=GRUPO([.B133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3])-1"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1333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Captain Pizz <text:s text:c="9"/></text:p>
          </table:table-cell>
          <table:table-cell/>
          <table:table-cell table:formula="of:=GRUPO([.B133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4])-1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1334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Pizzatek <text:s text:c="13"/></text:p>
          </table:table-cell>
          <table:table-cell/>
          <table:table-cell table:formula="of:=GRUPO([.B133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5])-1"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1335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Sleepless <text:s text:c="12"/></text:p>
          </table:table-cell>
          <table:table-cell/>
          <table:table-cell table:formula="of:=GRUPO([.B133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6])-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STR</text:p>
          </table:table-cell>
          <table:table-cell table:formula="of:=UPPER(CATEGORIAPAI([.L1336]))" office:value-type="string" office:string-value="ORCH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Mega 5th 2 <text:s text:c="11"/></text:p>
          </table:table-cell>
          <table:table-cell/>
          <table:table-cell table:formula="of:=GRUPO([.B133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7])-1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3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Chord maj7th <text:s text:c="9"/></text:p>
          </table:table-cell>
          <table:table-cell/>
          <table:table-cell table:formula="of:=GRUPO([.B133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8])-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3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Chord min7th <text:s text:c="9"/></text:p>
          </table:table-cell>
          <table:table-cell/>
          <table:table-cell table:formula="of:=GRUPO([.B133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3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39])-1"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3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5thDimension <text:s text:c="9"/></text:p>
          </table:table-cell>
          <table:table-cell/>
          <table:table-cell table:formula="of:=GRUPO([.B134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0])-1"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StateXLChord <text:s text:c="9"/></text:p>
          </table:table-cell>
          <table:table-cell/>
          <table:table-cell table:formula="of:=GRUPO([.B134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1])-1"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ixth Sense <text:s text:c="10"/></text:p>
          </table:table-cell>
          <table:table-cell/>
          <table:table-cell table:formula="of:=GRUPO([.B134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2])-1"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Garage Chord <text:s text:c="9"/></text:p>
          </table:table-cell>
          <table:table-cell/>
          <table:table-cell table:formula="of:=GRUPO([.B134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3])-1"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Chordmaj7/5- <text:s text:c="5"/></text:p>
          </table:table-cell>
          <table:table-cell/>
          <table:table-cell table:formula="of:=GRUPO([.B134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4])-1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Planet EKNO <text:s text:c="7"/></text:p>
          </table:table-cell>
          <table:table-cell/>
          <table:table-cell table:formula="of:=GRUPO([.B134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5])-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Optimum Rave <text:s text:c="6"/></text:p>
          </table:table-cell>
          <table:table-cell/>
          <table:table-cell table:formula="of:=GRUPO([.B134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6])-1"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Arpege Me <text:s text:c="8"/></text:p>
          </table:table-cell>
          <table:table-cell/>
          <table:table-cell table:formula="of:=GRUPO([.B134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7])-1"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VTransformer <text:s text:c="5"/></text:p>
          </table:table-cell>
          <table:table-cell/>
          <table:table-cell table:formula="of:=GRUPO([.B134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8])-1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Analog Attax <text:s text:c="5"/></text:p>
          </table:table-cell>
          <table:table-cell/>
          <table:table-cell table:formula="of:=GRUPO([.B134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4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49])-1"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4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Maxi Fuzzy ! <text:s text:c="5"/></text:p>
          </table:table-cell>
          <table:table-cell/>
          <table:table-cell table:formula="of:=GRUPO([.B135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0])-1"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Only by FXM <text:s text:c="6"/></text:p>
          </table:table-cell>
          <table:table-cell/>
          <table:table-cell table:formula="of:=GRUPO([.B135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1])-1"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it &amp; Run <text:s text:c="9"/></text:p>
          </table:table-cell>
          <table:table-cell/>
          <table:table-cell table:formula="of:=GRUPO([.B135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2])-1"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Photon Attak <text:s text:c="5"/></text:p>
          </table:table-cell>
          <table:table-cell/>
          <table:table-cell table:formula="of:=GRUPO([.B135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3])-1"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redator <text:s text:c="9"/></text:p>
          </table:table-cell>
          <table:table-cell/>
          <table:table-cell table:formula="of:=GRUPO([.B135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4])-1"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Village Hit <text:s text:c="6"/></text:p>
          </table:table-cell>
          <table:table-cell/>
          <table:table-cell table:formula="of:=GRUPO([.B135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5])-1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ardcore Hit <text:s text:c="5"/></text:p>
          </table:table-cell>
          <table:table-cell/>
          <table:table-cell table:formula="of:=GRUPO([.B135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6])-1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hort Chord <text:s text:c="6"/></text:p>
          </table:table-cell>
          <table:table-cell/>
          <table:table-cell table:formula="of:=GRUPO([.B135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7])-1"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hortCircuit <text:s text:c="5"/></text:p>
          </table:table-cell>
          <table:table-cell/>
          <table:table-cell table:formula="of:=GRUPO([.B135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8])-1"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SonofaPitch <text:s text:c="7"/></text:p>
          </table:table-cell>
          <table:table-cell/>
          <table:table-cell table:formula="of:=GRUPO([.B135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5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59])-1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5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Flutish SQUR <text:s text:c="6"/></text:p>
          </table:table-cell>
          <table:table-cell/>
          <table:table-cell table:formula="of:=GRUPO([.B136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0])-1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azzyCow 808 <text:s text:c="6"/></text:p>
          </table:table-cell>
          <table:table-cell/>
          <table:table-cell table:formula="of:=GRUPO([.B136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1])-1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36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Blurpy <text:s text:c="12"/></text:p>
          </table:table-cell>
          <table:table-cell/>
          <table:table-cell table:formula="of:=GRUPO([.B136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2])-1"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Static Hit <text:s text:c="8"/></text:p>
          </table:table-cell>
          <table:table-cell/>
          <table:table-cell table:formula="of:=GRUPO([.B136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3])-1"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Hi Attack <text:s text:c="8"/></text:p>
          </table:table-cell>
          <table:table-cell/>
          <table:table-cell table:formula="of:=GRUPO([.B136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4])-1"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onalTension <text:s text:c="5"/></text:p>
          </table:table-cell>
          <table:table-cell/>
          <table:table-cell table:formula="of:=GRUPO([.B136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5])-1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Jungle Stabs <text:s text:c="5"/></text:p>
          </table:table-cell>
          <table:table-cell/>
          <table:table-cell table:formula="of:=GRUPO([.B136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6])-1"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Buzz Machine <text:s text:c="5"/></text:p>
          </table:table-cell>
          <table:table-cell/>
          <table:table-cell table:formula="of:=GRUPO([.B136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7])-1"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Zapper <text:s text:c="11"/></text:p>
          </table:table-cell>
          <table:table-cell/>
          <table:table-cell table:formula="of:=GRUPO([.B136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8])-1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Blip <text:s text:c="14"/></text:p>
          </table:table-cell>
          <table:table-cell/>
          <table:table-cell table:formula="of:=GRUPO([.B136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6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69])-1"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6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Iron Hit <text:s text:c="9"/></text:p>
          </table:table-cell>
          <table:table-cell/>
          <table:table-cell table:formula="of:=GRUPO([.B137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0])-1"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7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Headz Direct <text:s text:c="5"/></text:p>
          </table:table-cell>
          <table:table-cell/>
          <table:table-cell table:formula="of:=GRUPO([.B137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1])-1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7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Scratchy Hit <text:s text:c="5"/></text:p>
          </table:table-cell>
          <table:table-cell/>
          <table:table-cell table:formula="of:=GRUPO([.B137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2])-1"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7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Hit&amp;IndsMenu <text:s text:c="5"/></text:p>
          </table:table-cell>
          <table:table-cell/>
          <table:table-cell table:formula="of:=GRUPO([.B137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3])-1"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TEK</text:p>
          </table:table-cell>
          <table:table-cell table:formula="of:=UPPER(CATEGORIAPAI([.L137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GTR FX Menu <text:s text:c="6"/></text:p>
          </table:table-cell>
          <table:table-cell/>
          <table:table-cell table:formula="of:=GRUPO([.B137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4])-1"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1374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GTR Power 1 <text:s text:c="7"/></text:p>
          </table:table-cell>
          <table:table-cell/>
          <table:table-cell table:formula="of:=GRUPO([.B137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5])-1"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1375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GTR Power 2 <text:s text:c="7"/></text:p>
          </table:table-cell>
          <table:table-cell/>
          <table:table-cell table:formula="of:=GRUPO([.B137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6])-1"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GT</text:p>
          </table:table-cell>
          <table:table-cell table:formula="of:=UPPER(CATEGORIAPAI([.L1376]))" office:value-type="string" office:string-value="GUITAR" calcext:value-type="string">
            <text:p>GUITAR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Snr Menu 1 <text:s text:c="7"/></text:p>
          </table:table-cell>
          <table:table-cell/>
          <table:table-cell table:formula="of:=GRUPO([.B137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7])-1"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RM</text:p>
          </table:table-cell>
          <table:table-cell table:formula="of:=UPPER(CATEGORIAPAI([.L1377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Snr Menu 2 <text:s text:c="7"/></text:p>
          </table:table-cell>
          <table:table-cell/>
          <table:table-cell table:formula="of:=GRUPO([.B137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8])-1"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RM</text:p>
          </table:table-cell>
          <table:table-cell table:formula="of:=UPPER(CATEGORIAPAI([.L1378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Kick Menu <text:s text:c="8"/></text:p>
          </table:table-cell>
          <table:table-cell/>
          <table:table-cell table:formula="of:=GRUPO([.B137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7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79])-1"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RM</text:p>
          </table:table-cell>
          <table:table-cell table:formula="of:=UPPER(CATEGORIAPAI([.L1379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Hi Hat Menu <text:s text:c="6"/></text:p>
          </table:table-cell>
          <table:table-cell/>
          <table:table-cell table:formula="of:=GRUPO([.B138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0])-1"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RM</text:p>
          </table:table-cell>
          <table:table-cell table:formula="of:=UPPER(CATEGORIAPAI([.L1380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Perc Menu <text:s text:c="8"/></text:p>
          </table:table-cell>
          <table:table-cell/>
          <table:table-cell table:formula="of:=GRUPO([.B138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1])-1"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PRC</text:p>
          </table:table-cell>
          <table:table-cell table:formula="of:=UPPER(CATEGORIAPAI([.L1381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1</text:p>
          </table:table-cell>
          <table:table-cell office:value-type="string" calcext:value-type="string">
            <text:p>Tom&amp;Cym Menu <text:s text:c="5"/></text:p>
          </table:table-cell>
          <table:table-cell/>
          <table:table-cell table:formula="of:=GRUPO([.B138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2])-1"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DRM</text:p>
          </table:table-cell>
          <table:table-cell table:formula="of:=UPPER(CATEGORIAPAI([.L1382]))" office:value-type="string" office:string-value="RHY SFX" calcext:value-type="string">
            <text:p>RHY SFX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Metal Dream <text:s text:c="6"/></text:p>
          </table:table-cell>
          <table:table-cell/>
          <table:table-cell table:formula="of:=GRUPO([.B138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3])-1"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System D <text:s text:c="10"/></text:p>
          </table:table-cell>
          <table:table-cell/>
          <table:table-cell table:formula="of:=GRUPO([.B138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4])-1"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4</text:p>
          </table:table-cell>
          <table:table-cell office:value-type="string" calcext:value-type="string">
            <text:p>Mayday Ring <text:s text:c="6"/></text:p>
          </table:table-cell>
          <table:table-cell/>
          <table:table-cell table:formula="of:=GRUPO([.B138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5])-1"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Industrial <text:s text:c="7"/></text:p>
          </table:table-cell>
          <table:table-cell/>
          <table:table-cell table:formula="of:=GRUPO([.B138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6])-1"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Tranceporter <text:s text:c="5"/></text:p>
          </table:table-cell>
          <table:table-cell/>
          <table:table-cell table:formula="of:=GRUPO([.B138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7])-1"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7</text:p>
          </table:table-cell>
          <table:table-cell office:value-type="string" calcext:value-type="string">
            <text:p>Acid Copter <text:s text:c="6"/></text:p>
          </table:table-cell>
          <table:table-cell/>
          <table:table-cell table:formula="of:=GRUPO([.B138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8])-1"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Roll Over <text:s text:c="9"/></text:p>
          </table:table-cell>
          <table:table-cell/>
          <table:table-cell table:formula="of:=GRUPO([.B138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8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89])-1"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8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Gimme aBreak <text:s text:c="6"/></text:p>
          </table:table-cell>
          <table:table-cell/>
          <table:table-cell table:formula="of:=GRUPO([.B139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0])-1"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RadicalAbuse <text:s text:c="5"/></text:p>
          </table:table-cell>
          <table:table-cell/>
          <table:table-cell table:formula="of:=GRUPO([.B139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1])-1"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Echodrome <text:s text:c="8"/></text:p>
          </table:table-cell>
          <table:table-cell/>
          <table:table-cell table:formula="of:=GRUPO([.B139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2])-1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Trance Chime <text:s text:c="5"/></text:p>
          </table:table-cell>
          <table:table-cell/>
          <table:table-cell table:formula="of:=GRUPO([.B139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3])-1"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Altamira <text:s text:c="9"/></text:p>
          </table:table-cell>
          <table:table-cell/>
          <table:table-cell table:formula="of:=GRUPO([.B139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4])-1"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Locko Motif <text:s text:c="6"/></text:p>
          </table:table-cell>
          <table:table-cell/>
          <table:table-cell table:formula="of:=GRUPO([.B139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5])-1"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SpaceFactory <text:s text:c="5"/></text:p>
          </table:table-cell>
          <table:table-cell/>
          <table:table-cell table:formula="of:=GRUPO([.B139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6])-1"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Get Busy <text:s text:c="9"/></text:p>
          </table:table-cell>
          <table:table-cell/>
          <table:table-cell table:formula="of:=GRUPO([.B139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7])-1"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7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Ayers Rock <text:s text:c="7"/></text:p>
          </table:table-cell>
          <table:table-cell/>
          <table:table-cell table:formula="of:=GRUPO([.B1398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8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8])-1"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8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Altern Saw <text:s text:c="7"/></text:p>
          </table:table-cell>
          <table:table-cell/>
          <table:table-cell table:formula="of:=GRUPO([.B1399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399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399])-1"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399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JP-6 Sync <text:s text:c="8"/></text:p>
          </table:table-cell>
          <table:table-cell/>
          <table:table-cell table:formula="of:=GRUPO([.B1400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0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0])-1"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0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Cold JX <text:s text:c="10"/></text:p>
          </table:table-cell>
          <table:table-cell/>
          <table:table-cell table:formula="of:=GRUPO([.B1401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1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1])-1"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1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Fancy Pad <text:s text:c="8"/></text:p>
          </table:table-cell>
          <table:table-cell/>
          <table:table-cell table:formula="of:=GRUPO([.B1402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2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2])-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2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Tune Breath <text:s text:c="6"/></text:p>
          </table:table-cell>
          <table:table-cell/>
          <table:table-cell table:formula="of:=GRUPO([.B1403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3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3])-1"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3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OrchestraGTR <text:s text:c="5"/></text:p>
          </table:table-cell>
          <table:table-cell/>
          <table:table-cell table:formula="of:=GRUPO([.B1404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4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4])-1"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4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Gtr Sweep <text:s text:c="9"/></text:p>
          </table:table-cell>
          <table:table-cell/>
          <table:table-cell table:formula="of:=GRUPO([.B1405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5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5])-1"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5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Trilly <text:s text:c="12"/></text:p>
          </table:table-cell>
          <table:table-cell/>
          <table:table-cell table:formula="of:=GRUPO([.B1406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6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6])-1"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6]))" office:value-type="string" office:string-value="SYNTH" calcext:value-type="string">
            <text:p>SYNTH</text:p>
          </table:table-cell>
        </table:table-row>
        <table:table-row table:style-name="ro1">
          <table:table-cell/>
          <table:table-cell office:value-type="string" calcext:value-type="string">
            <text:p>XP-C</text:p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Good Bye Spk <text:s text:c="6"/></text:p>
          </table:table-cell>
          <table:table-cell/>
          <table:table-cell table:formula="of:=GRUPO([.B1407])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ID([.B1407])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INT([.C1407])-1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table:content-validation-name="val1" office:value-type="string" calcext:value-type="string">
            <text:p>FX</text:p>
          </table:table-cell>
          <table:table-cell table:formula="of:=UPPER(CATEGORIAPAI([.L1407]))" office:value-type="string" office:string-value="SYNTH" calcext:value-type="string">
            <text:p>SYNTH</text:p>
          </table:table-cell>
        </table:table-row>
      </table:table>
      <table:table table:name="GM" table:style-name="ta1"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9" table:default-cell-style-name="Default"/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iano 1 <text:s text:c="8"/></text:p>
          </table:table-cell>
          <table:table-cell/>
          <table:table-cell table:formula="of:=GRUPO([.B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])-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iano 2 <text:s text:c="8"/></text:p>
          </table:table-cell>
          <table:table-cell/>
          <table:table-cell table:formula="of:=GRUPO([.B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])-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iano 3 <text:s text:c="8"/></text:p>
          </table:table-cell>
          <table:table-cell/>
          <table:table-cell table:formula="of:=GRUPO([.B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])-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Honky-tonk <text:s text:c="5"/></text:p>
          </table:table-cell>
          <table:table-cell/>
          <table:table-cell table:formula="of:=GRUPO([.B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])-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E.Piano 1 <text:s text:c="6"/></text:p>
          </table:table-cell>
          <table:table-cell/>
          <table:table-cell table:formula="of:=GRUPO([.B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])-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E.Piano 2 <text:s text:c="6"/></text:p>
          </table:table-cell>
          <table:table-cell/>
          <table:table-cell table:formula="of:=GRUPO([.B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])-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Harpsichord <text:s text:c="3"/></text:p>
          </table:table-cell>
          <table:table-cell/>
          <table:table-cell table:formula="of:=GRUPO([.B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])-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Clav. <text:s text:c="10"/></text:p>
          </table:table-cell>
          <table:table-cell/>
          <table:table-cell table:formula="of:=GRUPO([.B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])-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Celesta <text:s text:c="8"/></text:p>
          </table:table-cell>
          <table:table-cell/>
          <table:table-cell table:formula="of:=GRUPO([.B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])-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Glockenspiel <text:s text:c="2"/></text:p>
          </table:table-cell>
          <table:table-cell/>
          <table:table-cell table:formula="of:=GRUPO([.B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])-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usic Box <text:s text:c="5"/></text:p>
          </table:table-cell>
          <table:table-cell/>
          <table:table-cell table:formula="of:=GRUPO([.B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])-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Vibraphone <text:s text:c="4"/></text:p>
          </table:table-cell>
          <table:table-cell/>
          <table:table-cell table:formula="of:=GRUPO([.B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])-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Marimba <text:s text:c="8"/></text:p>
          </table:table-cell>
          <table:table-cell/>
          <table:table-cell table:formula="of:=GRUPO([.B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3])-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Xylophone <text:s text:c="5"/></text:p>
          </table:table-cell>
          <table:table-cell/>
          <table:table-cell table:formula="of:=GRUPO([.B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4])-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Tubular-bell <text:s text:c="2"/></text:p>
          </table:table-cell>
          <table:table-cell/>
          <table:table-cell table:formula="of:=GRUPO([.B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5])-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antur <text:s text:c="9"/></text:p>
          </table:table-cell>
          <table:table-cell/>
          <table:table-cell table:formula="of:=GRUPO([.B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6])-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Organ 1 <text:s text:c="8"/></text:p>
          </table:table-cell>
          <table:table-cell/>
          <table:table-cell table:formula="of:=GRUPO([.B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7])-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Organ 2 <text:s text:c="8"/></text:p>
          </table:table-cell>
          <table:table-cell/>
          <table:table-cell table:formula="of:=GRUPO([.B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8])-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Organ 3 <text:s text:c="8"/></text:p>
          </table:table-cell>
          <table:table-cell/>
          <table:table-cell table:formula="of:=GRUPO([.B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9])-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Church Org.1 <text:s text:c="2"/></text:p>
          </table:table-cell>
          <table:table-cell/>
          <table:table-cell table:formula="of:=GRUPO([.B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0])-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Reed Organ <text:s text:c="5"/></text:p>
          </table:table-cell>
          <table:table-cell/>
          <table:table-cell table:formula="of:=GRUPO([.B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1])-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cordion Fr <text:s text:c="2"/></text:p>
          </table:table-cell>
          <table:table-cell/>
          <table:table-cell table:formula="of:=GRUPO([.B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2])-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Harmonica <text:s text:c="6"/></text:p>
          </table:table-cell>
          <table:table-cell/>
          <table:table-cell table:formula="of:=GRUPO([.B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3])-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Bandoneon <text:s text:c="6"/></text:p>
          </table:table-cell>
          <table:table-cell/>
          <table:table-cell table:formula="of:=GRUPO([.B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4])-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Nylon-str.Gt <text:s text:c="3"/></text:p>
          </table:table-cell>
          <table:table-cell/>
          <table:table-cell table:formula="of:=GRUPO([.B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5])-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Steel-str.Gt <text:s text:c="3"/></text:p>
          </table:table-cell>
          <table:table-cell/>
          <table:table-cell table:formula="of:=GRUPO([.B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6])-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Jazz Gt. <text:s text:c="7"/></text:p>
          </table:table-cell>
          <table:table-cell/>
          <table:table-cell table:formula="of:=GRUPO([.B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7])-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Clean Gt. <text:s text:c="6"/></text:p>
          </table:table-cell>
          <table:table-cell/>
          <table:table-cell table:formula="of:=GRUPO([.B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8])-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Muted Gt. <text:s text:c="6"/></text:p>
          </table:table-cell>
          <table:table-cell/>
          <table:table-cell table:formula="of:=GRUPO([.B2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2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29])-1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Overdrive Gt <text:s text:c="2"/></text:p>
          </table:table-cell>
          <table:table-cell/>
          <table:table-cell table:formula="of:=GRUPO([.B3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0])-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DistortionGt <text:s text:c="2"/></text:p>
          </table:table-cell>
          <table:table-cell/>
          <table:table-cell table:formula="of:=GRUPO([.B3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1])-1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Gt.Harmonics <text:s text:c="3"/></text:p>
          </table:table-cell>
          <table:table-cell/>
          <table:table-cell table:formula="of:=GRUPO([.B3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2])-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Acoustic Bs. <text:s text:c="2"/></text:p>
          </table:table-cell>
          <table:table-cell/>
          <table:table-cell table:formula="of:=GRUPO([.B3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3])-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Fingered Bs. <text:s text:c="3"/></text:p>
          </table:table-cell>
          <table:table-cell/>
          <table:table-cell table:formula="of:=GRUPO([.B3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4])-1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Picked Bs. <text:s text:c="5"/></text:p>
          </table:table-cell>
          <table:table-cell/>
          <table:table-cell table:formula="of:=GRUPO([.B3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5])-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Fretless Bs. <text:s text:c="2"/></text:p>
          </table:table-cell>
          <table:table-cell/>
          <table:table-cell table:formula="of:=GRUPO([.B3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6])-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Slap Bass 1 <text:s text:c="3"/></text:p>
          </table:table-cell>
          <table:table-cell/>
          <table:table-cell table:formula="of:=GRUPO([.B3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7])-1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Slap Bass 2 <text:s text:c="3"/></text:p>
          </table:table-cell>
          <table:table-cell/>
          <table:table-cell table:formula="of:=GRUPO([.B3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8])-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Synth Bass 1 <text:s text:c="2"/></text:p>
          </table:table-cell>
          <table:table-cell/>
          <table:table-cell table:formula="of:=GRUPO([.B3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3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39])-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ynth Bass 2 <text:s text:c="2"/></text:p>
          </table:table-cell>
          <table:table-cell/>
          <table:table-cell table:formula="of:=GRUPO([.B4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0])-1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Violin <text:s text:c="8"/></text:p>
          </table:table-cell>
          <table:table-cell/>
          <table:table-cell table:formula="of:=GRUPO([.B4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1])-1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Viola <text:s text:c="9"/></text:p>
          </table:table-cell>
          <table:table-cell/>
          <table:table-cell table:formula="of:=GRUPO([.B4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2])-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Cello <text:s text:c="10"/></text:p>
          </table:table-cell>
          <table:table-cell/>
          <table:table-cell table:formula="of:=GRUPO([.B4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3])-1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Contrabass <text:s text:c="4"/></text:p>
          </table:table-cell>
          <table:table-cell/>
          <table:table-cell table:formula="of:=GRUPO([.B4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4])-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Tremolo Str <text:s text:c="4"/></text:p>
          </table:table-cell>
          <table:table-cell/>
          <table:table-cell table:formula="of:=GRUPO([.B4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5])-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PizzicatoStr <text:s text:c="3"/></text:p>
          </table:table-cell>
          <table:table-cell/>
          <table:table-cell table:formula="of:=GRUPO([.B4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6])-1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Harp <text:s text:c="11"/></text:p>
          </table:table-cell>
          <table:table-cell/>
          <table:table-cell table:formula="of:=GRUPO([.B4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7])-1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Timpani <text:s text:c="8"/></text:p>
          </table:table-cell>
          <table:table-cell/>
          <table:table-cell table:formula="of:=GRUPO([.B4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8])-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Strings <text:s text:c="8"/></text:p>
          </table:table-cell>
          <table:table-cell/>
          <table:table-cell table:formula="of:=GRUPO([.B4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4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49])-1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low Strings <text:s text:c="3"/></text:p>
          </table:table-cell>
          <table:table-cell/>
          <table:table-cell table:formula="of:=GRUPO([.B5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0])-1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Syn.Strings1 <text:s text:c="3"/></text:p>
          </table:table-cell>
          <table:table-cell/>
          <table:table-cell table:formula="of:=GRUPO([.B5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1])-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Syn.Strings2 <text:s text:c="3"/></text:p>
          </table:table-cell>
          <table:table-cell/>
          <table:table-cell table:formula="of:=GRUPO([.B5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2])-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hoir Aahs <text:s text:c="4"/></text:p>
          </table:table-cell>
          <table:table-cell/>
          <table:table-cell table:formula="of:=GRUPO([.B5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3])-1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Voice Oohs <text:s text:c="4"/></text:p>
          </table:table-cell>
          <table:table-cell/>
          <table:table-cell table:formula="of:=GRUPO([.B5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4])-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SynVox <text:s text:c="9"/></text:p>
          </table:table-cell>
          <table:table-cell/>
          <table:table-cell table:formula="of:=GRUPO([.B5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5])-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OrchestraHit <text:s text:c="2"/></text:p>
          </table:table-cell>
          <table:table-cell/>
          <table:table-cell table:formula="of:=GRUPO([.B5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6])-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Trumpet <text:s text:c="8"/></text:p>
          </table:table-cell>
          <table:table-cell/>
          <table:table-cell table:formula="of:=GRUPO([.B5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7])-1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Trombone <text:s text:c="7"/></text:p>
          </table:table-cell>
          <table:table-cell/>
          <table:table-cell table:formula="of:=GRUPO([.B5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8])-1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Tuba <text:s text:c="11"/></text:p>
          </table:table-cell>
          <table:table-cell/>
          <table:table-cell table:formula="of:=GRUPO([.B5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5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59])-1"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MutedTrumpet <text:s text:c="2"/></text:p>
          </table:table-cell>
          <table:table-cell/>
          <table:table-cell table:formula="of:=GRUPO([.B6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0])-1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French Horn <text:s text:c="3"/></text:p>
          </table:table-cell>
          <table:table-cell/>
          <table:table-cell table:formula="of:=GRUPO([.B6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1])-1"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Brass 1 <text:s text:c="7"/></text:p>
          </table:table-cell>
          <table:table-cell/>
          <table:table-cell table:formula="of:=GRUPO([.B6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2])-1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Synth Brass1 <text:s text:c="2"/></text:p>
          </table:table-cell>
          <table:table-cell/>
          <table:table-cell table:formula="of:=GRUPO([.B6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3])-1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Synth Brass2 <text:s text:c="2"/></text:p>
          </table:table-cell>
          <table:table-cell/>
          <table:table-cell table:formula="of:=GRUPO([.B6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4])-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<text:s text:c="2"/>Soprano Sax <text:s text:c="3"/></text:p>
          </table:table-cell>
          <table:table-cell/>
          <table:table-cell table:formula="of:=GRUPO([.B6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5])-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<text:s text:c="2"/>Alto Sax <text:s text:c="6"/></text:p>
          </table:table-cell>
          <table:table-cell/>
          <table:table-cell table:formula="of:=GRUPO([.B6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6])-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<text:s text:c="2"/>Tenor Sax <text:s text:c="5"/></text:p>
          </table:table-cell>
          <table:table-cell/>
          <table:table-cell table:formula="of:=GRUPO([.B6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7])-1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<text:s text:c="2"/>Baritone Sax <text:s text:c="2"/></text:p>
          </table:table-cell>
          <table:table-cell/>
          <table:table-cell table:formula="of:=GRUPO([.B6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8])-1"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<text:s text:c="2"/>Oboe <text:s text:c="10"/></text:p>
          </table:table-cell>
          <table:table-cell/>
          <table:table-cell table:formula="of:=GRUPO([.B6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6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69])-1"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<text:s text:c="2"/>English Horn <text:s text:c="2"/></text:p>
          </table:table-cell>
          <table:table-cell/>
          <table:table-cell table:formula="of:=GRUPO([.B7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0])-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<text:s text:c="2"/>Bassoon <text:s text:c="7"/></text:p>
          </table:table-cell>
          <table:table-cell/>
          <table:table-cell table:formula="of:=GRUPO([.B7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1])-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<text:s text:c="2"/>Clarinet <text:s text:c="6"/></text:p>
          </table:table-cell>
          <table:table-cell/>
          <table:table-cell table:formula="of:=GRUPO([.B7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2])-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<text:s text:c="2"/>Piccolo <text:s text:c="7"/></text:p>
          </table:table-cell>
          <table:table-cell/>
          <table:table-cell table:formula="of:=GRUPO([.B7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3])-1"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<text:s text:c="2"/>Flute <text:s text:c="9"/></text:p>
          </table:table-cell>
          <table:table-cell/>
          <table:table-cell table:formula="of:=GRUPO([.B7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4])-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<text:s text:c="2"/>Recorder <text:s text:c="6"/></text:p>
          </table:table-cell>
          <table:table-cell/>
          <table:table-cell table:formula="of:=GRUPO([.B7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5])-1"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<text:s text:c="2"/>Pan Flute <text:s text:c="5"/></text:p>
          </table:table-cell>
          <table:table-cell/>
          <table:table-cell table:formula="of:=GRUPO([.B7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6])-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<text:s text:c="2"/>Bottle Blow </text:p>
          </table:table-cell>
          <table:table-cell/>
          <table:table-cell table:formula="of:=GRUPO([.B7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7])-1"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<text:s text:c="2"/>Shakuhachi <text:s text:c="4"/></text:p>
          </table:table-cell>
          <table:table-cell/>
          <table:table-cell table:formula="of:=GRUPO([.B7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8])-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<text:s text:c="2"/>Whistle <text:s text:c="7"/></text:p>
          </table:table-cell>
          <table:table-cell/>
          <table:table-cell table:formula="of:=GRUPO([.B7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7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79])-1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<text:s text:c="2"/>Ocarina <text:s text:c="7"/></text:p>
          </table:table-cell>
          <table:table-cell/>
          <table:table-cell table:formula="of:=GRUPO([.B8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0])-1"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<text:s text:c="2"/>Square Wave <text:s text:c="3"/></text:p>
          </table:table-cell>
          <table:table-cell/>
          <table:table-cell table:formula="of:=GRUPO([.B8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1])-1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<text:s text:c="2"/>Saw Wave <text:s text:c="6"/></text:p>
          </table:table-cell>
          <table:table-cell/>
          <table:table-cell table:formula="of:=GRUPO([.B8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2])-1"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<text:s text:c="2"/>Syn.Calliope </text:p>
          </table:table-cell>
          <table:table-cell/>
          <table:table-cell table:formula="of:=GRUPO([.B8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3])-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<text:s text:c="2"/>Chiffer Lead </text:p>
          </table:table-cell>
          <table:table-cell/>
          <table:table-cell table:formula="of:=GRUPO([.B8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4])-1"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<text:s text:c="2"/>Charang <text:s text:c="7"/></text:p>
          </table:table-cell>
          <table:table-cell/>
          <table:table-cell table:formula="of:=GRUPO([.B8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5])-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<text:s text:c="2"/>Solo Vox <text:s text:c="6"/></text:p>
          </table:table-cell>
          <table:table-cell/>
          <table:table-cell table:formula="of:=GRUPO([.B8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6])-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<text:s text:c="2"/>5th Saw Wave <text:s text:c="2"/></text:p>
          </table:table-cell>
          <table:table-cell/>
          <table:table-cell table:formula="of:=GRUPO([.B8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7])-1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<text:s text:c="2"/>Bass &amp; Lead <text:s text:c="3"/></text:p>
          </table:table-cell>
          <table:table-cell/>
          <table:table-cell table:formula="of:=GRUPO([.B8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8])-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<text:s text:c="2"/>Fantasia <text:s text:c="6"/></text:p>
          </table:table-cell>
          <table:table-cell/>
          <table:table-cell table:formula="of:=GRUPO([.B8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8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89])-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<text:s text:c="2"/>Warm Pad <text:s text:c="6"/></text:p>
          </table:table-cell>
          <table:table-cell/>
          <table:table-cell table:formula="of:=GRUPO([.B9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0])-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<text:s text:c="2"/>Polysynth <text:s text:c="5"/></text:p>
          </table:table-cell>
          <table:table-cell/>
          <table:table-cell table:formula="of:=GRUPO([.B9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1])-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<text:s text:c="2"/>Space Voice <text:s text:c="3"/></text:p>
          </table:table-cell>
          <table:table-cell/>
          <table:table-cell table:formula="of:=GRUPO([.B9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2])-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<text:s text:c="2"/>Bowed Glass <text:s text:c="3"/></text:p>
          </table:table-cell>
          <table:table-cell/>
          <table:table-cell table:formula="of:=GRUPO([.B9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3])-1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<text:s text:c="2"/>Metal Pad <text:s text:c="5"/></text:p>
          </table:table-cell>
          <table:table-cell/>
          <table:table-cell table:formula="of:=GRUPO([.B9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4])-1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<text:s text:c="2"/>Halo Pad </text:p>
          </table:table-cell>
          <table:table-cell/>
          <table:table-cell table:formula="of:=GRUPO([.B9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5])-1"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<text:s text:c="2"/>Sweep Pad </text:p>
          </table:table-cell>
          <table:table-cell/>
          <table:table-cell table:formula="of:=GRUPO([.B9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6])-1"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<text:s text:c="2"/>Ice Rain <text:s text:c="6"/></text:p>
          </table:table-cell>
          <table:table-cell/>
          <table:table-cell table:formula="of:=GRUPO([.B9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7])-1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<text:s text:c="2"/>Soundtrack <text:s text:c="4"/></text:p>
          </table:table-cell>
          <table:table-cell/>
          <table:table-cell table:formula="of:=GRUPO([.B9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8])-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<text:s text:c="2"/>Crystal <text:s text:c="7"/></text:p>
          </table:table-cell>
          <table:table-cell/>
          <table:table-cell table:formula="of:=GRUPO([.B9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9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99])-1"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 text:c="2"/>Atmosphere <text:s text:c="4"/></text:p>
          </table:table-cell>
          <table:table-cell/>
          <table:table-cell table:formula="of:=GRUPO([.B10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0])-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 text:c="2"/>Brightness <text:s text:c="4"/></text:p>
          </table:table-cell>
          <table:table-cell/>
          <table:table-cell table:formula="of:=GRUPO([.B10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1])-1"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 text:c="2"/>Goblin <text:s text:c="8"/></text:p>
          </table:table-cell>
          <table:table-cell/>
          <table:table-cell table:formula="of:=GRUPO([.B10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2])-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 text:c="2"/>Echo Drops <text:s text:c="4"/></text:p>
          </table:table-cell>
          <table:table-cell/>
          <table:table-cell table:formula="of:=GRUPO([.B10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3])-1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 text:c="2"/>Star Theme <text:s text:c="4"/></text:p>
          </table:table-cell>
          <table:table-cell/>
          <table:table-cell table:formula="of:=GRUPO([.B10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4])-1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 text:c="2"/>Sitar </text:p>
          </table:table-cell>
          <table:table-cell/>
          <table:table-cell table:formula="of:=GRUPO([.B10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5])-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 text:c="2"/>Banjo </text:p>
          </table:table-cell>
          <table:table-cell/>
          <table:table-cell table:formula="of:=GRUPO([.B10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6])-1"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 text:c="2"/>Shamisen <text:s text:c="6"/></text:p>
          </table:table-cell>
          <table:table-cell/>
          <table:table-cell table:formula="of:=GRUPO([.B10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7])-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 text:c="2"/>Koto <text:s text:c="10"/></text:p>
          </table:table-cell>
          <table:table-cell/>
          <table:table-cell table:formula="of:=GRUPO([.B10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8])-1"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 text:c="2"/>Kalimba </text:p>
          </table:table-cell>
          <table:table-cell/>
          <table:table-cell table:formula="of:=GRUPO([.B10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0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09])-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 text:c="2"/>Bag Pipe </text:p>
          </table:table-cell>
          <table:table-cell/>
          <table:table-cell table:formula="of:=GRUPO([.B11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0])-1"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 text:c="2"/>Fiddle <text:s text:c="8"/></text:p>
          </table:table-cell>
          <table:table-cell/>
          <table:table-cell table:formula="of:=GRUPO([.B11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1])-1"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 text:c="2"/>Shanai </text:p>
          </table:table-cell>
          <table:table-cell/>
          <table:table-cell table:formula="of:=GRUPO([.B11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2])-1"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 text:c="2"/>Tinkle Bell </text:p>
          </table:table-cell>
          <table:table-cell/>
          <table:table-cell table:formula="of:=GRUPO([.B11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3])-1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 text:c="2"/>Agogo <text:s text:c="9"/></text:p>
          </table:table-cell>
          <table:table-cell/>
          <table:table-cell table:formula="of:=GRUPO([.B11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4])-1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 text:c="2"/>Steel Drums <text:s text:c="3"/></text:p>
          </table:table-cell>
          <table:table-cell/>
          <table:table-cell table:formula="of:=GRUPO([.B11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5])-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 text:c="2"/>Woodblock <text:s text:c="5"/></text:p>
          </table:table-cell>
          <table:table-cell/>
          <table:table-cell table:formula="of:=GRUPO([.B11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6])-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 text:c="2"/>Taiko <text:s text:c="9"/></text:p>
          </table:table-cell>
          <table:table-cell/>
          <table:table-cell table:formula="of:=GRUPO([.B11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7])-1"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 text:c="2"/>Melo. Tom 1 <text:s text:c="3"/></text:p>
          </table:table-cell>
          <table:table-cell/>
          <table:table-cell table:formula="of:=GRUPO([.B11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8])-1"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 text:c="2"/>Synth Drum </text:p>
          </table:table-cell>
          <table:table-cell/>
          <table:table-cell table:formula="of:=GRUPO([.B119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19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19])-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 text:c="2"/>Reverse Cym. </text:p>
          </table:table-cell>
          <table:table-cell/>
          <table:table-cell table:formula="of:=GRUPO([.B120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0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0])-1"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 text:c="2"/>Gt.FretNoise <text:s text:c="2"/></text:p>
          </table:table-cell>
          <table:table-cell/>
          <table:table-cell table:formula="of:=GRUPO([.B121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1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1])-1"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 text:c="2"/>Breath Noise <text:s text:c="2"/></text:p>
          </table:table-cell>
          <table:table-cell/>
          <table:table-cell table:formula="of:=GRUPO([.B122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2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2])-1"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 text:c="2"/>Seashore <text:s text:c="6"/></text:p>
          </table:table-cell>
          <table:table-cell/>
          <table:table-cell table:formula="of:=GRUPO([.B123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3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3])-1"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 text:c="2"/>Bird </text:p>
          </table:table-cell>
          <table:table-cell/>
          <table:table-cell table:formula="of:=GRUPO([.B124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4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4])-1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 text:c="2"/>Telephone 1 <text:s text:c="3"/></text:p>
          </table:table-cell>
          <table:table-cell/>
          <table:table-cell table:formula="of:=GRUPO([.B125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5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5])-1"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 text:c="2"/>Helicopter <text:s text:c="4"/></text:p>
          </table:table-cell>
          <table:table-cell/>
          <table:table-cell table:formula="of:=GRUPO([.B126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6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6])-1"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 text:c="2"/>Applause <text:s text:c="6"/></text:p>
          </table:table-cell>
          <table:table-cell/>
          <table:table-cell table:formula="of:=GRUPO([.B127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7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7])-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  <table:table-row table:style-name="ro1">
          <table:table-cell/>
          <table:table-cell office:value-type="string" calcext:value-type="string">
            <text:p>PR-D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 text:c="2"/>Gun Shot <text:s text:c="6"/></text:p>
          </table:table-cell>
          <table:table-cell/>
          <table:table-cell table:formula="of:=GRUPO([.B128]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ID([.B128])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INT([.C128])-1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content-validation-name="val1"/>
        </table:table-row>
      </table:table>
      <table:named-expressions/>
      <table:database-ranges>
        <table:database-range table:name="__Anonymous_Sheet_DB__0" table:target-range-address="patches.B1:patches.M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00:15:10.222876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FreeBSD_X86_64 LibreOffice_project/20m0$Build-2</meta:generator>
    <dc:date>2018-05-28T00:16:05.686360505</dc:date>
    <dc:creator>Marcel Bonnet</dc:creator>
    <meta:editing-duration>PT13H8M54S</meta:editing-duration>
    <meta:editing-cycles>90</meta:editing-cycles>
    <meta:document-statistic meta:table-count="2" meta:cell-count="16623" meta:object-count="0"/>
    <meta:user-defined meta:name="qrichtext">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grupo(pg)
grupo=0

If (pg = "XP-A" OR pg = "XP-B" OR pg = "XP-C") Then
	grupo=2
End If

End Function


Function id(pg)
id=1	'USER

Select Case pg
	Case "PR-A"
		id=3
	Case "PR-B"
		id=4
	Case "PR-C"
		id=5
	Case "PR-D"
		id=6
	Case "PR-E"
		id=7
	Case "XP-A"
		id=9
	Case "XP-B"
		id=2
	Case "XP-C"
		id=11
End Select


End Function


Function categoriaPai(cat)
Select Case cat
	Case "PNO"
		categoriaPai="Piano"
	Case "EP"
		categoriaPai="Piano"
	Case "KEY"
		categoriaPai="Key Org"
	Case "BELL"
		categoriaPai="Key Org"
	Case "MLT"
		categoriaPai="Key Org"
	Case "ORG"
		categoriaPai="Key Org"
	Case "ACD"
		categoriaPai="Key Org"
	Case "HRM"
		categoriaPai="Key Org"
	Case "AGT"
		categoriaPai="Guitar"
	Case "EGT"
		categoriaPai="Guitar"
	Case "DGT"
		categoriaPai="Guitar"
	Case "BS"
		categoriaPai="Bass"
	Case "SBS"
		categoriaPai="Bass"
	Case "STR"
		categoriaPai="Orch"
	Case "ORC"
		categoriaPai="Orch"
	Case "HIT"
		categoriaPai="Orch"
	Case "WND"
		categoriaPai="Orch"
	Case "FLT"
		categoriaPai="Orch"
	Case "BRS"
		categoriaPai="Brass"
	Case "SBR"
		categoriaPai="Brass"
	Case "SAX"
		categoriaPai="Brass"
	Case "HLD"
		categoriaPai="Synth"
	Case "SLD"
		categoriaPai="Synth"
	Case "TEK"
		categoriaPai="Synth"
	Case "PLS"
		categoriaPai="Synth"
	Case "FX"
		categoriaPai="Synth"
	Case "SYN"
		categoriaPai="Synth"
	Case "BPD"
		categoriaPai="Pad"
	Case "SPD"
		categoriaPai="Pad"
	Case "VOX"
		categoriaPai="Pad"
	Case "PLK"
		categoriaPai="Ethnic"
	Case "ETH"
		categoriaPai="Ethnic"
	Case "FRT"
		categoriaPai="Ethnic"
	Case "PRC"
		categoriaPai="Rhy SFX"
	Case "SFX"
		categoriaPai="Rhy SFX"
	Case "BTS"
		categoriaPai="Rhy SFX"
	Case "DRM"
		categoriaPai="Rhy SFX"
	Case "CMB"
		categoriaPai="Rhy SFX"


End Select	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